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Normal_32_2" style:data-style-name="N0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3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2"/>
    <style:style style:name="ce2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9499919999999999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.9999979999999997" table:style-name="ce5">
            <text:p>8.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9" table:style-name="ce6">
            <office:annotation draw:style-name="a0" svg:x="3.04166666666667in" svg:y="1.760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number-rows-repeated="1048575" table:style-name="ro1">
          <table:table-cell table:number-columns-repeated="16384"/>
        </table:table-row>
      </table:table>
      <table:table table:name="Profile_Slack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.0759570981818183" table:style-name="ce7">
            <text:p>1.076</text:p>
          </table:table-cell>
          <table:table-cell office:value-type="float" office:value="1.0767929518181818" table:style-name="ce7">
            <text:p>1.077</text:p>
          </table:table-cell>
          <table:table-cell office:value-type="float" office:value="1.0829508527272727" table:style-name="ce7">
            <text:p>1.083</text:p>
          </table:table-cell>
          <table:table-cell office:value-type="float" office:value="1.0831576345454546" table:style-name="ce7">
            <text:p>1.083</text:p>
          </table:table-cell>
          <table:table-cell office:value-type="float" office:value="1.0794446218181819" table:style-name="ce7">
            <text:p>1.079</text:p>
          </table:table-cell>
          <table:table-cell office:value-type="float" office:value="1.0791475854545454" table:style-name="ce7">
            <text:p>1.079</text:p>
          </table:table-cell>
          <table:table-cell office:value-type="float" office:value="1.0763137899999999" table:style-name="ce7">
            <text:p>1.076</text:p>
          </table:table-cell>
          <table:table-cell office:value-type="float" office:value="1.0787749827272728" table:style-name="ce7">
            <text:p>1.079</text:p>
          </table:table-cell>
          <table:table-cell office:value-type="float" office:value="1.0771199481818181" table:style-name="ce7">
            <text:p>1.077</text:p>
          </table:table-cell>
          <table:table-cell office:value-type="float" office:value="1.0763658363636364" table:style-name="ce7">
            <text:p>1.076</text:p>
          </table:table-cell>
          <table:table-cell office:value-type="float" office:value="1.0762710181818183" table:style-name="ce7">
            <text:p>1.076</text:p>
          </table:table-cell>
          <table:table-cell office:value-type="float" office:value="1.0736723354545454" table:style-name="ce7">
            <text:p>1.074</text:p>
          </table:table-cell>
          <table:table-cell office:value-type="float" office:value="1.0765837545454544" table:style-name="ce7">
            <text:p>1.077</text:p>
          </table:table-cell>
          <table:table-cell office:value-type="float" office:value="1.0747235354545455" table:style-name="ce7">
            <text:p>1.075</text:p>
          </table:table-cell>
          <table:table-cell office:value-type="float" office:value="1.0742990809090909" table:style-name="ce7">
            <text:p>1.074</text:p>
          </table:table-cell>
          <table:table-cell office:value-type="float" office:value="1.0790087081818183" table:style-name="ce7">
            <text:p>1.079</text:p>
          </table:table-cell>
          <table:table-cell office:value-type="float" office:value="1.0757319581818181" table:style-name="ce7">
            <text:p>1.076</text:p>
          </table:table-cell>
          <table:table-cell office:value-type="float" office:value="1.0726091472727273" table:style-name="ce7">
            <text:p>1.073</text:p>
          </table:table-cell>
          <table:table-cell office:value-type="float" office:value="1.0713061527272727" table:style-name="ce7">
            <text:p>1.071</text:p>
          </table:table-cell>
          <table:table-cell office:value-type="float" office:value="1.0653823936363636" table:style-name="ce7">
            <text:p>1.065</text:p>
          </table:table-cell>
          <table:table-cell office:value-type="float" office:value="1.0656775009090909" table:style-name="ce7">
            <text:p>1.066</text:p>
          </table:table-cell>
          <table:table-cell office:value-type="float" office:value="1.0613260581818182" table:style-name="ce7">
            <text:p>1.061</text:p>
          </table:table-cell>
          <table:table-cell office:value-type="float" office:value="1.0621204527272727" table:style-name="ce7">
            <text:p>1.062</text:p>
          </table:table-cell>
          <table:table-cell office:value-type="float" office:value="1.053623440909091" table:style-name="ce7">
            <text:p>1.054</text:p>
          </table:table-cell>
          <table:table-cell office:value-type="float" office:value="1.0482842572727271" table:style-name="ce7">
            <text:p>1.048</text:p>
          </table:table-cell>
          <table:table-cell office:value-type="float" office:value="1.0394717881818183" table:style-name="ce7">
            <text:p>1.039</text:p>
          </table:table-cell>
          <table:table-cell office:value-type="float" office:value="1.0347112927272728" table:style-name="ce7">
            <text:p>1.035</text:p>
          </table:table-cell>
          <table:table-cell office:value-type="float" office:value="1.0338296090909089" table:style-name="ce7">
            <text:p>1.034</text:p>
          </table:table-cell>
          <table:table-cell office:value-type="float" office:value="1.025154569090909" table:style-name="ce7">
            <text:p>1.025</text:p>
          </table:table-cell>
          <table:table-cell office:value-type="float" office:value="1.0249644472727273" table:style-name="ce7">
            <text:p>1.025</text:p>
          </table:table-cell>
          <table:table-cell office:value-type="float" office:value="1.0214046245454544" table:style-name="ce7">
            <text:p>1.021</text:p>
          </table:table-cell>
          <table:table-cell office:value-type="float" office:value="1.0164220800000001" table:style-name="ce7">
            <text:p>1.016</text:p>
          </table:table-cell>
          <table:table-cell office:value-type="float" office:value="1.0142840245454545" table:style-name="ce7">
            <text:p>1.014</text:p>
          </table:table-cell>
          <table:table-cell office:value-type="float" office:value="1.0204556636363638" table:style-name="ce7">
            <text:p>1.020</text:p>
          </table:table-cell>
          <table:table-cell office:value-type="float" office:value="1.0146103154545454" table:style-name="ce7">
            <text:p>1.015</text:p>
          </table:table-cell>
          <table:table-cell office:value-type="float" office:value="1.0181535454545454" table:style-name="ce7">
            <text:p>1.018</text:p>
          </table:table-cell>
          <table:table-cell office:value-type="float" office:value="1.0164150972727273" table:style-name="ce7">
            <text:p>1.016</text:p>
          </table:table-cell>
          <table:table-cell office:value-type="float" office:value="1.0173697790909091" table:style-name="ce7">
            <text:p>1.017</text:p>
          </table:table-cell>
          <table:table-cell office:value-type="float" office:value="1.0214541872727272" table:style-name="ce7">
            <text:p>1.021</text:p>
          </table:table-cell>
          <table:table-cell office:value-type="float" office:value="1.0205855436363636" table:style-name="ce7">
            <text:p>1.021</text:p>
          </table:table-cell>
          <table:table-cell office:value-type="float" office:value="1.0315403245454546" table:style-name="ce7">
            <text:p>1.032</text:p>
          </table:table-cell>
          <table:table-cell office:value-type="float" office:value="1.0326636827272728" table:style-name="ce7">
            <text:p>1.033</text:p>
          </table:table-cell>
          <table:table-cell office:value-type="float" office:value="1.0286642872727274" table:style-name="ce7">
            <text:p>1.029</text:p>
          </table:table-cell>
          <table:table-cell office:value-type="float" office:value="1.0221864018181819" table:style-name="ce7">
            <text:p>1.022</text:p>
          </table:table-cell>
          <table:table-cell office:value-type="float" office:value="1.0207337309090909" table:style-name="ce7">
            <text:p>1.021</text:p>
          </table:table-cell>
          <table:table-cell office:value-type="float" office:value="1.0179812009090909" table:style-name="ce7">
            <text:p>1.018</text:p>
          </table:table-cell>
          <table:table-cell office:value-type="float" office:value="1.0185363518181818" table:style-name="ce7">
            <text:p>1.019</text:p>
          </table:table-cell>
          <table:table-cell office:value-type="float" office:value="1.0180919354545455" table:style-name="ce7">
            <text:p>1.018</text:p>
          </table:table-cell>
          <table:table-cell office:value-type="float" office:value="1.0227458245454546" table:style-name="ce7">
            <text:p>1.023</text:p>
          </table:table-cell>
          <table:table-cell office:value-type="float" office:value="1.0243782072727272" table:style-name="ce7">
            <text:p>1.024</text:p>
          </table:table-cell>
          <table:table-cell office:value-type="float" office:value="1.0215705736363636" table:style-name="ce7">
            <text:p>1.022</text:p>
          </table:table-cell>
          <table:table-cell office:value-type="float" office:value="1.0304751945454547" table:style-name="ce7">
            <text:p>1.030</text:p>
          </table:table-cell>
          <table:table-cell office:value-type="float" office:value="1.0311003781818182" table:style-name="ce7">
            <text:p>1.031</text:p>
          </table:table-cell>
          <table:table-cell office:value-type="float" office:value="1.0287826318181819" table:style-name="ce7">
            <text:p>1.029</text:p>
          </table:table-cell>
          <table:table-cell office:value-type="float" office:value="1.0317610281818181" table:style-name="ce7">
            <text:p>1.032</text:p>
          </table:table-cell>
          <table:table-cell office:value-type="float" office:value="1.0316833963636363" table:style-name="ce7">
            <text:p>1.032</text:p>
          </table:table-cell>
          <table:table-cell office:value-type="float" office:value="1.0408346945454545" table:style-name="ce7">
            <text:p>1.041</text:p>
          </table:table-cell>
          <table:table-cell office:value-type="float" office:value="1.0413815281818182" table:style-name="ce7">
            <text:p>1.041</text:p>
          </table:table-cell>
          <table:table-cell office:value-type="float" office:value="1.0415915718181818" table:style-name="ce7">
            <text:p>1.042</text:p>
          </table:table-cell>
          <table:table-cell office:value-type="float" office:value="1.0387674172727273" table:style-name="ce7">
            <text:p>1.039</text:p>
          </table:table-cell>
          <table:table-cell office:value-type="float" office:value="1.0447708272727272" table:style-name="ce7">
            <text:p>1.045</text:p>
          </table:table-cell>
          <table:table-cell office:value-type="float" office:value="1.0433926972727272" table:style-name="ce7">
            <text:p>1.043</text:p>
          </table:table-cell>
          <table:table-cell office:value-type="float" office:value="1.0476761472727274" table:style-name="ce7">
            <text:p>1.048</text:p>
          </table:table-cell>
          <table:table-cell office:value-type="float" office:value="1.0444072763636363" table:style-name="ce7">
            <text:p>1.044</text:p>
          </table:table-cell>
          <table:table-cell office:value-type="float" office:value="1.041477439090909" table:style-name="ce7">
            <text:p>1.041</text:p>
          </table:table-cell>
          <table:table-cell office:value-type="float" office:value="1.0333126972727273" table:style-name="ce7">
            <text:p>1.033</text:p>
          </table:table-cell>
          <table:table-cell office:value-type="float" office:value="1.0403445127272728" table:style-name="ce7">
            <text:p>1.040</text:p>
          </table:table-cell>
          <table:table-cell office:value-type="float" office:value="1.0329449963636363" table:style-name="ce7">
            <text:p>1.033</text:p>
          </table:table-cell>
          <table:table-cell office:value-type="float" office:value="1.0235167154545455" table:style-name="ce7">
            <text:p>1.024</text:p>
          </table:table-cell>
          <table:table-cell office:value-type="float" office:value="1.0201725827272727" table:style-name="ce7">
            <text:p>1.020</text:p>
          </table:table-cell>
          <table:table-cell office:value-type="float" office:value="1.0194326281818182" table:style-name="ce7">
            <text:p>1.019</text:p>
          </table:table-cell>
          <table:table-cell office:value-type="float" office:value="1.0217967918181818" table:style-name="ce7">
            <text:p>1.022</text:p>
          </table:table-cell>
          <table:table-cell office:value-type="float" office:value="1.0205773645454546" table:style-name="ce7">
            <text:p>1.021</text:p>
          </table:table-cell>
          <table:table-cell office:value-type="float" office:value="1.0244072436363636" table:style-name="ce7">
            <text:p>1.024</text:p>
          </table:table-cell>
          <table:table-cell office:value-type="float" office:value="1.0293867745454546" table:style-name="ce7">
            <text:p>1.029</text:p>
          </table:table-cell>
          <table:table-cell office:value-type="float" office:value="1.0307583672727274" table:style-name="ce7">
            <text:p>1.031</text:p>
          </table:table-cell>
          <table:table-cell office:value-type="float" office:value="1.02684764" table:style-name="ce7">
            <text:p>1.027</text:p>
          </table:table-cell>
          <table:table-cell office:value-type="float" office:value="1.0328396909090909" table:style-name="ce7">
            <text:p>1.033</text:p>
          </table:table-cell>
          <table:table-cell office:value-type="float" office:value="1.0317285490909092" table:style-name="ce7">
            <text:p>1.032</text:p>
          </table:table-cell>
          <table:table-cell office:value-type="float" office:value="1.03387768" table:style-name="ce7">
            <text:p>1.034</text:p>
          </table:table-cell>
          <table:table-cell office:value-type="float" office:value="1.0353839554545454" table:style-name="ce7">
            <text:p>1.035</text:p>
          </table:table-cell>
          <table:table-cell office:value-type="float" office:value="1.035704859090909" table:style-name="ce7">
            <text:p>1.036</text:p>
          </table:table-cell>
          <table:table-cell office:value-type="float" office:value="1.0440728672727273" table:style-name="ce7">
            <text:p>1.044</text:p>
          </table:table-cell>
          <table:table-cell office:value-type="float" office:value="1.0429231063636364" table:style-name="ce7">
            <text:p>1.043</text:p>
          </table:table-cell>
          <table:table-cell office:value-type="float" office:value="1.0467354872727272" table:style-name="ce7">
            <text:p>1.047</text:p>
          </table:table-cell>
          <table:table-cell office:value-type="float" office:value="1.0518380654545454" table:style-name="ce7">
            <text:p>1.052</text:p>
          </table:table-cell>
          <table:table-cell office:value-type="float" office:value="1.0517791300000001" table:style-name="ce7">
            <text:p>1.052</text:p>
          </table:table-cell>
          <table:table-cell office:value-type="float" office:value="1.0522682136363637" table:style-name="ce7">
            <text:p>1.052</text:p>
          </table:table-cell>
          <table:table-cell office:value-type="float" office:value="1.0637444927272728" table:style-name="ce7">
            <text:p>1.064</text:p>
          </table:table-cell>
          <table:table-cell office:value-type="float" office:value="1.0651387272727273" table:style-name="ce7">
            <text:p>1.065</text:p>
          </table:table-cell>
          <table:table-cell office:value-type="float" office:value="1.0617196436363636" table:style-name="ce7">
            <text:p>1.062</text:p>
          </table:table-cell>
          <table:table-cell office:value-type="float" office:value="1.0657617436363638" table:style-name="ce7">
            <text:p>1.066</text:p>
          </table:table-cell>
          <table:table-cell office:value-type="float" office:value="1.0698389863636364" table:style-name="ce7">
            <text:p>1.070</text:p>
          </table:table-cell>
          <table:table-cell office:value-type="float" office:value="1.06291578" table:style-name="ce7">
            <text:p>1.063</text:p>
          </table:table-cell>
          <table:table-cell office:value-type="float" office:value="1.0610892363636364" table:style-name="ce7">
            <text:p>1.061</text:p>
          </table:table-cell>
          <table:table-cell office:value-type="float" office:value="1.0656471781818182" table:style-name="ce7">
            <text:p>1.066</text:p>
          </table:table-cell>
          <table:table-cell table:number-columns-repeated="16287"/>
        </table:table-row>
        <table:table-row table:style-name="ro1">
          <table:table-cell table:style-name="ce1">
            <draw:frame draw:z-index="1" draw:id="id0" draw:style-name="a1" draw:name="Chart 1" svg:x="0.25in" svg:y="0.192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Profile_oltc_ratio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.0247264769089892" table:style-name="ce3">
            <text:p>1.024726477</text:p>
          </table:table-cell>
          <table:table-cell office:value-type="float" office:value="1.0255225322103108" table:style-name="ce3">
            <text:p>1.025522532</text:p>
          </table:table-cell>
          <table:table-cell office:value-type="float" office:value="1.0313872308255163" table:style-name="ce3">
            <text:p>1.031387231</text:p>
          </table:table-cell>
          <table:table-cell office:value-type="float" office:value="1.0315841669342072" table:style-name="ce3">
            <text:p>1.031584167</text:p>
          </table:table-cell>
          <table:table-cell office:value-type="float" office:value="1.028047945594931" table:style-name="ce3">
            <text:p>1.028047946</text:p>
          </table:table-cell>
          <table:table-cell office:value-type="float" office:value="1.0277650523207127" table:style-name="ce3">
            <text:p>1.027765052</text:p>
          </table:table-cell>
          <table:table-cell office:value-type="float" office:value="1.0250661852029399" table:style-name="ce3">
            <text:p>1.025066185</text:p>
          </table:table-cell>
          <table:table-cell office:value-type="float" office:value="1.0274101906996964" table:style-name="ce3">
            <text:p>1.027410191</text:p>
          </table:table-cell>
          <table:table-cell office:value-type="float" office:value="1.025833958969089" table:style-name="ce3">
            <text:p>1.025833959</text:p>
          </table:table-cell>
          <table:table-cell office:value-type="float" office:value="1.0251157534310182" table:style-name="ce3">
            <text:p>1.025115753</text:p>
          </table:table-cell>
          <table:table-cell office:value-type="float" office:value="1.0250254499221092" table:style-name="ce3">
            <text:p>1.02502545</text:p>
          </table:table-cell>
          <table:table-cell office:value-type="float" office:value="1.0225505008742126" table:style-name="ce3">
            <text:p>1.022550501</text:p>
          </table:table-cell>
          <table:table-cell office:value-type="float" office:value="1.025323295656527" table:style-name="ce3">
            <text:p>1.025323296</text:p>
          </table:table-cell>
          <table:table-cell office:value-type="float" office:value="1.0235516490374126" table:style-name="ce3">
            <text:p>1.023551649</text:p>
          </table:table-cell>
          <table:table-cell office:value-type="float" office:value="1.0231474044706854" table:style-name="ce3">
            <text:p>1.023147404</text:p>
          </table:table-cell>
          <table:table-cell office:value-type="float" office:value="1.0276327875504492" table:style-name="ce3">
            <text:p>1.027632788</text:p>
          </table:table-cell>
          <table:table-cell office:value-type="float" office:value="1.024512056724949" table:style-name="ce3">
            <text:p>1.024512057</text:p>
          </table:table-cell>
          <table:table-cell office:value-type="float" office:value="1.0215379353344836" table:style-name="ce3">
            <text:p>1.021537935</text:p>
          </table:table-cell>
          <table:table-cell office:value-type="float" office:value="1.0202969815713163" table:style-name="ce3">
            <text:p>1.020296982</text:p>
          </table:table-cell>
          <table:table-cell office:value-type="float" office:value="1.0146552763457617" table:style-name="ce3">
            <text:p>1.014655276</text:p>
          </table:table-cell>
          <table:table-cell office:value-type="float" office:value="1.0149363323808054" table:style-name="ce3">
            <text:p>1.014936332</text:p>
          </table:table-cell>
          <table:table-cell office:value-type="float" office:value="1.0107920792475491" table:style-name="ce3">
            <text:p>1.010792079</text:p>
          </table:table-cell>
          <table:table-cell office:value-type="float" office:value="1.0115486494911163" table:style-name="ce3">
            <text:p>1.011548649</text:p>
          </table:table-cell>
          <table:table-cell office:value-type="float" office:value="1.0034562143936454" table:style-name="ce3">
            <text:p>1.003456214</text:p>
          </table:table-cell>
          <table:table-cell office:value-type="float" office:value="0.99837125064694343" table:style-name="ce3">
            <text:p>0.998371251</text:p>
          </table:table-cell>
          <table:table-cell office:value-type="float" office:value="0.98997837845932912" table:style-name="ce3">
            <text:p>0.989978378</text:p>
          </table:table-cell>
          <table:table-cell office:value-type="float" office:value="0.9854445492353564" table:style-name="ce3">
            <text:p>0.985444549</text:p>
          </table:table-cell>
          <table:table-cell office:value-type="float" office:value="0.98460484608365439" table:style-name="ce3">
            <text:p>0.984604846</text:p>
          </table:table-cell>
          <table:table-cell office:value-type="float" office:value="0.97634285943821442" table:style-name="ce3">
            <text:p>0.976342859</text:p>
          </table:table-cell>
          <table:table-cell office:value-type="float" office:value="0.97616179008028359" table:style-name="ce3">
            <text:p>0.97616179</text:p>
          </table:table-cell>
          <table:table-cell office:value-type="float" office:value="0.9727714647523471" table:style-name="ce3">
            <text:p>0.972771465</text:p>
          </table:table-cell>
          <table:table-cell office:value-type="float" office:value="0.96802615908288003" table:style-name="ce3">
            <text:p>0.968026159</text:p>
          </table:table-cell>
          <table:table-cell office:value-type="float" office:value="0.96598990500074722" table:style-name="ce3">
            <text:p>0.965989905</text:p>
          </table:table-cell>
          <table:table-cell office:value-type="float" office:value="0.97186768766798193" table:style-name="ce3">
            <text:p>0.971867688</text:p>
          </table:table-cell>
          <table:table-cell office:value-type="float" office:value="0.96630065989449265" table:style-name="ce3">
            <text:p>0.96630066</text:p>
          </table:table-cell>
          <table:table-cell office:value-type="float" office:value="0.96967518254127261" table:style-name="ce3">
            <text:p>0.969675183</text:p>
          </table:table-cell>
          <table:table-cell office:value-type="float" office:value="0.96801950883118359" table:style-name="ce3">
            <text:p>0.968019509</text:p>
          </table:table-cell>
          <table:table-cell office:value-type="float" office:value="0.96892873442927452" table:style-name="ce3">
            <text:p>0.968928734</text:p>
          </table:table-cell>
          <table:table-cell office:value-type="float" office:value="0.97281866759992353" table:style-name="ce3">
            <text:p>0.972818668</text:p>
          </table:table-cell>
          <table:table-cell office:value-type="float" office:value="0.9719913835616617" table:style-name="ce3">
            <text:p>0.971991384</text:p>
          </table:table-cell>
          <table:table-cell office:value-type="float" office:value="0.98242456353254726" table:style-name="ce3">
            <text:p>0.982424564</text:p>
          </table:table-cell>
          <table:table-cell office:value-type="float" office:value="0.98349443413789639" table:style-name="ce3">
            <text:p>0.983494434</text:p>
          </table:table-cell>
          <table:table-cell office:value-type="float" office:value="0.97968546589852368" table:style-name="ce3">
            <text:p>0.979685466</text:p>
          </table:table-cell>
          <table:table-cell office:value-type="float" office:value="0.97351601848201097" table:style-name="ce3">
            <text:p>0.973516018</text:p>
          </table:table-cell>
          <table:table-cell office:value-type="float" office:value="0.9721325150455854" table:style-name="ce3">
            <text:p>0.972132515</text:p>
          </table:table-cell>
          <table:table-cell office:value-type="float" office:value="0.96951104400900545" table:style-name="ce3">
            <text:p>0.969511044</text:p>
          </table:table-cell>
          <table:table-cell office:value-type="float" office:value="0.9700397619627108" table:style-name="ce3">
            <text:p>0.970039762</text:p>
          </table:table-cell>
          <table:table-cell office:value-type="float" office:value="0.96961650603981264" table:style-name="ce3">
            <text:p>0.969616506</text:p>
          </table:table-cell>
          <table:table-cell office:value-type="float" office:value="0.97404880485554723" table:style-name="ce3">
            <text:p>0.974048805</text:p>
          </table:table-cell>
          <table:table-cell office:value-type="float" office:value="0.97560346331164349" table:style-name="ce3">
            <text:p>0.975603463</text:p>
          </table:table-cell>
          <table:table-cell office:value-type="float" office:value="0.97292951234324176" table:style-name="ce3">
            <text:p>0.972929512</text:p>
          </table:table-cell>
          <table:table-cell office:value-type="float" office:value="0.98141014863236731" table:style-name="ce3">
            <text:p>0.981410149</text:p>
          </table:table-cell>
          <table:table-cell office:value-type="float" office:value="0.98200556477506906" table:style-name="ce3">
            <text:p>0.982005565</text:p>
          </table:table-cell>
          <table:table-cell office:value-type="float" office:value="0.97979817558679094" table:style-name="ce3">
            <text:p>0.979798176</text:p>
          </table:table-cell>
          <table:table-cell office:value-type="float" office:value="0.98263475858596905" table:style-name="ce3">
            <text:p>0.982634759</text:p>
          </table:table-cell>
          <table:table-cell office:value-type="float" office:value="0.98256082312917803" table:style-name="ce3">
            <text:p>0.982560823</text:p>
          </table:table-cell>
          <table:table-cell office:value-type="float" office:value="0.99127639139936718" table:style-name="ce3">
            <text:p>0.991276391</text:p>
          </table:table-cell>
          <table:table-cell office:value-type="float" office:value="0.991797188098969" table:style-name="ce3">
            <text:p>0.991797188</text:p>
          </table:table-cell>
          <table:table-cell office:value-type="float" office:value="0.99199723071763091" table:style-name="ce3">
            <text:p>0.991997231</text:p>
          </table:table-cell>
          <table:table-cell office:value-type="float" office:value="0.98930754546670352" table:style-name="ce3">
            <text:p>0.989307545</text:p>
          </table:table-cell>
          <table:table-cell office:value-type="float" office:value="0.99502510910296349" table:style-name="ce3">
            <text:p>0.995025109</text:p>
          </table:table-cell>
          <table:table-cell office:value-type="float" office:value="0.99371259738478357" table:style-name="ce3">
            <text:p>0.993712597</text:p>
          </table:table-cell>
          <table:table-cell office:value-type="float" office:value="0.99779209519648371" table:style-name="ce3">
            <text:p>0.997792095</text:p>
          </table:table-cell>
          <table:table-cell office:value-type="float" office:value="0.99467886830685803" table:style-name="ce3">
            <text:p>0.994678868</text:p>
          </table:table-cell>
          <table:table-cell office:value-type="float" office:value="0.99188853230603435" table:style-name="ce3">
            <text:p>0.991888532</text:p>
          </table:table-cell>
          <table:table-cell office:value-type="float" office:value="0.98411254650478364" table:style-name="ce3">
            <text:p>0.984112547</text:p>
          </table:table-cell>
          <table:table-cell office:value-type="float" office:value="0.99080954909827634" table:style-name="ce3">
            <text:p>0.990809549</text:p>
          </table:table-cell>
          <table:table-cell office:value-type="float" office:value="0.98376235330677808" table:style-name="ce3">
            <text:p>0.983762353</text:p>
          </table:table-cell>
          <table:table-cell office:value-type="float" office:value="0.9747829905648927" table:style-name="ce3">
            <text:p>0.974782991</text:p>
          </table:table-cell>
          <table:table-cell office:value-type="float" office:value="0.97159808537329628" table:style-name="ce3">
            <text:p>0.971598085</text:p>
          </table:table-cell>
          <table:table-cell office:value-type="float" office:value="0.9708933630235691" table:style-name="ce3">
            <text:p>0.970893363</text:p>
          </table:table-cell>
          <table:table-cell office:value-type="float" office:value="0.97314495937255086" table:style-name="ce3">
            <text:p>0.973144959</text:p>
          </table:table-cell>
          <table:table-cell office:value-type="float" office:value="0.97198359390998723" table:style-name="ce3">
            <text:p>0.971983594</text:p>
          </table:table-cell>
          <table:table-cell office:value-type="float" office:value="0.97563111713786177" table:style-name="ce3">
            <text:p>0.975631117</text:p>
          </table:table-cell>
          <table:table-cell office:value-type="float" office:value="0.98037355266224724" table:style-name="ce3">
            <text:p>0.980373553</text:p>
          </table:table-cell>
          <table:table-cell office:value-type="float" office:value="0.98167983837340367" table:style-name="ce3">
            <text:p>0.981679838</text:p>
          </table:table-cell>
          <table:table-cell office:value-type="float" office:value="0.97795531646903988" table:style-name="ce3">
            <text:p>0.977955316</text:p>
          </table:table-cell>
          <table:table-cell office:value-type="float" office:value="0.98366206186614535" table:style-name="ce3">
            <text:p>0.983662062</text:p>
          </table:table-cell>
          <table:table-cell office:value-type="float" office:value="0.98260382595449458" table:style-name="ce3">
            <text:p>0.982603826</text:p>
          </table:table-cell>
          <table:table-cell office:value-type="float" office:value="0.98465062814448001" table:style-name="ce3">
            <text:p>0.984650628</text:p>
          </table:table-cell>
          <table:table-cell office:value-type="float" office:value="0.98608518379953269" table:style-name="ce3">
            <text:p>0.986085184</text:p>
          </table:table-cell>
          <table:table-cell office:value-type="float" office:value="0.98639080793015443" table:style-name="ce3">
            <text:p>0.986390808</text:p>
          </table:table-cell>
          <table:table-cell office:value-type="float" office:value="0.99436038177040365" table:style-name="ce3">
            <text:p>0.994360382</text:p>
          </table:table-cell>
          <table:table-cell office:value-type="float" office:value="0.9932653655772381" table:style-name="ce3">
            <text:p>0.993265366</text:p>
          </table:table-cell>
          <table:table-cell office:value-type="float" office:value="0.9968962237817236" table:style-name="ce3">
            <text:p>0.996896224</text:p>
          </table:table-cell>
          <table:table-cell office:value-type="float" office:value="1.0017558478059927" table:style-name="ce3">
            <text:p>1.001755848</text:p>
          </table:table-cell>
          <table:table-cell office:value-type="float" office:value="1.00169971850418" table:style-name="ce3">
            <text:p>1.001699719</text:p>
          </table:table-cell>
          <table:table-cell office:value-type="float" office:value="1.0021655149122819" table:style-name="ce3">
            <text:p>1.002165515</text:p>
          </table:table-cell>
          <table:table-cell office:value-type="float" office:value="1.0130953624505563" table:style-name="ce3">
            <text:p>1.013095362</text:p>
          </table:table-cell>
          <table:table-cell office:value-type="float" office:value="1.0144232119123635" table:style-name="ce3">
            <text:p>1.014423212</text:p>
          </table:table-cell>
          <table:table-cell office:value-type="float" office:value="1.0111669245242618" table:style-name="ce3">
            <text:p>1.011166925</text:p>
          </table:table-cell>
          <table:table-cell office:value-type="float" office:value="1.0150165639748618" table:style-name="ce3">
            <text:p>1.015016564</text:p>
          </table:table-cell>
          <table:table-cell office:value-type="float" office:value="1.0188996728669182" table:style-name="ce3">
            <text:p>1.018899673</text:p>
          </table:table-cell>
          <table:table-cell office:value-type="float" office:value="1.01230610805108" table:style-name="ce3">
            <text:p>1.012306108</text:p>
          </table:table-cell>
          <table:table-cell office:value-type="float" office:value="1.0105665334634182" table:style-name="ce3">
            <text:p>1.010566533</text:p>
          </table:table-cell>
          <table:table-cell office:value-type="float" office:value="1.014907453439869" table:style-name="ce3">
            <text:p>1.014907453</text:p>
          </table:table-cell>
          <table:table-cell table:number-columns-repeated="16287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1.0247264769089892" table:style-name="ce3">
            <text:p>1.024726477</text:p>
          </table:table-cell>
          <table:table-cell office:value-type="float" office:value="1.0255225322103108" table:style-name="ce3">
            <text:p>1.025522532</text:p>
          </table:table-cell>
          <table:table-cell office:value-type="float" office:value="1.0313872308255163" table:style-name="ce3">
            <text:p>1.031387231</text:p>
          </table:table-cell>
          <table:table-cell office:value-type="float" office:value="1.0315841669342072" table:style-name="ce3">
            <text:p>1.031584167</text:p>
          </table:table-cell>
          <table:table-cell office:value-type="float" office:value="1.028047945594931" table:style-name="ce3">
            <text:p>1.028047946</text:p>
          </table:table-cell>
          <table:table-cell office:value-type="float" office:value="1.0277650523207127" table:style-name="ce3">
            <text:p>1.027765052</text:p>
          </table:table-cell>
          <table:table-cell office:value-type="float" office:value="1.0250661852029399" table:style-name="ce3">
            <text:p>1.025066185</text:p>
          </table:table-cell>
          <table:table-cell office:value-type="float" office:value="1.0274101906996964" table:style-name="ce3">
            <text:p>1.027410191</text:p>
          </table:table-cell>
          <table:table-cell office:value-type="float" office:value="1.025833958969089" table:style-name="ce3">
            <text:p>1.025833959</text:p>
          </table:table-cell>
          <table:table-cell office:value-type="float" office:value="1.0251157534310182" table:style-name="ce3">
            <text:p>1.025115753</text:p>
          </table:table-cell>
          <table:table-cell office:value-type="float" office:value="1.0250254499221092" table:style-name="ce3">
            <text:p>1.02502545</text:p>
          </table:table-cell>
          <table:table-cell office:value-type="float" office:value="1.0225505008742126" table:style-name="ce3">
            <text:p>1.022550501</text:p>
          </table:table-cell>
          <table:table-cell office:value-type="float" office:value="1.025323295656527" table:style-name="ce3">
            <text:p>1.025323296</text:p>
          </table:table-cell>
          <table:table-cell office:value-type="float" office:value="1.0235516490374126" table:style-name="ce3">
            <text:p>1.023551649</text:p>
          </table:table-cell>
          <table:table-cell office:value-type="float" office:value="1.0231474044706854" table:style-name="ce3">
            <text:p>1.023147404</text:p>
          </table:table-cell>
          <table:table-cell office:value-type="float" office:value="1.0276327875504492" table:style-name="ce3">
            <text:p>1.027632788</text:p>
          </table:table-cell>
          <table:table-cell office:value-type="float" office:value="1.024512056724949" table:style-name="ce3">
            <text:p>1.024512057</text:p>
          </table:table-cell>
          <table:table-cell office:value-type="float" office:value="1.0215379353344836" table:style-name="ce3">
            <text:p>1.021537935</text:p>
          </table:table-cell>
          <table:table-cell office:value-type="float" office:value="1.0202969815713163" table:style-name="ce3">
            <text:p>1.020296982</text:p>
          </table:table-cell>
          <table:table-cell office:value-type="float" office:value="1.0146552763457617" table:style-name="ce3">
            <text:p>1.014655276</text:p>
          </table:table-cell>
          <table:table-cell office:value-type="float" office:value="1.0149363323808054" table:style-name="ce3">
            <text:p>1.014936332</text:p>
          </table:table-cell>
          <table:table-cell office:value-type="float" office:value="1.0107920792475491" table:style-name="ce3">
            <text:p>1.010792079</text:p>
          </table:table-cell>
          <table:table-cell office:value-type="float" office:value="1.0115486494911163" table:style-name="ce3">
            <text:p>1.011548649</text:p>
          </table:table-cell>
          <table:table-cell office:value-type="float" office:value="1.0034562143936454" table:style-name="ce3">
            <text:p>1.003456214</text:p>
          </table:table-cell>
          <table:table-cell office:value-type="float" office:value="0.99837125064694343" table:style-name="ce3">
            <text:p>0.998371251</text:p>
          </table:table-cell>
          <table:table-cell office:value-type="float" office:value="0.98997837845932912" table:style-name="ce3">
            <text:p>0.989978378</text:p>
          </table:table-cell>
          <table:table-cell office:value-type="float" office:value="0.9854445492353564" table:style-name="ce3">
            <text:p>0.985444549</text:p>
          </table:table-cell>
          <table:table-cell office:value-type="float" office:value="0.98460484608365439" table:style-name="ce3">
            <text:p>0.984604846</text:p>
          </table:table-cell>
          <table:table-cell office:value-type="float" office:value="0.97634285943821442" table:style-name="ce3">
            <text:p>0.976342859</text:p>
          </table:table-cell>
          <table:table-cell office:value-type="float" office:value="0.97616179008028359" table:style-name="ce3">
            <text:p>0.97616179</text:p>
          </table:table-cell>
          <table:table-cell office:value-type="float" office:value="0.9727714647523471" table:style-name="ce3">
            <text:p>0.972771465</text:p>
          </table:table-cell>
          <table:table-cell office:value-type="float" office:value="0.96802615908288003" table:style-name="ce3">
            <text:p>0.968026159</text:p>
          </table:table-cell>
          <table:table-cell office:value-type="float" office:value="0.96598990500074722" table:style-name="ce3">
            <text:p>0.965989905</text:p>
          </table:table-cell>
          <table:table-cell office:value-type="float" office:value="0.97186768766798193" table:style-name="ce3">
            <text:p>0.971867688</text:p>
          </table:table-cell>
          <table:table-cell office:value-type="float" office:value="0.96630065989449265" table:style-name="ce3">
            <text:p>0.96630066</text:p>
          </table:table-cell>
          <table:table-cell office:value-type="float" office:value="0.96967518254127261" table:style-name="ce3">
            <text:p>0.969675183</text:p>
          </table:table-cell>
          <table:table-cell office:value-type="float" office:value="0.96801950883118359" table:style-name="ce3">
            <text:p>0.968019509</text:p>
          </table:table-cell>
          <table:table-cell office:value-type="float" office:value="0.96892873442927452" table:style-name="ce3">
            <text:p>0.968928734</text:p>
          </table:table-cell>
          <table:table-cell office:value-type="float" office:value="0.97281866759992353" table:style-name="ce3">
            <text:p>0.972818668</text:p>
          </table:table-cell>
          <table:table-cell office:value-type="float" office:value="0.9719913835616617" table:style-name="ce3">
            <text:p>0.971991384</text:p>
          </table:table-cell>
          <table:table-cell office:value-type="float" office:value="0.98242456353254726" table:style-name="ce3">
            <text:p>0.982424564</text:p>
          </table:table-cell>
          <table:table-cell office:value-type="float" office:value="0.98349443413789639" table:style-name="ce3">
            <text:p>0.983494434</text:p>
          </table:table-cell>
          <table:table-cell office:value-type="float" office:value="0.97968546589852368" table:style-name="ce3">
            <text:p>0.979685466</text:p>
          </table:table-cell>
          <table:table-cell office:value-type="float" office:value="0.97351601848201097" table:style-name="ce3">
            <text:p>0.973516018</text:p>
          </table:table-cell>
          <table:table-cell office:value-type="float" office:value="0.9721325150455854" table:style-name="ce3">
            <text:p>0.972132515</text:p>
          </table:table-cell>
          <table:table-cell office:value-type="float" office:value="0.96951104400900545" table:style-name="ce3">
            <text:p>0.969511044</text:p>
          </table:table-cell>
          <table:table-cell office:value-type="float" office:value="0.9700397619627108" table:style-name="ce3">
            <text:p>0.970039762</text:p>
          </table:table-cell>
          <table:table-cell office:value-type="float" office:value="0.96961650603981264" table:style-name="ce3">
            <text:p>0.969616506</text:p>
          </table:table-cell>
          <table:table-cell office:value-type="float" office:value="0.97404880485554723" table:style-name="ce3">
            <text:p>0.974048805</text:p>
          </table:table-cell>
          <table:table-cell office:value-type="float" office:value="0.97560346331164349" table:style-name="ce3">
            <text:p>0.975603463</text:p>
          </table:table-cell>
          <table:table-cell office:value-type="float" office:value="0.97292951234324176" table:style-name="ce3">
            <text:p>0.972929512</text:p>
          </table:table-cell>
          <table:table-cell office:value-type="float" office:value="0.98141014863236731" table:style-name="ce3">
            <text:p>0.981410149</text:p>
          </table:table-cell>
          <table:table-cell office:value-type="float" office:value="0.98200556477506906" table:style-name="ce3">
            <text:p>0.982005565</text:p>
          </table:table-cell>
          <table:table-cell office:value-type="float" office:value="0.97979817558679094" table:style-name="ce3">
            <text:p>0.979798176</text:p>
          </table:table-cell>
          <table:table-cell office:value-type="float" office:value="0.98263475858596905" table:style-name="ce3">
            <text:p>0.982634759</text:p>
          </table:table-cell>
          <table:table-cell office:value-type="float" office:value="0.98256082312917803" table:style-name="ce3">
            <text:p>0.982560823</text:p>
          </table:table-cell>
          <table:table-cell office:value-type="float" office:value="0.99127639139936718" table:style-name="ce3">
            <text:p>0.991276391</text:p>
          </table:table-cell>
          <table:table-cell office:value-type="float" office:value="0.991797188098969" table:style-name="ce3">
            <text:p>0.991797188</text:p>
          </table:table-cell>
          <table:table-cell office:value-type="float" office:value="0.99199723071763091" table:style-name="ce3">
            <text:p>0.991997231</text:p>
          </table:table-cell>
          <table:table-cell office:value-type="float" office:value="0.98930754546670352" table:style-name="ce3">
            <text:p>0.989307545</text:p>
          </table:table-cell>
          <table:table-cell office:value-type="float" office:value="0.99502510910296349" table:style-name="ce3">
            <text:p>0.995025109</text:p>
          </table:table-cell>
          <table:table-cell office:value-type="float" office:value="0.99371259738478357" table:style-name="ce3">
            <text:p>0.993712597</text:p>
          </table:table-cell>
          <table:table-cell office:value-type="float" office:value="0.99779209519648371" table:style-name="ce3">
            <text:p>0.997792095</text:p>
          </table:table-cell>
          <table:table-cell office:value-type="float" office:value="0.99467886830685803" table:style-name="ce3">
            <text:p>0.994678868</text:p>
          </table:table-cell>
          <table:table-cell office:value-type="float" office:value="0.99188853230603435" table:style-name="ce3">
            <text:p>0.991888532</text:p>
          </table:table-cell>
          <table:table-cell office:value-type="float" office:value="0.98411254650478364" table:style-name="ce3">
            <text:p>0.984112547</text:p>
          </table:table-cell>
          <table:table-cell office:value-type="float" office:value="0.99080954909827634" table:style-name="ce3">
            <text:p>0.990809549</text:p>
          </table:table-cell>
          <table:table-cell office:value-type="float" office:value="0.98376235330677808" table:style-name="ce3">
            <text:p>0.983762353</text:p>
          </table:table-cell>
          <table:table-cell office:value-type="float" office:value="0.9747829905648927" table:style-name="ce3">
            <text:p>0.974782991</text:p>
          </table:table-cell>
          <table:table-cell office:value-type="float" office:value="0.97159808537329628" table:style-name="ce3">
            <text:p>0.971598085</text:p>
          </table:table-cell>
          <table:table-cell office:value-type="float" office:value="0.9708933630235691" table:style-name="ce3">
            <text:p>0.970893363</text:p>
          </table:table-cell>
          <table:table-cell office:value-type="float" office:value="0.97314495937255086" table:style-name="ce3">
            <text:p>0.973144959</text:p>
          </table:table-cell>
          <table:table-cell office:value-type="float" office:value="0.97198359390998723" table:style-name="ce3">
            <text:p>0.971983594</text:p>
          </table:table-cell>
          <table:table-cell office:value-type="float" office:value="0.97563111713786177" table:style-name="ce3">
            <text:p>0.975631117</text:p>
          </table:table-cell>
          <table:table-cell office:value-type="float" office:value="0.98037355266224724" table:style-name="ce3">
            <text:p>0.980373553</text:p>
          </table:table-cell>
          <table:table-cell office:value-type="float" office:value="0.98167983837340367" table:style-name="ce3">
            <text:p>0.981679838</text:p>
          </table:table-cell>
          <table:table-cell office:value-type="float" office:value="0.97795531646903988" table:style-name="ce3">
            <text:p>0.977955316</text:p>
          </table:table-cell>
          <table:table-cell office:value-type="float" office:value="0.98366206186614535" table:style-name="ce3">
            <text:p>0.983662062</text:p>
          </table:table-cell>
          <table:table-cell office:value-type="float" office:value="0.98260382595449458" table:style-name="ce3">
            <text:p>0.982603826</text:p>
          </table:table-cell>
          <table:table-cell office:value-type="float" office:value="0.98465062814448001" table:style-name="ce3">
            <text:p>0.984650628</text:p>
          </table:table-cell>
          <table:table-cell office:value-type="float" office:value="0.98608518379953269" table:style-name="ce3">
            <text:p>0.986085184</text:p>
          </table:table-cell>
          <table:table-cell office:value-type="float" office:value="0.98639080793015443" table:style-name="ce3">
            <text:p>0.986390808</text:p>
          </table:table-cell>
          <table:table-cell office:value-type="float" office:value="0.99436038177040365" table:style-name="ce3">
            <text:p>0.994360382</text:p>
          </table:table-cell>
          <table:table-cell office:value-type="float" office:value="0.9932653655772381" table:style-name="ce3">
            <text:p>0.993265366</text:p>
          </table:table-cell>
          <table:table-cell office:value-type="float" office:value="0.9968962237817236" table:style-name="ce3">
            <text:p>0.996896224</text:p>
          </table:table-cell>
          <table:table-cell office:value-type="float" office:value="1.0017558478059927" table:style-name="ce3">
            <text:p>1.001755848</text:p>
          </table:table-cell>
          <table:table-cell office:value-type="float" office:value="1.00169971850418" table:style-name="ce3">
            <text:p>1.001699719</text:p>
          </table:table-cell>
          <table:table-cell office:value-type="float" office:value="1.0021655149122819" table:style-name="ce3">
            <text:p>1.002165515</text:p>
          </table:table-cell>
          <table:table-cell office:value-type="float" office:value="1.0130953624505563" table:style-name="ce3">
            <text:p>1.013095362</text:p>
          </table:table-cell>
          <table:table-cell office:value-type="float" office:value="1.0144232119123635" table:style-name="ce3">
            <text:p>1.014423212</text:p>
          </table:table-cell>
          <table:table-cell office:value-type="float" office:value="1.0111669245242618" table:style-name="ce3">
            <text:p>1.011166925</text:p>
          </table:table-cell>
          <table:table-cell office:value-type="float" office:value="1.0150165639748618" table:style-name="ce3">
            <text:p>1.015016564</text:p>
          </table:table-cell>
          <table:table-cell office:value-type="float" office:value="1.0188996728669182" table:style-name="ce3">
            <text:p>1.018899673</text:p>
          </table:table-cell>
          <table:table-cell office:value-type="float" office:value="1.01230610805108" table:style-name="ce3">
            <text:p>1.012306108</text:p>
          </table:table-cell>
          <table:table-cell office:value-type="float" office:value="1.0105665334634182" table:style-name="ce3">
            <text:p>1.010566533</text:p>
          </table:table-cell>
          <table:table-cell office:value-type="float" office:value="1.014907453439869" table:style-name="ce3">
            <text:p>1.014907453</text:p>
          </table:table-cell>
          <table:table-cell table:number-columns-repeated="16287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1" draw:style-name="a2" draw:name="Chart 1" svg:x="0.23958in" svg:y="0.1718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Lines_Addt" table:style-name="ta1">
        <table:table-column table:style-name="co1" table:number-columns-repeated="8" table:default-cell-style-name="ce1"/>
        <table:table-column table:style-name="co1" table:number-columns-repeated="5" table:default-cell-style-name="ce1" table:visibility="collapse"/>
        <table:table-column table:style-name="co3" table:number-columns-repeated="2" table:default-cell-style-name="ce1" table:visibility="collapse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2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step_size</text:p>
          </table:table-cell>
          <table:table-cell office:value-type="string" table:style-name="ce9">
            <text:p>actTap</text:p>
          </table:table-cell>
          <table:table-cell office:value-type="string" table:style-name="ce9">
            <text:p>minTap</text:p>
          </table:table-cell>
          <table:table-cell office:value-type="string" table:style-name="ce9">
            <text:p>maxTap</text:p>
          </table:table-cell>
          <table:table-cell office:value-type="string" table:style-name="ce9">
            <text:p>normalTap</text:p>
          </table:table-cell>
          <table:table-cell office:value-type="string" table:style-name="ce9">
            <text:p>nominalRatio</text:p>
          </table:table-cell>
          <table:table-cell office:value-type="string" table:style-name="ce9">
            <text:p>r_ip</text:p>
          </table:table-cell>
          <table:table-cell office:value-type="string" table:style-name="ce9">
            <text:p>r_n</text:p>
          </table:table-cell>
          <table:table-cell office:value-type="string" table:style-name="ce9">
            <text:p>r0</text:p>
          </table:table-cell>
          <table:table-cell office:value-type="string" table:style-name="ce9">
            <text:p>x0</text:p>
          </table:table-cell>
          <table:table-cell office:value-type="string" table:style-name="ce9">
            <text:p>b0</text:p>
          </table:table-cell>
          <table:table-cell office:value-type="string" table:style-name="ce9">
            <text:p>length (meter)</text:p>
          </table:table-cell>
          <table:table-cell office:value-type="string" table:style-name="ce9">
            <text:p>NormSTAT</text:p>
          </table:table-cell>
          <table:table-cell office:value-type="string" table:style-name="ce9">
            <text:p>g</text:p>
          </table:table-cell>
          <table:table-cell office:value-type="string" table:style-name="ce9">
            <text:p>minTapratio</text:p>
          </table:table-cell>
          <table:table-cell office:value-type="string" table:style-name="ce9">
            <text:p>maxTapratio</text:p>
          </table:table-cell>
          <table:table-cell office:value-type="string" table:style-name="ce9">
            <text:p>status_oltc_flex</text:p>
          </table:table-cell>
          <table:table-cell table:number-columns-repeated="16365" table:style-name="ce1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float" office:value="34" table:style-name="ce10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float" office:value="35" table:style-name="ce10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float" office:value="37" table:style-name="ce10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7" table:style-name="ce2"/>
          <table:table-cell table:number-columns-repeated="16358"/>
        </table:table-row>
        <table:table-row table:style-name="ro1">
          <table:table-cell office:value-type="float" office:value="37" table:style-name="ce10">
            <text:p>37</text:p>
          </table:table-cell>
          <table:table-cell office:value-type="float" office:value="39" table:style-name="ce10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32" table:style-name="ce11">
            <text:p>32</text:p>
          </table:table-cell>
          <table:table-cell office:value-type="float" office:value="1.4999999999999999E-2" table:style-name="ce12">
            <text:p>0.01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21" table:style-name="ce12">
            <text:p>21</text:p>
          </table:table-cell>
          <table:table-cell office:value-type="float" office:value="11" table:style-name="ce12">
            <text:p>11</text:p>
          </table:table-cell>
          <table:table-cell office:value-type="float" office:value="1.0380952379999999" table:style-name="ce13">
            <text:p>1.038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81330275238195449" table:formula="of:=[.H6]^-1-(([.G6]-[.E6])*[.C6])" table:style-name="ce14">
            <text:p>0.81</text:p>
          </table:table-cell>
          <table:table-cell office:value-type="float" office:value="1.1133027523819545" table:formula="of:=[.H6]^-1+(([.F6]-[.G6])*[.C6])" table:style-name="ce14">
            <text:p>1.11</text:p>
          </table:table-cell>
          <table:table-cell office:value-type="float" office:value="1" table:style-name="ce15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33" table:style-name="ce11">
            <text:p>33</text:p>
          </table:table-cell>
          <table:table-cell office:value-type="float" office:value="1.4999999999999999E-2" table:style-name="ce12">
            <text:p>0.01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21" table:style-name="ce12">
            <text:p>21</text:p>
          </table:table-cell>
          <table:table-cell office:value-type="float" office:value="11" table:style-name="ce12">
            <text:p>11</text:p>
          </table:table-cell>
          <table:table-cell office:value-type="float" office:value="1.0380952379999999" table:style-name="ce13">
            <text:p>1.038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81330275238195449" table:formula="of:=[.H7]^-1-(([.G7]-[.E7])*[.C7])" table:style-name="ce14">
            <text:p>0.81</text:p>
          </table:table-cell>
          <table:table-cell office:value-type="float" office:value="1.1133027523819545" table:formula="of:=[.H7]^-1+(([.F7]-[.G7])*[.C7])" table:style-name="ce14">
            <text:p>1.11</text:p>
          </table:table-cell>
          <table:table-cell office:value-type="float" office:value="1" table:style-name="ce15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float" office:value="36" table:style-name="ce11">
            <text:p>36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7619047599999997" table:style-name="ce13">
            <text:p>0.97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7439024410232" table:formula="of:=[.H8]^-1-(([.G8]-[.E8])*[.C8])" table:style-name="ce14">
            <text:p>0.97</text:p>
          </table:table-cell>
          <table:table-cell office:value-type="float" office:value="1.0743902441023201" table:formula="of:=[.H8]^-1+(([.F8]-[.G8])*[.C8])" table:style-name="ce14">
            <text:p>1.07</text:p>
          </table:table-cell>
          <table:table-cell office:value-type="float" office:value="0" table:style-name="ce16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float" office:value="38" table:style-name="ce11">
            <text:p>38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7619047599999997" table:style-name="ce13">
            <text:p>0.97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7439024410232" table:formula="of:=[.H9]^-1-(([.G9]-[.E9])*[.C9])" table:style-name="ce14">
            <text:p>0.97</text:p>
          </table:table-cell>
          <table:table-cell office:value-type="float" office:value="1.0743902441023201" table:formula="of:=[.H9]^-1+(([.F9]-[.G9])*[.C9])" table:style-name="ce14">
            <text:p>1.07</text:p>
          </table:table-cell>
          <table:table-cell office:value-type="float" office:value="0" table:style-name="ce16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float" office:value="38" table:style-name="ce11">
            <text:p>38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5238095199999995" table:style-name="ce13">
            <text:p>0.95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00000000042" table:formula="of:=[.H10]^-1-(([.G10]-[.E10])*[.C10])" table:style-name="ce14">
            <text:p>1.00</text:p>
          </table:table-cell>
          <table:table-cell office:value-type="float" office:value="1.1000000004200001" table:formula="of:=[.H10]^-1+(([.F10]-[.G10])*[.C10])" table:style-name="ce14">
            <text:p>1.10</text:p>
          </table:table-cell>
          <table:table-cell office:value-type="float" office:value="0" table:style-name="ce16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float" office:value="40" table:style-name="ce11">
            <text:p>40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7619047599999997" table:style-name="ce13">
            <text:p>0.97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7439024410232" table:formula="of:=[.H11]^-1-(([.G11]-[.E11])*[.C11])" table:style-name="ce14">
            <text:p>0.97</text:p>
          </table:table-cell>
          <table:table-cell office:value-type="float" office:value="1.0743902441023201" table:formula="of:=[.H11]^-1+(([.F11]-[.G11])*[.C11])" table:style-name="ce14">
            <text:p>1.07</text:p>
          </table:table-cell>
          <table:table-cell office:value-type="float" office:value="0" table:style-name="ce16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float" office:value="40" table:style-name="ce11">
            <text:p>40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7619047599999997" table:style-name="ce13">
            <text:p>0.97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7439024410232" table:formula="of:=[.H12]^-1-(([.G12]-[.E12])*[.C12])" table:style-name="ce14">
            <text:p>0.97</text:p>
          </table:table-cell>
          <table:table-cell office:value-type="float" office:value="1.0743902441023201" table:formula="of:=[.H12]^-1+(([.F12]-[.G12])*[.C12])" table:style-name="ce14">
            <text:p>1.07</text:p>
          </table:table-cell>
          <table:table-cell office:value-type="float" office:value="0" table:style-name="ce16">
            <text:p>0</text:p>
          </table:table-cell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table:style-name="ce16"/>
          <table:table-cell table:number-columns-repeated="16365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2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r</text:p>
          </table:table-cell>
          <table:table-cell office:value-type="string" table:style-name="ce9">
            <text:p>x</text:p>
          </table:table-cell>
          <table:table-cell office:value-type="string" table:style-name="ce9">
            <text:p>b</text:p>
          </table:table-cell>
          <table:table-cell office:value-type="string" table:style-name="ce9">
            <text:p>rateA</text:p>
          </table:table-cell>
          <table:table-cell office:value-type="string" table:style-name="ce9">
            <text:p>rateB</text:p>
          </table:table-cell>
          <table:table-cell office:value-type="string" table:style-name="ce9">
            <text:p>rateC</text:p>
          </table:table-cell>
          <table:table-cell office:value-type="string" table:style-name="ce9">
            <text:p>ratio</text:p>
          </table:table-cell>
          <table:table-cell office:value-type="string" table:style-name="ce9">
            <text:p>angl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angmin</text:p>
          </table:table-cell>
          <table:table-cell office:value-type="string" table:style-name="ce9">
            <text:p>angmax</text:p>
          </table:table-cell>
          <table:table-cell office:value-type="string" table:style-name="ce8">
            <text:p>step_size</text:p>
          </table:table-cell>
          <table:table-cell office:value-type="string" table:style-name="ce8">
            <text:p>actTap</text:p>
          </table:table-cell>
          <table:table-cell office:value-type="string" table:style-name="ce8">
            <text:p>minTap</text:p>
          </table:table-cell>
          <table:table-cell office:value-type="string" table:style-name="ce8">
            <text:p>maxTap</text:p>
          </table:table-cell>
          <table:table-cell office:value-type="string" table:style-name="ce8">
            <text:p>normalTap</text:p>
          </table:table-cell>
          <table:table-cell office:value-type="string" table:style-name="ce8">
            <text:p>nominalRatio</text:p>
          </table:table-cell>
          <table:table-cell office:value-type="string" table:style-name="ce8">
            <text:p>r_ip</text:p>
          </table:table-cell>
          <table:table-cell office:value-type="string" table:style-name="ce8">
            <text:p>r_n</text:p>
          </table:table-cell>
          <table:table-cell office:value-type="string" table:style-name="ce8">
            <text:p>r0</text:p>
          </table:table-cell>
          <table:table-cell office:value-type="string" table:style-name="ce8">
            <text:p>x0</text:p>
          </table:table-cell>
          <table:table-cell office:value-type="string" table:style-name="ce8">
            <text:p>b0</text:p>
          </table:table-cell>
          <table:table-cell office:value-type="string" table:style-name="ce17">
            <text:p>length (meter)</text:p>
          </table:table-cell>
          <table:table-cell office:value-type="string" table:style-name="ce9">
            <text:p>NormSTAT</text:p>
          </table:table-cell>
          <table:table-cell office:value-type="string" table:style-name="ce8">
            <text:p>g</text:p>
          </table:table-cell>
          <table:table-cell office:value-type="string" table:style-name="ce17">
            <text:p>minTapratio</text:p>
          </table:table-cell>
          <table:table-cell office:value-type="string" table:style-name="ce17">
            <text:p>maxTapratio</text:p>
          </table:table-cell>
          <table:table-cell office:value-type="string" table:style-name="ce9">
            <text:p>status_oltc_flex</text:p>
          </table:table-cell>
          <table:table-cell table:number-columns-repeated="16354"/>
        </table:table-row>
        <table:table-row table:number-rows-repeated="1048575" table:style-name="ro1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9">
            <text:p>bus_i</text:p>
          </table:table-cell>
          <table:table-cell office:value-type="string" table:style-name="ce9">
            <text:p>Pg</text:p>
          </table:table-cell>
          <table:table-cell office:value-type="string" table:style-name="ce9">
            <text:p>Qg</text:p>
          </table:table-cell>
          <table:table-cell office:value-type="string" table:style-name="ce9">
            <text:p>Qmax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Vg</text:p>
          </table:table-cell>
          <table:table-cell office:value-type="string" table:style-name="ce9">
            <text:p>mBas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Pmax</text:p>
          </table:table-cell>
          <table:table-cell office:value-type="string" table:style-name="ce9">
            <text:p>Pmin</text:p>
          </table:table-cell>
          <table:table-cell office:value-type="string" table:style-name="ce9">
            <text:p>Pc1</text:p>
          </table:table-cell>
          <table:table-cell office:value-type="string" table:style-name="ce9">
            <text:p>Pc2</text:p>
          </table:table-cell>
          <table:table-cell office:value-type="string" table:style-name="ce9">
            <text:p>Qc1min</text:p>
          </table:table-cell>
          <table:table-cell office:value-type="string" table:style-name="ce9">
            <text:p>Qc1max</text:p>
          </table:table-cell>
          <table:table-cell office:value-type="string" table:style-name="ce9">
            <text:p>Qc2min</text:p>
          </table:table-cell>
          <table:table-cell office:value-type="string" table:style-name="ce9">
            <text:p>Qc2max</text:p>
          </table:table-cell>
          <table:table-cell office:value-type="string" table:style-name="ce9">
            <text:p>ramp_agc</text:p>
          </table:table-cell>
          <table:table-cell office:value-type="string" table:style-name="ce9">
            <text:p>ramp_10</text:p>
          </table:table-cell>
          <table:table-cell office:value-type="string" table:style-name="ce9">
            <text:p>ramp_30</text:p>
          </table:table-cell>
          <table:table-cell office:value-type="string" table:style-name="ce9">
            <text:p>ramp_q</text:p>
          </table:table-cell>
          <table:table-cell office:value-type="string" table:style-name="ce9">
            <text:p>apf</text:p>
          </table:table-cell>
          <table:table-cell table:number-columns-repeated="16363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.77491536774056413" table:formula="of:=[.I2]*TAN(ACOS(0.9))" table:style-name="ce10">
            <text:p>0.774915368</text:p>
          </table:table-cell>
          <table:table-cell office:value-type="float" office:value="-0.77491536774056413" table:formula="of:=-[.I2]*TAN(ACOS(0.9))" table:style-name="ce10">
            <text:p>-0.774915368</text:p>
          </table:table-cell>
          <table:table-cell office:value-type="float" office:value="1" table:style-name="ce18">
            <text:p>1.000</text:p>
          </table:table-cell>
          <table:table-cell office:value-type="float" office:value="100" table:style-name="ce10">
            <text:p>100</text:p>
          </table:table-cell>
          <table:table-cell office:value-type="float" office:value="1" table:style-name="ce10">
            <text:p>1</text:p>
          </table:table-cell>
          <table:table-cell office:value-type="float" office:value="1.6" table:style-name="ce10">
            <text:p>1.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9">
            <text:p>bus_i</text:p>
          </table:table-cell>
          <table:table-cell office:value-type="string" table:style-name="ce9">
            <text:p>CurtStatus</text:p>
          </table:table-cell>
          <table:table-cell office:value-type="string" table:style-name="ce9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9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.0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8">
            <text:p>bus_i</text:p>
          </table:table-cell>
          <table:table-cell office:value-type="string" table:style-name="ce8">
            <text:p>Ps</text:p>
          </table:table-cell>
          <table:table-cell office:value-type="string" table:style-name="ce8">
            <text:p>Qs</text:p>
          </table:table-cell>
          <table:table-cell office:value-type="string" table:style-name="ce9">
            <text:p>energy</text:p>
          </table:table-cell>
          <table:table-cell office:value-type="string" table:style-name="ce9">
            <text:p>eRat</text:p>
          </table:table-cell>
          <table:table-cell office:value-type="string" table:style-name="ce9">
            <text:p>chRat</text:p>
          </table:table-cell>
          <table:table-cell office:value-type="string" table:style-name="ce9">
            <text:p>disRat</text:p>
          </table:table-cell>
          <table:table-cell office:value-type="string" table:style-name="ce9">
            <text:p>chEff</text:p>
          </table:table-cell>
          <table:table-cell office:value-type="string" table:style-name="ce9">
            <text:p>disEff</text:p>
          </table:table-cell>
          <table:table-cell office:value-type="string" table:style-name="ce9">
            <text:p>thermalRat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qmax</text:p>
          </table:table-cell>
          <table:table-cell office:value-type="string" table:style-name="ce8">
            <text:p>r</text:p>
          </table:table-cell>
          <table:table-cell office:value-type="string" table:style-name="ce8">
            <text:p>x</text:p>
          </table:table-cell>
          <table:table-cell office:value-type="string" table:style-name="ce8">
            <text:p>ploss</text:p>
          </table:table-cell>
          <table:table-cell office:value-type="string" table:style-name="ce8">
            <text:p>qloss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soc_0</text:p>
          </table:table-cell>
          <table:table-cell office:value-type="string" table:style-name="ce8">
            <text:p>socMin</text:p>
          </table:table-cell>
          <table:table-cell office:value-type="string" table:style-name="ce8">
            <text:p>socMax</text:p>
          </table:table-cell>
          <table:table-cell table:number-columns-repeated="16364"/>
        </table:table-row>
        <table:table-row table:style-name="ro1">
          <table:table-cell office:value-type="float" office:value="40" table:style-name="ce21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-0.5" table:style-name="ce3">
            <text:p>-0.5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.3" table:style-name="ce7">
            <text:p>0.300</text:p>
          </table:table-cell>
          <table:table-cell office:value-type="float" office:value="0.1" table:style-name="ce3">
            <text:p>0.1</text:p>
          </table:table-cell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number-rows-repeated="1048574" table:style-name="ro1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0.62908830000000004" table:style-name="ce19">
            <text:p>0.63</text:p>
          </table:table-cell>
          <table:table-cell office:value-type="float" office:value="0.6665778" table:style-name="ce19">
            <text:p>0.67</text:p>
          </table:table-cell>
          <table:table-cell office:value-type="float" office:value="0.61619809999999997" table:style-name="ce19">
            <text:p>0.62</text:p>
          </table:table-cell>
          <table:table-cell office:value-type="float" office:value="0.56818259999999998" table:style-name="ce19">
            <text:p>0.57</text:p>
          </table:table-cell>
          <table:table-cell office:value-type="float" office:value="0.50964129999999996" table:style-name="ce19">
            <text:p>0.51</text:p>
          </table:table-cell>
          <table:table-cell office:value-type="float" office:value="0.50089019999999995" table:style-name="ce19">
            <text:p>0.50</text:p>
          </table:table-cell>
          <table:table-cell office:value-type="float" office:value="0.44022050000000001" table:style-name="ce19">
            <text:p>0.44</text:p>
          </table:table-cell>
          <table:table-cell office:value-type="float" office:value="0.43395210000000001" table:style-name="ce19">
            <text:p>0.43</text:p>
          </table:table-cell>
          <table:table-cell office:value-type="float" office:value="0.49095610000000001" table:style-name="ce19">
            <text:p>0.49</text:p>
          </table:table-cell>
          <table:table-cell office:value-type="float" office:value="0.51129749999999996" table:style-name="ce19">
            <text:p>0.51</text:p>
          </table:table-cell>
          <table:table-cell office:value-type="float" office:value="0.45949640000000003" table:style-name="ce19">
            <text:p>0.46</text:p>
          </table:table-cell>
          <table:table-cell office:value-type="float" office:value="0.50112699999999999" table:style-name="ce19">
            <text:p>0.50</text:p>
          </table:table-cell>
          <table:table-cell office:value-type="float" office:value="0.57043089999999996" table:style-name="ce19">
            <text:p>0.57</text:p>
          </table:table-cell>
          <table:table-cell office:value-type="float" office:value="0.51874869999999995" table:style-name="ce19">
            <text:p>0.52</text:p>
          </table:table-cell>
          <table:table-cell office:value-type="float" office:value="0.46872180000000002" table:style-name="ce19">
            <text:p>0.47</text:p>
          </table:table-cell>
          <table:table-cell office:value-type="float" office:value="0.46139019999999997" table:style-name="ce19">
            <text:p>0.46</text:p>
          </table:table-cell>
          <table:table-cell office:value-type="float" office:value="0.51153420000000005" table:style-name="ce19">
            <text:p>0.51</text:p>
          </table:table-cell>
          <table:table-cell office:value-type="float" office:value="0.54121909999999995" table:style-name="ce19">
            <text:p>0.54</text:p>
          </table:table-cell>
          <table:table-cell office:value-type="float" office:value="0.87909789999999999" table:style-name="ce19">
            <text:p>0.88</text:p>
          </table:table-cell>
          <table:table-cell office:value-type="float" office:value="1.0844016000000001" table:style-name="ce19">
            <text:p>1.08</text:p>
          </table:table-cell>
          <table:table-cell office:value-type="float" office:value="1.0402906000000001" table:style-name="ce19">
            <text:p>1.04</text:p>
          </table:table-cell>
          <table:table-cell office:value-type="float" office:value="1.0844020999999999" table:style-name="ce19">
            <text:p>1.08</text:p>
          </table:table-cell>
          <table:table-cell office:value-type="float" office:value="1.1369107000000001" table:style-name="ce19">
            <text:p>1.14</text:p>
          </table:table-cell>
          <table:table-cell office:value-type="float" office:value="1.2046762" table:style-name="ce19">
            <text:p>1.20</text:p>
          </table:table-cell>
          <table:table-cell office:value-type="float" office:value="1.1095917" table:style-name="ce19">
            <text:p>1.11</text:p>
          </table:table-cell>
          <table:table-cell office:value-type="float" office:value="1.0784891999999999" table:style-name="ce19">
            <text:p>1.08</text:p>
          </table:table-cell>
          <table:table-cell office:value-type="float" office:value="1.0232602" table:style-name="ce19">
            <text:p>1.02</text:p>
          </table:table-cell>
          <table:table-cell office:value-type="float" office:value="1.0197128" table:style-name="ce19">
            <text:p>1.02</text:p>
          </table:table-cell>
          <table:table-cell office:value-type="float" office:value="0.67178150000000003" table:style-name="ce19">
            <text:p>0.67</text:p>
          </table:table-cell>
          <table:table-cell office:value-type="float" office:value="0.60176929999999995" table:style-name="ce19">
            <text:p>0.60</text:p>
          </table:table-cell>
          <table:table-cell office:value-type="float" office:value="0.69661629999999997" table:style-name="ce19">
            <text:p>0.70</text:p>
          </table:table-cell>
          <table:table-cell office:value-type="float" office:value="0.49367650000000002" table:style-name="ce19">
            <text:p>0.49</text:p>
          </table:table-cell>
          <table:table-cell office:value-type="float" office:value="0.90322389999999997" table:style-name="ce19">
            <text:p>0.90</text:p>
          </table:table-cell>
          <table:table-cell office:value-type="float" office:value="3.5273728000000002" table:style-name="ce19">
            <text:p>3.53</text:p>
          </table:table-cell>
          <table:table-cell office:value-type="float" office:value="3.6533237000000001" table:style-name="ce19">
            <text:p>3.65</text:p>
          </table:table-cell>
          <table:table-cell office:value-type="float" office:value="3.6753198999999999" table:style-name="ce19">
            <text:p>3.68</text:p>
          </table:table-cell>
          <table:table-cell office:value-type="float" office:value="3.8015058000000002" table:style-name="ce19">
            <text:p>3.80</text:p>
          </table:table-cell>
          <table:table-cell office:value-type="float" office:value="3.9396379000000001" table:style-name="ce19">
            <text:p>3.94</text:p>
          </table:table-cell>
          <table:table-cell office:value-type="float" office:value="4.1756902" table:style-name="ce19">
            <text:p>4.18</text:p>
          </table:table-cell>
          <table:table-cell office:value-type="float" office:value="4.1539311000000003" table:style-name="ce19">
            <text:p>4.15</text:p>
          </table:table-cell>
          <table:table-cell office:value-type="float" office:value="4.1872816000000004" table:style-name="ce19">
            <text:p>4.19</text:p>
          </table:table-cell>
          <table:table-cell office:value-type="float" office:value="4.1999358999999998" table:style-name="ce19">
            <text:p>4.20</text:p>
          </table:table-cell>
          <table:table-cell office:value-type="float" office:value="4.1518021000000003" table:style-name="ce19">
            <text:p>4.15</text:p>
          </table:table-cell>
          <table:table-cell office:value-type="float" office:value="4.2270197999999999" table:style-name="ce19">
            <text:p>4.23</text:p>
          </table:table-cell>
          <table:table-cell office:value-type="float" office:value="4.1642203000000002" table:style-name="ce19">
            <text:p>4.16</text:p>
          </table:table-cell>
          <table:table-cell office:value-type="float" office:value="4.6388125000000002" table:style-name="ce19">
            <text:p>4.64</text:p>
          </table:table-cell>
          <table:table-cell office:value-type="float" office:value="4.6603364999999997" table:style-name="ce19">
            <text:p>4.66</text:p>
          </table:table-cell>
          <table:table-cell office:value-type="float" office:value="4.7839216999999996" table:style-name="ce19">
            <text:p>4.78</text:p>
          </table:table-cell>
          <table:table-cell office:value-type="float" office:value="4.6502847999999997" table:style-name="ce19">
            <text:p>4.65</text:p>
          </table:table-cell>
          <table:table-cell office:value-type="float" office:value="4.5617032000000002" table:style-name="ce19">
            <text:p>4.56</text:p>
          </table:table-cell>
          <table:table-cell office:value-type="float" office:value="4.6386951999999999" table:style-name="ce19">
            <text:p>4.64</text:p>
          </table:table-cell>
          <table:table-cell office:value-type="float" office:value="4.6293515999999997" table:style-name="ce19">
            <text:p>4.63</text:p>
          </table:table-cell>
          <table:table-cell office:value-type="float" office:value="4.5749502" table:style-name="ce19">
            <text:p>4.57</text:p>
          </table:table-cell>
          <table:table-cell office:value-type="float" office:value="4.3850188000000001" table:style-name="ce19">
            <text:p>4.39</text:p>
          </table:table-cell>
          <table:table-cell office:value-type="float" office:value="4.1981615999999997" table:style-name="ce19">
            <text:p>4.20</text:p>
          </table:table-cell>
          <table:table-cell office:value-type="float" office:value="4.1765194000000001" table:style-name="ce19">
            <text:p>4.18</text:p>
          </table:table-cell>
          <table:table-cell office:value-type="float" office:value="4.2024188000000002" table:style-name="ce19">
            <text:p>4.20</text:p>
          </table:table-cell>
          <table:table-cell office:value-type="float" office:value="4.2397904000000004" table:style-name="ce19">
            <text:p>4.24</text:p>
          </table:table-cell>
          <table:table-cell office:value-type="float" office:value="4.2510270999999999" table:style-name="ce19">
            <text:p>4.25</text:p>
          </table:table-cell>
          <table:table-cell office:value-type="float" office:value="4.1858624999999998" table:style-name="ce19">
            <text:p>4.19</text:p>
          </table:table-cell>
          <table:table-cell office:value-type="float" office:value="4.2237067000000001" table:style-name="ce19">
            <text:p>4.22</text:p>
          </table:table-cell>
          <table:table-cell office:value-type="float" office:value="4.2292652000000004" table:style-name="ce19">
            <text:p>4.23</text:p>
          </table:table-cell>
          <table:table-cell office:value-type="float" office:value="4.1649298999999997" table:style-name="ce19">
            <text:p>4.16</text:p>
          </table:table-cell>
          <table:table-cell office:value-type="float" office:value="4.1794748000000004" table:style-name="ce19">
            <text:p>4.18</text:p>
          </table:table-cell>
          <table:table-cell office:value-type="float" office:value="4.1853895000000003" table:style-name="ce19">
            <text:p>4.19</text:p>
          </table:table-cell>
          <table:table-cell office:value-type="float" office:value="4.1693053000000004" table:style-name="ce19">
            <text:p>4.17</text:p>
          </table:table-cell>
          <table:table-cell office:value-type="float" office:value="4.2887535000000003" table:style-name="ce19">
            <text:p>4.29</text:p>
          </table:table-cell>
          <table:table-cell office:value-type="float" office:value="4.4024048000000002" table:style-name="ce19">
            <text:p>4.40</text:p>
          </table:table-cell>
          <table:table-cell office:value-type="float" office:value="4.4090275999999999" table:style-name="ce19">
            <text:p>4.41</text:p>
          </table:table-cell>
          <table:table-cell office:value-type="float" office:value="4.4090280999999996" table:style-name="ce19">
            <text:p>4.41</text:p>
          </table:table-cell>
          <table:table-cell office:value-type="float" office:value="4.7057504999999997" table:style-name="ce19">
            <text:p>4.71</text:p>
          </table:table-cell>
          <table:table-cell office:value-type="float" office:value="4.8668246000000002" table:style-name="ce19">
            <text:p>4.87</text:p>
          </table:table-cell>
          <table:table-cell office:value-type="float" office:value="4.9028958999999999" table:style-name="ce19">
            <text:p>4.90</text:p>
          </table:table-cell>
          <table:table-cell office:value-type="float" office:value="4.8224758999999997" table:style-name="ce19">
            <text:p>4.82</text:p>
          </table:table-cell>
          <table:table-cell office:value-type="float" office:value="4.8484936000000003" table:style-name="ce19">
            <text:p>4.85</text:p>
          </table:table-cell>
          <table:table-cell office:value-type="float" office:value="4.8475470999999999" table:style-name="ce19">
            <text:p>4.85</text:p>
          </table:table-cell>
          <table:table-cell office:value-type="float" office:value="4.9028954999999996" table:style-name="ce19">
            <text:p>4.90</text:p>
          </table:table-cell>
          <table:table-cell office:value-type="float" office:value="4.8732100000000003" table:style-name="ce19">
            <text:p>4.87</text:p>
          </table:table-cell>
          <table:table-cell office:value-type="float" office:value="4.8084024999999997" table:style-name="ce19">
            <text:p>4.81</text:p>
          </table:table-cell>
          <table:table-cell office:value-type="float" office:value="4.7372084000000001" table:style-name="ce19">
            <text:p>4.74</text:p>
          </table:table-cell>
          <table:table-cell office:value-type="float" office:value="4.7557755000000004" table:style-name="ce19">
            <text:p>4.76</text:p>
          </table:table-cell>
          <table:table-cell office:value-type="float" office:value="4.5586319" table:style-name="ce19">
            <text:p>4.56</text:p>
          </table:table-cell>
          <table:table-cell office:value-type="float" office:value="4.2608414000000003" table:style-name="ce19">
            <text:p>4.26</text:p>
          </table:table-cell>
          <table:table-cell office:value-type="float" office:value="4.1698960999999999" table:style-name="ce19">
            <text:p>4.17</text:p>
          </table:table-cell>
          <table:table-cell office:value-type="float" office:value="4.1499100000000002" table:style-name="ce19">
            <text:p>4.15</text:p>
          </table:table-cell>
          <table:table-cell office:value-type="float" office:value="4.2555202999999997" table:style-name="ce19">
            <text:p>4.26</text:p>
          </table:table-cell>
          <table:table-cell office:value-type="float" office:value="4.2736153999999997" table:style-name="ce19">
            <text:p>4.27</text:p>
          </table:table-cell>
          <table:table-cell office:value-type="float" office:value="4.2541007999999998" table:style-name="ce19">
            <text:p>4.25</text:p>
          </table:table-cell>
          <table:table-cell office:value-type="float" office:value="4.2174396999999999" table:style-name="ce19">
            <text:p>4.22</text:p>
          </table:table-cell>
          <table:table-cell office:value-type="float" office:value="4.1908282999999997" table:style-name="ce19">
            <text:p>4.19</text:p>
          </table:table-cell>
          <table:table-cell office:value-type="float" office:value="4.2484235999999997" table:style-name="ce19">
            <text:p>4.25</text:p>
          </table:table-cell>
          <table:table-cell office:value-type="float" office:value="4.2218146000000001" table:style-name="ce19">
            <text:p>4.22</text:p>
          </table:table-cell>
          <table:table-cell office:value-type="float" office:value="4.1570062999999999" table:style-name="ce19">
            <text:p>4.16</text:p>
          </table:table-cell>
          <table:table-cell office:value-type="float" office:value="4.1917752999999998" table:style-name="ce19">
            <text:p>4.19</text:p>
          </table:table-cell>
          <table:table-cell office:value-type="float" office:value="4.0966925999999999" table:style-name="ce19">
            <text:p>4.10</text:p>
          </table:table-cell>
          <table:table-cell office:value-type="float" office:value="4.0999999999999996" table:style-name="ce19">
            <text:p>4.10</text:p>
          </table:table-cell>
          <table:table-cell table:number-columns-repeated="16287" table:style-name="ce2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0.15156839999999999" table:style-name="ce19">
            <text:p>0.15</text:p>
          </table:table-cell>
          <table:table-cell office:value-type="float" office:value="0.10475859999999999" table:style-name="ce19">
            <text:p>0.10</text:p>
          </table:table-cell>
          <table:table-cell office:value-type="float" office:value="8.7289099999999994E-2" table:style-name="ce19">
            <text:p>0.09</text:p>
          </table:table-cell>
          <table:table-cell office:value-type="float" office:value="9.6441200000000005E-2" table:style-name="ce19">
            <text:p>0.10</text:p>
          </table:table-cell>
          <table:table-cell office:value-type="float" office:value="9.9185700000000002E-2" table:style-name="ce19">
            <text:p>0.10</text:p>
          </table:table-cell>
          <table:table-cell office:value-type="float" office:value="0.13933019999999999" table:style-name="ce19">
            <text:p>0.14</text:p>
          </table:table-cell>
          <table:table-cell office:value-type="float" office:value="0.119738" table:style-name="ce19">
            <text:p>0.12</text:p>
          </table:table-cell>
          <table:table-cell office:value-type="float" office:value="8.7800199999999995E-2" table:style-name="ce19">
            <text:p>0.09</text:p>
          </table:table-cell>
          <table:table-cell office:value-type="float" office:value="6.6242200000000001E-2" table:style-name="ce19">
            <text:p>0.07</text:p>
          </table:table-cell>
          <table:table-cell office:value-type="float" office:value="1.8389599999999999E-2" table:style-name="ce19">
            <text:p>0.02</text:p>
          </table:table-cell>
          <table:table-cell office:value-type="float" office:value="-7.2138000000000002E-3" table:style-name="ce19">
            <text:p>-0.01</text:p>
          </table:table-cell>
          <table:table-cell office:value-type="float" office:value="3.4910799999999999E-2" table:style-name="ce19">
            <text:p>0.03</text:p>
          </table:table-cell>
          <table:table-cell office:value-type="float" office:value="3.5171599999999997E-2" table:style-name="ce19">
            <text:p>0.04</text:p>
          </table:table-cell>
          <table:table-cell office:value-type="float" office:value="6.9873299999999999E-2" table:style-name="ce19">
            <text:p>0.07</text:p>
          </table:table-cell>
          <table:table-cell office:value-type="float" office:value="-0.13419970000000001" table:style-name="ce19">
            <text:p>-0.13</text:p>
          </table:table-cell>
          <table:table-cell office:value-type="float" office:value="-0.12581999999999999" table:style-name="ce19">
            <text:p>-0.13</text:p>
          </table:table-cell>
          <table:table-cell office:value-type="float" office:value="-8.3410399999999996E-2" table:style-name="ce19">
            <text:p>-0.08</text:p>
          </table:table-cell>
          <table:table-cell office:value-type="float" office:value="-6.5124199999999993E-2" table:style-name="ce19">
            <text:p>-0.07</text:p>
          </table:table-cell>
          <table:table-cell office:value-type="float" office:value="-6.2945799999999996E-2" table:style-name="ce19">
            <text:p>-0.06</text:p>
          </table:table-cell>
          <table:table-cell office:value-type="float" office:value="0.1225594" table:style-name="ce19">
            <text:p>0.12</text:p>
          </table:table-cell>
          <table:table-cell office:value-type="float" office:value="0.1817792" table:style-name="ce19">
            <text:p>0.18</text:p>
          </table:table-cell>
          <table:table-cell office:value-type="float" office:value="0.15683610000000001" table:style-name="ce19">
            <text:p>0.16</text:p>
          </table:table-cell>
          <table:table-cell office:value-type="float" office:value="0.2515329" table:style-name="ce19">
            <text:p>0.25</text:p>
          </table:table-cell>
          <table:table-cell office:value-type="float" office:value="0.3207738" table:style-name="ce19">
            <text:p>0.32</text:p>
          </table:table-cell>
          <table:table-cell office:value-type="float" office:value="0.48990709999999998" table:style-name="ce19">
            <text:p>0.49</text:p>
          </table:table-cell>
          <table:table-cell office:value-type="float" office:value="0.50674410000000003" table:style-name="ce19">
            <text:p>0.51</text:p>
          </table:table-cell>
          <table:table-cell office:value-type="float" office:value="0.53377430000000003" table:style-name="ce19">
            <text:p>0.53</text:p>
          </table:table-cell>
          <table:table-cell office:value-type="float" office:value="0.61654469999999995" table:style-name="ce19">
            <text:p>0.62</text:p>
          </table:table-cell>
          <table:table-cell office:value-type="float" office:value="0.75537120000000002" table:style-name="ce19">
            <text:p>0.76</text:p>
          </table:table-cell>
          <table:table-cell office:value-type="float" office:value="0.82418239999999998" table:style-name="ce19">
            <text:p>0.82</text:p>
          </table:table-cell>
          <table:table-cell office:value-type="float" office:value="0.88608350000000002" table:style-name="ce19">
            <text:p>0.89</text:p>
          </table:table-cell>
          <table:table-cell office:value-type="float" office:value="0.96465679999999998" table:style-name="ce19">
            <text:p>0.96</text:p>
          </table:table-cell>
          <table:table-cell office:value-type="float" office:value="0.92707530000000005" table:style-name="ce19">
            <text:p>0.93</text:p>
          </table:table-cell>
          <table:table-cell office:value-type="float" office:value="0.84162999999999999" table:style-name="ce19">
            <text:p>0.84</text:p>
          </table:table-cell>
          <table:table-cell office:value-type="float" office:value="0.92459100000000005" table:style-name="ce19">
            <text:p>0.92</text:p>
          </table:table-cell>
          <table:table-cell office:value-type="float" office:value="0.86008019999999996" table:style-name="ce19">
            <text:p>0.86</text:p>
          </table:table-cell>
          <table:table-cell office:value-type="float" office:value="0.88319950000000003" table:style-name="ce19">
            <text:p>0.88</text:p>
          </table:table-cell>
          <table:table-cell office:value-type="float" office:value="0.782856" table:style-name="ce19">
            <text:p>0.78</text:p>
          </table:table-cell>
          <table:table-cell office:value-type="float" office:value="0.70871640000000002" table:style-name="ce19">
            <text:p>0.71</text:p>
          </table:table-cell>
          <table:table-cell office:value-type="float" office:value="0.72023510000000002" table:style-name="ce19">
            <text:p>0.72</text:p>
          </table:table-cell>
          <table:table-cell office:value-type="float" office:value="0.73963939999999995" table:style-name="ce19">
            <text:p>0.74</text:p>
          </table:table-cell>
          <table:table-cell office:value-type="float" office:value="0.82437939999999998" table:style-name="ce19">
            <text:p>0.82</text:p>
          </table:table-cell>
          <table:table-cell office:value-type="float" office:value="0.7985932" table:style-name="ce19">
            <text:p>0.80</text:p>
          </table:table-cell>
          <table:table-cell office:value-type="float" office:value="0.5968966" table:style-name="ce19">
            <text:p>0.60</text:p>
          </table:table-cell>
          <table:table-cell office:value-type="float" office:value="0.58927240000000003" table:style-name="ce19">
            <text:p>0.59</text:p>
          </table:table-cell>
          <table:table-cell office:value-type="float" office:value="0.64317760000000002" table:style-name="ce19">
            <text:p>0.64</text:p>
          </table:table-cell>
          <table:table-cell office:value-type="float" office:value="0.73430660000000003" table:style-name="ce19">
            <text:p>0.73</text:p>
          </table:table-cell>
          <table:table-cell office:value-type="float" office:value="0.75658040000000004" table:style-name="ce19">
            <text:p>0.76</text:p>
          </table:table-cell>
          <table:table-cell office:value-type="float" office:value="0.70152539999999997" table:style-name="ce19">
            <text:p>0.70</text:p>
          </table:table-cell>
          <table:table-cell office:value-type="float" office:value="0.75361549999999999" table:style-name="ce19">
            <text:p>0.75</text:p>
          </table:table-cell>
          <table:table-cell office:value-type="float" office:value="0.74469700000000005" table:style-name="ce19">
            <text:p>0.74</text:p>
          </table:table-cell>
          <table:table-cell office:value-type="float" office:value="0.73793520000000001" table:style-name="ce19">
            <text:p>0.74</text:p>
          </table:table-cell>
          <table:table-cell office:value-type="float" office:value="0.76332259999999996" table:style-name="ce19">
            <text:p>0.76</text:p>
          </table:table-cell>
          <table:table-cell office:value-type="float" office:value="0.70985730000000002" table:style-name="ce19">
            <text:p>0.71</text:p>
          </table:table-cell>
          <table:table-cell office:value-type="float" office:value="0.69273220000000002" table:style-name="ce19">
            <text:p>0.69</text:p>
          </table:table-cell>
          <table:table-cell office:value-type="float" office:value="0.65132610000000002" table:style-name="ce19">
            <text:p>0.65</text:p>
          </table:table-cell>
          <table:table-cell office:value-type="float" office:value="0.64648170000000005" table:style-name="ce19">
            <text:p>0.65</text:p>
          </table:table-cell>
          <table:table-cell office:value-type="float" office:value="0.58501700000000001" table:style-name="ce19">
            <text:p>0.59</text:p>
          </table:table-cell>
          <table:table-cell office:value-type="float" office:value="0.56307739999999995" table:style-name="ce19">
            <text:p>0.56</text:p>
          </table:table-cell>
          <table:table-cell office:value-type="float" office:value="0.57148460000000001" table:style-name="ce19">
            <text:p>0.57</text:p>
          </table:table-cell>
          <table:table-cell office:value-type="float" office:value="0.61341210000000002" table:style-name="ce19">
            <text:p>0.61</text:p>
          </table:table-cell>
          <table:table-cell office:value-type="float" office:value="0.61296329999999999" table:style-name="ce19">
            <text:p>0.61</text:p>
          </table:table-cell>
          <table:table-cell office:value-type="float" office:value="0.54546790000000001" table:style-name="ce19">
            <text:p>0.55</text:p>
          </table:table-cell>
          <table:table-cell office:value-type="float" office:value="0.57058019999999998" table:style-name="ce19">
            <text:p>0.57</text:p>
          </table:table-cell>
          <table:table-cell office:value-type="float" office:value="0.63953669999999996" table:style-name="ce19">
            <text:p>0.64</text:p>
          </table:table-cell>
          <table:table-cell office:value-type="float" office:value="0.78588539999999996" table:style-name="ce19">
            <text:p>0.79</text:p>
          </table:table-cell>
          <table:table-cell office:value-type="float" office:value="0.9133677" table:style-name="ce19">
            <text:p>0.91</text:p>
          </table:table-cell>
          <table:table-cell office:value-type="float" office:value="1.1810149000000001" table:style-name="ce19">
            <text:p>1.18</text:p>
          </table:table-cell>
          <table:table-cell office:value-type="float" office:value="1.2988310000000001" table:style-name="ce19">
            <text:p>1.30</text:p>
          </table:table-cell>
          <table:table-cell office:value-type="float" office:value="1.3484977" table:style-name="ce19">
            <text:p>1.35</text:p>
          </table:table-cell>
          <table:table-cell office:value-type="float" office:value="1.3099189" table:style-name="ce19">
            <text:p>1.31</text:p>
          </table:table-cell>
          <table:table-cell office:value-type="float" office:value="1.3190173999999999" table:style-name="ce19">
            <text:p>1.32</text:p>
          </table:table-cell>
          <table:table-cell office:value-type="float" office:value="1.2675333" table:style-name="ce19">
            <text:p>1.27</text:p>
          </table:table-cell>
          <table:table-cell office:value-type="float" office:value="1.1552526000000001" table:style-name="ce19">
            <text:p>1.16</text:p>
          </table:table-cell>
          <table:table-cell office:value-type="float" office:value="1.1213111" table:style-name="ce19">
            <text:p>1.12</text:p>
          </table:table-cell>
          <table:table-cell office:value-type="float" office:value="1.1064445000000001" table:style-name="ce19">
            <text:p>1.11</text:p>
          </table:table-cell>
          <table:table-cell office:value-type="float" office:value="1.1296587" table:style-name="ce19">
            <text:p>1.13</text:p>
          </table:table-cell>
          <table:table-cell office:value-type="float" office:value="1.1129195999999999" table:style-name="ce19">
            <text:p>1.11</text:p>
          </table:table-cell>
          <table:table-cell office:value-type="float" office:value="1.0750318999999999" table:style-name="ce19">
            <text:p>1.08</text:p>
          </table:table-cell>
          <table:table-cell office:value-type="float" office:value="1.0699940999999999" table:style-name="ce19">
            <text:p>1.07</text:p>
          </table:table-cell>
          <table:table-cell office:value-type="float" office:value="0.98210299999999995" table:style-name="ce19">
            <text:p>0.98</text:p>
          </table:table-cell>
          <table:table-cell office:value-type="float" office:value="0.89786730000000003" table:style-name="ce19">
            <text:p>0.90</text:p>
          </table:table-cell>
          <table:table-cell office:value-type="float" office:value="0.89639590000000002" table:style-name="ce19">
            <text:p>0.90</text:p>
          </table:table-cell>
          <table:table-cell office:value-type="float" office:value="0.79566049999999999" table:style-name="ce19">
            <text:p>0.80</text:p>
          </table:table-cell>
          <table:table-cell office:value-type="float" office:value="0.81741459999999999" table:style-name="ce19">
            <text:p>0.82</text:p>
          </table:table-cell>
          <table:table-cell office:value-type="float" office:value="0.75315049999999995" table:style-name="ce19">
            <text:p>0.75</text:p>
          </table:table-cell>
          <table:table-cell office:value-type="float" office:value="0.68416900000000003" table:style-name="ce19">
            <text:p>0.68</text:p>
          </table:table-cell>
          <table:table-cell office:value-type="float" office:value="0.5064864" table:style-name="ce19">
            <text:p>0.51</text:p>
          </table:table-cell>
          <table:table-cell office:value-type="float" office:value="0.44675690000000001" table:style-name="ce19">
            <text:p>0.45</text:p>
          </table:table-cell>
          <table:table-cell office:value-type="float" office:value="0.4384151" table:style-name="ce19">
            <text:p>0.44</text:p>
          </table:table-cell>
          <table:table-cell office:value-type="float" office:value="0.41675580000000001" table:style-name="ce19">
            <text:p>0.42</text:p>
          </table:table-cell>
          <table:table-cell office:value-type="float" office:value="0.34778949999999997" table:style-name="ce19">
            <text:p>0.35</text:p>
          </table:table-cell>
          <table:table-cell office:value-type="float" office:value="0.36875989999999997" table:style-name="ce19">
            <text:p>0.37</text:p>
          </table:table-cell>
          <table:table-cell office:value-type="float" office:value="0.27811669999999999" table:style-name="ce19">
            <text:p>0.28</text:p>
          </table:table-cell>
          <table:table-cell office:value-type="float" office:value="0.2410081" table:style-name="ce19">
            <text:p>0.24</text:p>
          </table:table-cell>
          <table:table-cell office:value-type="float" office:value="0.24" table:style-name="ce19">
            <text:p>0.24</text:p>
          </table:table-cell>
          <table:table-cell table:number-columns-repeated="16287" table:style-name="ce2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3.0707578999999998" table:style-name="ce19">
            <text:p>3.07</text:p>
          </table:table-cell>
          <table:table-cell office:value-type="float" office:value="3.0459887999999999" table:style-name="ce19">
            <text:p>3.05</text:p>
          </table:table-cell>
          <table:table-cell office:value-type="float" office:value="2.9614334000000002" table:style-name="ce19">
            <text:p>2.96</text:p>
          </table:table-cell>
          <table:table-cell office:value-type="float" office:value="2.9317977000000002" table:style-name="ce19">
            <text:p>2.93</text:p>
          </table:table-cell>
          <table:table-cell office:value-type="float" office:value="2.8461332000000001" table:style-name="ce19">
            <text:p>2.85</text:p>
          </table:table-cell>
          <table:table-cell office:value-type="float" office:value="2.8539444999999999" table:style-name="ce19">
            <text:p>2.85</text:p>
          </table:table-cell>
          <table:table-cell office:value-type="float" office:value="2.8646212000000002" table:style-name="ce19">
            <text:p>2.86</text:p>
          </table:table-cell>
          <table:table-cell office:value-type="float" office:value="2.8683434000000001" table:style-name="ce19">
            <text:p>2.87</text:p>
          </table:table-cell>
          <table:table-cell office:value-type="float" office:value="2.8633666" table:style-name="ce19">
            <text:p>2.86</text:p>
          </table:table-cell>
          <table:table-cell office:value-type="float" office:value="2.8445632000000001" table:style-name="ce19">
            <text:p>2.84</text:p>
          </table:table-cell>
          <table:table-cell office:value-type="float" office:value="2.8751544999999998" table:style-name="ce19">
            <text:p>2.88</text:p>
          </table:table-cell>
          <table:table-cell office:value-type="float" office:value="2.8564843999999998" table:style-name="ce19">
            <text:p>2.86</text:p>
          </table:table-cell>
          <table:table-cell office:value-type="float" office:value="2.8436889999999999" table:style-name="ce19">
            <text:p>2.84</text:p>
          </table:table-cell>
          <table:table-cell office:value-type="float" office:value="2.8140098999999998" table:style-name="ce19">
            <text:p>2.81</text:p>
          </table:table-cell>
          <table:table-cell office:value-type="float" office:value="2.7891066000000002" table:style-name="ce19">
            <text:p>2.79</text:p>
          </table:table-cell>
          <table:table-cell office:value-type="float" office:value="2.8017278000000001" table:style-name="ce19">
            <text:p>2.80</text:p>
          </table:table-cell>
          <table:table-cell office:value-type="float" office:value="2.9403622" table:style-name="ce19">
            <text:p>2.94</text:p>
          </table:table-cell>
          <table:table-cell office:value-type="float" office:value="3.08371" table:style-name="ce19">
            <text:p>3.08</text:p>
          </table:table-cell>
          <table:table-cell office:value-type="float" office:value="3.0459645000000002" table:style-name="ce19">
            <text:p>3.05</text:p>
          </table:table-cell>
          <table:table-cell office:value-type="float" office:value="3.1095700000000002" table:style-name="ce19">
            <text:p>3.11</text:p>
          </table:table-cell>
          <table:table-cell office:value-type="float" office:value="3.1316423000000002" table:style-name="ce19">
            <text:p>3.13</text:p>
          </table:table-cell>
          <table:table-cell office:value-type="float" office:value="3.1951833000000001" table:style-name="ce19">
            <text:p>3.20</text:p>
          </table:table-cell>
          <table:table-cell office:value-type="float" office:value="3.2861265999999998" table:style-name="ce19">
            <text:p>3.29</text:p>
          </table:table-cell>
          <table:table-cell office:value-type="float" office:value="3.6843444999999999" table:style-name="ce19">
            <text:p>3.68</text:p>
          </table:table-cell>
          <table:table-cell office:value-type="float" office:value="4.3656220000000001" table:style-name="ce19">
            <text:p>4.37</text:p>
          </table:table-cell>
          <table:table-cell office:value-type="float" office:value="4.7187333000000002" table:style-name="ce19">
            <text:p>4.72</text:p>
          </table:table-cell>
          <table:table-cell office:value-type="float" office:value="5.4068999" table:style-name="ce19">
            <text:p>5.41</text:p>
          </table:table-cell>
          <table:table-cell office:value-type="float" office:value="5.5270443" table:style-name="ce19">
            <text:p>5.53</text:p>
          </table:table-cell>
          <table:table-cell office:value-type="float" office:value="6.3022999999999998" table:style-name="ce19">
            <text:p>6.30</text:p>
          </table:table-cell>
          <table:table-cell office:value-type="float" office:value="6.4207001000000004" table:style-name="ce19">
            <text:p>6.42</text:p>
          </table:table-cell>
          <table:table-cell office:value-type="float" office:value="6.3797112" table:style-name="ce19">
            <text:p>6.38</text:p>
          </table:table-cell>
          <table:table-cell office:value-type="float" office:value="6.5315557000000002" table:style-name="ce19">
            <text:p>6.53</text:p>
          </table:table-cell>
          <table:table-cell office:value-type="float" office:value="6.6159444000000001" table:style-name="ce19">
            <text:p>6.62</text:p>
          </table:table-cell>
          <table:table-cell office:value-type="float" office:value="6.5129776000000001" table:style-name="ce19">
            <text:p>6.51</text:p>
          </table:table-cell>
          <table:table-cell office:value-type="float" office:value="6.3115335000000004" table:style-name="ce19">
            <text:p>6.31</text:p>
          </table:table-cell>
          <table:table-cell office:value-type="float" office:value="6.0019444999999996" table:style-name="ce19">
            <text:p>6.00</text:p>
          </table:table-cell>
          <table:table-cell office:value-type="float" office:value="5.7848220000000001" table:style-name="ce19">
            <text:p>5.78</text:p>
          </table:table-cell>
          <table:table-cell office:value-type="float" office:value="5.9928555000000001" table:style-name="ce19">
            <text:p>5.99</text:p>
          </table:table-cell>
          <table:table-cell office:value-type="float" office:value="6.2635778999999996" table:style-name="ce19">
            <text:p>6.26</text:p>
          </table:table-cell>
          <table:table-cell office:value-type="float" office:value="5.8943667" table:style-name="ce19">
            <text:p>5.89</text:p>
          </table:table-cell>
          <table:table-cell office:value-type="float" office:value="5.9105334000000003" table:style-name="ce19">
            <text:p>5.91</text:p>
          </table:table-cell>
          <table:table-cell office:value-type="float" office:value="6.0882000999999999" table:style-name="ce19">
            <text:p>6.09</text:p>
          </table:table-cell>
          <table:table-cell office:value-type="float" office:value="6.0432777" table:style-name="ce19">
            <text:p>6.04</text:p>
          </table:table-cell>
          <table:table-cell office:value-type="float" office:value="6.0001110999999998" table:style-name="ce19">
            <text:p>6.00</text:p>
          </table:table-cell>
          <table:table-cell office:value-type="float" office:value="6.1017890000000001" table:style-name="ce19">
            <text:p>6.10</text:p>
          </table:table-cell>
          <table:table-cell office:value-type="float" office:value="6.2187222999999996" table:style-name="ce19">
            <text:p>6.22</text:p>
          </table:table-cell>
          <table:table-cell office:value-type="float" office:value="6.3441443" table:style-name="ce19">
            <text:p>6.34</text:p>
          </table:table-cell>
          <table:table-cell office:value-type="float" office:value="6.2669220000000001" table:style-name="ce19">
            <text:p>6.27</text:p>
          </table:table-cell>
          <table:table-cell office:value-type="float" office:value="6.3924111999999997" table:style-name="ce19">
            <text:p>6.39</text:p>
          </table:table-cell>
          <table:table-cell office:value-type="float" office:value="6.3950108999999999" table:style-name="ce19">
            <text:p>6.40</text:p>
          </table:table-cell>
          <table:table-cell office:value-type="float" office:value="6.3640223000000002" table:style-name="ce19">
            <text:p>6.36</text:p>
          </table:table-cell>
          <table:table-cell office:value-type="float" office:value="6.2574224000000003" table:style-name="ce19">
            <text:p>6.26</text:p>
          </table:table-cell>
          <table:table-cell office:value-type="float" office:value="6.2838998000000004" table:style-name="ce19">
            <text:p>6.28</text:p>
          </table:table-cell>
          <table:table-cell office:value-type="float" office:value="5.8547111000000003" table:style-name="ce19">
            <text:p>5.85</text:p>
          </table:table-cell>
          <table:table-cell office:value-type="float" office:value="5.4125443000000004" table:style-name="ce19">
            <text:p>5.41</text:p>
          </table:table-cell>
          <table:table-cell office:value-type="float" office:value="5.2433109" table:style-name="ce19">
            <text:p>5.24</text:p>
          </table:table-cell>
          <table:table-cell office:value-type="float" office:value="5.0219110999999996" table:style-name="ce19">
            <text:p>5.02</text:p>
          </table:table-cell>
          <table:table-cell office:value-type="float" office:value="5.2631664000000002" table:style-name="ce19">
            <text:p>5.26</text:p>
          </table:table-cell>
          <table:table-cell office:value-type="float" office:value="5.1914110000000004" table:style-name="ce19">
            <text:p>5.19</text:p>
          </table:table-cell>
          <table:table-cell office:value-type="float" office:value="4.9375777000000003" table:style-name="ce19">
            <text:p>4.94</text:p>
          </table:table-cell>
          <table:table-cell office:value-type="float" office:value="5.0225553999999999" table:style-name="ce19">
            <text:p>5.02</text:p>
          </table:table-cell>
          <table:table-cell office:value-type="float" office:value="5.0307889000000001" table:style-name="ce19">
            <text:p>5.03</text:p>
          </table:table-cell>
          <table:table-cell office:value-type="float" office:value="5.1062002" table:style-name="ce19">
            <text:p>5.11</text:p>
          </table:table-cell>
          <table:table-cell office:value-type="float" office:value="5.2272109999999996" table:style-name="ce19">
            <text:p>5.23</text:p>
          </table:table-cell>
          <table:table-cell office:value-type="float" office:value="5.2487335000000002" table:style-name="ce19">
            <text:p>5.25</text:p>
          </table:table-cell>
          <table:table-cell office:value-type="float" office:value="5.3674888999999997" table:style-name="ce19">
            <text:p>5.37</text:p>
          </table:table-cell>
          <table:table-cell office:value-type="float" office:value="5.4493331999999999" table:style-name="ce19">
            <text:p>5.45</text:p>
          </table:table-cell>
          <table:table-cell office:value-type="float" office:value="5.8822330999999997" table:style-name="ce19">
            <text:p>5.88</text:p>
          </table:table-cell>
          <table:table-cell office:value-type="float" office:value="5.9551888000000002" table:style-name="ce19">
            <text:p>5.96</text:p>
          </table:table-cell>
          <table:table-cell office:value-type="float" office:value="6.1292442999999999" table:style-name="ce19">
            <text:p>6.13</text:p>
          </table:table-cell>
          <table:table-cell office:value-type="float" office:value="5.9267887999999997" table:style-name="ce19">
            <text:p>5.93</text:p>
          </table:table-cell>
          <table:table-cell office:value-type="float" office:value="5.6637668999999997" table:style-name="ce19">
            <text:p>5.66</text:p>
          </table:table-cell>
          <table:table-cell office:value-type="float" office:value="5.7179890000000002" table:style-name="ce19">
            <text:p>5.72</text:p>
          </table:table-cell>
          <table:table-cell office:value-type="float" office:value="5.5634664999999996" table:style-name="ce19">
            <text:p>5.56</text:p>
          </table:table-cell>
          <table:table-cell office:value-type="float" office:value="5.5912113000000003" table:style-name="ce19">
            <text:p>5.59</text:p>
          </table:table-cell>
          <table:table-cell office:value-type="float" office:value="5.6700334999999997" table:style-name="ce19">
            <text:p>5.67</text:p>
          </table:table-cell>
          <table:table-cell office:value-type="float" office:value="5.7128667999999996" table:style-name="ce19">
            <text:p>5.71</text:p>
          </table:table-cell>
          <table:table-cell office:value-type="float" office:value="5.7957001000000004" table:style-name="ce19">
            <text:p>5.80</text:p>
          </table:table-cell>
          <table:table-cell office:value-type="float" office:value="5.8301444" table:style-name="ce19">
            <text:p>5.83</text:p>
          </table:table-cell>
          <table:table-cell office:value-type="float" office:value="5.6245890000000003" table:style-name="ce19">
            <text:p>5.62</text:p>
          </table:table-cell>
          <table:table-cell office:value-type="float" office:value="5.6327223999999996" table:style-name="ce19">
            <text:p>5.63</text:p>
          </table:table-cell>
          <table:table-cell office:value-type="float" office:value="5.4268331999999999" table:style-name="ce19">
            <text:p>5.43</text:p>
          </table:table-cell>
          <table:table-cell office:value-type="float" office:value="5.4601554999999999" table:style-name="ce19">
            <text:p>5.46</text:p>
          </table:table-cell>
          <table:table-cell office:value-type="float" office:value="5.3649554000000004" table:style-name="ce19">
            <text:p>5.36</text:p>
          </table:table-cell>
          <table:table-cell office:value-type="float" office:value="5.2021221999999998" table:style-name="ce19">
            <text:p>5.20</text:p>
          </table:table-cell>
          <table:table-cell office:value-type="float" office:value="5.1034002000000003" table:style-name="ce19">
            <text:p>5.10</text:p>
          </table:table-cell>
          <table:table-cell office:value-type="float" office:value="4.9584332" table:style-name="ce19">
            <text:p>4.96</text:p>
          </table:table-cell>
          <table:table-cell office:value-type="float" office:value="4.7452778999999996" table:style-name="ce19">
            <text:p>4.75</text:p>
          </table:table-cell>
          <table:table-cell office:value-type="float" office:value="4.4233446000000001" table:style-name="ce19">
            <text:p>4.42</text:p>
          </table:table-cell>
          <table:table-cell office:value-type="float" office:value="4.2601775999999996" table:style-name="ce19">
            <text:p>4.26</text:p>
          </table:table-cell>
          <table:table-cell office:value-type="float" office:value="4.1048222000000001" table:style-name="ce19">
            <text:p>4.10</text:p>
          </table:table-cell>
          <table:table-cell office:value-type="float" office:value="3.8126779000000002" table:style-name="ce19">
            <text:p>3.81</text:p>
          </table:table-cell>
          <table:table-cell office:value-type="float" office:value="3.7518535000000002" table:style-name="ce19">
            <text:p>3.75</text:p>
          </table:table-cell>
          <table:table-cell office:value-type="float" office:value="3.6325889" table:style-name="ce19">
            <text:p>3.63</text:p>
          </table:table-cell>
          <table:table-cell office:value-type="float" office:value="3.4834622999999998" table:style-name="ce19">
            <text:p>3.48</text:p>
          </table:table-cell>
          <table:table-cell office:value-type="float" office:value="3.48" table:style-name="ce19">
            <text:p>3.48</text:p>
          </table:table-cell>
          <table:table-cell table:number-columns-repeated="16287" table:style-name="ce20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1.9237012" table:style-name="ce19">
            <text:p>1.92</text:p>
          </table:table-cell>
          <table:table-cell office:value-type="float" office:value="1.8991256000000001" table:style-name="ce19">
            <text:p>1.90</text:p>
          </table:table-cell>
          <table:table-cell office:value-type="float" office:value="1.8482478" table:style-name="ce19">
            <text:p>1.85</text:p>
          </table:table-cell>
          <table:table-cell office:value-type="float" office:value="1.82758" table:style-name="ce19">
            <text:p>1.83</text:p>
          </table:table-cell>
          <table:table-cell office:value-type="float" office:value="1.8282012000000001" table:style-name="ce19">
            <text:p>1.83</text:p>
          </table:table-cell>
          <table:table-cell office:value-type="float" office:value="1.7928423" table:style-name="ce19">
            <text:p>1.79</text:p>
          </table:table-cell>
          <table:table-cell office:value-type="float" office:value="1.7782544" table:style-name="ce19">
            <text:p>1.78</text:p>
          </table:table-cell>
          <table:table-cell office:value-type="float" office:value="1.7550254999999999" table:style-name="ce19">
            <text:p>1.76</text:p>
          </table:table-cell>
          <table:table-cell office:value-type="float" office:value="1.7240789000000001" table:style-name="ce19">
            <text:p>1.72</text:p>
          </table:table-cell>
          <table:table-cell office:value-type="float" office:value="1.7245265999999999" table:style-name="ce19">
            <text:p>1.72</text:p>
          </table:table-cell>
          <table:table-cell office:value-type="float" office:value="1.6967110999999999" table:style-name="ce19">
            <text:p>1.70</text:p>
          </table:table-cell>
          <table:table-cell office:value-type="float" office:value="1.7157689" table:style-name="ce19">
            <text:p>1.72</text:p>
          </table:table-cell>
          <table:table-cell office:value-type="float" office:value="1.6942265999999999" table:style-name="ce19">
            <text:p>1.69</text:p>
          </table:table-cell>
          <table:table-cell office:value-type="float" office:value="1.7065055" table:style-name="ce19">
            <text:p>1.71</text:p>
          </table:table-cell>
          <table:table-cell office:value-type="float" office:value="1.7086778" table:style-name="ce19">
            <text:p>1.71</text:p>
          </table:table-cell>
          <table:table-cell office:value-type="float" office:value="1.7272167" table:style-name="ce19">
            <text:p>1.73</text:p>
          </table:table-cell>
          <table:table-cell office:value-type="float" office:value="1.77457" table:style-name="ce19">
            <text:p>1.77</text:p>
          </table:table-cell>
          <table:table-cell office:value-type="float" office:value="1.8034977999999999" table:style-name="ce19">
            <text:p>1.80</text:p>
          </table:table-cell>
          <table:table-cell office:value-type="float" office:value="1.7936289000000001" table:style-name="ce19">
            <text:p>1.79</text:p>
          </table:table-cell>
          <table:table-cell office:value-type="float" office:value="1.7972288999999999" table:style-name="ce19">
            <text:p>1.80</text:p>
          </table:table-cell>
          <table:table-cell office:value-type="float" office:value="1.8660833999999999" table:style-name="ce19">
            <text:p>1.87</text:p>
          </table:table-cell>
          <table:table-cell office:value-type="float" office:value="1.9532012000000001" table:style-name="ce19">
            <text:p>1.95</text:p>
          </table:table-cell>
          <table:table-cell office:value-type="float" office:value="2.1271656000000001" table:style-name="ce19">
            <text:p>2.13</text:p>
          </table:table-cell>
          <table:table-cell office:value-type="float" office:value="2.3080332000000001" table:style-name="ce19">
            <text:p>2.31</text:p>
          </table:table-cell>
          <table:table-cell office:value-type="float" office:value="2.5626888000000001" table:style-name="ce19">
            <text:p>2.56</text:p>
          </table:table-cell>
          <table:table-cell office:value-type="float" office:value="2.6766776999999999" table:style-name="ce19">
            <text:p>2.68</text:p>
          </table:table-cell>
          <table:table-cell office:value-type="float" office:value="2.7776443999999998" table:style-name="ce19">
            <text:p>2.78</text:p>
          </table:table-cell>
          <table:table-cell office:value-type="float" office:value="2.9098666" table:style-name="ce19">
            <text:p>2.91</text:p>
          </table:table-cell>
          <table:table-cell office:value-type="float" office:value="3.2325666000000002" table:style-name="ce19">
            <text:p>3.23</text:p>
          </table:table-cell>
          <table:table-cell office:value-type="float" office:value="3.3533111" table:style-name="ce19">
            <text:p>3.35</text:p>
          </table:table-cell>
          <table:table-cell office:value-type="float" office:value="3.5066111000000002" table:style-name="ce19">
            <text:p>3.51</text:p>
          </table:table-cell>
          <table:table-cell office:value-type="float" office:value="3.5382779000000002" table:style-name="ce19">
            <text:p>3.54</text:p>
          </table:table-cell>
          <table:table-cell office:value-type="float" office:value="3.5720999" table:style-name="ce19">
            <text:p>3.57</text:p>
          </table:table-cell>
          <table:table-cell office:value-type="float" office:value="3.5304443999999999" table:style-name="ce19">
            <text:p>3.53</text:p>
          </table:table-cell>
          <table:table-cell office:value-type="float" office:value="3.5039221999999999" table:style-name="ce19">
            <text:p>3.50</text:p>
          </table:table-cell>
          <table:table-cell office:value-type="float" office:value="3.5740557000000002" table:style-name="ce19">
            <text:p>3.57</text:p>
          </table:table-cell>
          <table:table-cell office:value-type="float" office:value="3.5959333999999998" table:style-name="ce19">
            <text:p>3.60</text:p>
          </table:table-cell>
          <table:table-cell office:value-type="float" office:value="3.6298001000000002" table:style-name="ce19">
            <text:p>3.63</text:p>
          </table:table-cell>
          <table:table-cell office:value-type="float" office:value="3.5563666999999999" table:style-name="ce19">
            <text:p>3.56</text:p>
          </table:table-cell>
          <table:table-cell office:value-type="float" office:value="3.3378777999999998" table:style-name="ce19">
            <text:p>3.34</text:p>
          </table:table-cell>
          <table:table-cell office:value-type="float" office:value="3.3118777000000001" table:style-name="ce19">
            <text:p>3.31</text:p>
          </table:table-cell>
          <table:table-cell office:value-type="float" office:value="3.3967779" table:style-name="ce19">
            <text:p>3.40</text:p>
          </table:table-cell>
          <table:table-cell office:value-type="float" office:value="3.5855668000000001" table:style-name="ce19">
            <text:p>3.59</text:p>
          </table:table-cell>
          <table:table-cell office:value-type="float" office:value="3.3990333000000001" table:style-name="ce19">
            <text:p>3.40</text:p>
          </table:table-cell>
          <table:table-cell office:value-type="float" office:value="3.4219778000000001" table:style-name="ce19">
            <text:p>3.42</text:p>
          </table:table-cell>
          <table:table-cell office:value-type="float" office:value="3.5807332999999999" table:style-name="ce19">
            <text:p>3.58</text:p>
          </table:table-cell>
          <table:table-cell office:value-type="float" office:value="3.5585110000000002" table:style-name="ce19">
            <text:p>3.56</text:p>
          </table:table-cell>
          <table:table-cell office:value-type="float" office:value="3.6324556000000001" table:style-name="ce19">
            <text:p>3.63</text:p>
          </table:table-cell>
          <table:table-cell office:value-type="float" office:value="3.6017777999999998" table:style-name="ce19">
            <text:p>3.60</text:p>
          </table:table-cell>
          <table:table-cell office:value-type="float" office:value="3.6522667000000002" table:style-name="ce19">
            <text:p>3.65</text:p>
          </table:table-cell>
          <table:table-cell office:value-type="float" office:value="3.6488887999999999" table:style-name="ce19">
            <text:p>3.65</text:p>
          </table:table-cell>
          <table:table-cell office:value-type="float" office:value="3.5370333" table:style-name="ce19">
            <text:p>3.54</text:p>
          </table:table-cell>
          <table:table-cell office:value-type="float" office:value="3.6051555" table:style-name="ce19">
            <text:p>3.61</text:p>
          </table:table-cell>
          <table:table-cell office:value-type="float" office:value="3.5804442999999999" table:style-name="ce19">
            <text:p>3.58</text:p>
          </table:table-cell>
          <table:table-cell office:value-type="float" office:value="3.5832443" table:style-name="ce19">
            <text:p>3.58</text:p>
          </table:table-cell>
          <table:table-cell office:value-type="float" office:value="3.4625444000000001" table:style-name="ce19">
            <text:p>3.46</text:p>
          </table:table-cell>
          <table:table-cell office:value-type="float" office:value="3.5251334000000001" table:style-name="ce19">
            <text:p>3.53</text:p>
          </table:table-cell>
          <table:table-cell office:value-type="float" office:value="3.5460668000000002" table:style-name="ce19">
            <text:p>3.55</text:p>
          </table:table-cell>
          <table:table-cell office:value-type="float" office:value="3.4574777999999999" table:style-name="ce19">
            <text:p>3.46</text:p>
          </table:table-cell>
          <table:table-cell office:value-type="float" office:value="3.2582889000000002" table:style-name="ce19">
            <text:p>3.26</text:p>
          </table:table-cell>
          <table:table-cell office:value-type="float" office:value="3.2726888999999999" table:style-name="ce19">
            <text:p>3.27</text:p>
          </table:table-cell>
          <table:table-cell office:value-type="float" office:value="3.2048557" table:style-name="ce19">
            <text:p>3.20</text:p>
          </table:table-cell>
          <table:table-cell office:value-type="float" office:value="3.1833334" table:style-name="ce19">
            <text:p>3.18</text:p>
          </table:table-cell>
          <table:table-cell office:value-type="float" office:value="3.1879666000000002" table:style-name="ce19">
            <text:p>3.19</text:p>
          </table:table-cell>
          <table:table-cell office:value-type="float" office:value="3.2037334" table:style-name="ce19">
            <text:p>3.20</text:p>
          </table:table-cell>
          <table:table-cell office:value-type="float" office:value="3.3312001000000002" table:style-name="ce19">
            <text:p>3.33</text:p>
          </table:table-cell>
          <table:table-cell office:value-type="float" office:value="3.4815887999999999" table:style-name="ce19">
            <text:p>3.48</text:p>
          </table:table-cell>
          <table:table-cell office:value-type="float" office:value="3.7647555000000001" table:style-name="ce19">
            <text:p>3.76</text:p>
          </table:table-cell>
          <table:table-cell office:value-type="float" office:value="3.9817889000000002" table:style-name="ce19">
            <text:p>3.98</text:p>
          </table:table-cell>
          <table:table-cell office:value-type="float" office:value="3.9721443999999999" table:style-name="ce19">
            <text:p>3.97</text:p>
          </table:table-cell>
          <table:table-cell office:value-type="float" office:value="3.9407222000000002" table:style-name="ce19">
            <text:p>3.94</text:p>
          </table:table-cell>
          <table:table-cell office:value-type="float" office:value="3.8634776999999998" table:style-name="ce19">
            <text:p>3.86</text:p>
          </table:table-cell>
          <table:table-cell office:value-type="float" office:value="3.8342999999999998" table:style-name="ce19">
            <text:p>3.83</text:p>
          </table:table-cell>
          <table:table-cell office:value-type="float" office:value="3.9064554999999999" table:style-name="ce19">
            <text:p>3.91</text:p>
          </table:table-cell>
          <table:table-cell office:value-type="float" office:value="3.8898556000000002" table:style-name="ce19">
            <text:p>3.89</text:p>
          </table:table-cell>
          <table:table-cell office:value-type="float" office:value="3.8511666999999998" table:style-name="ce19">
            <text:p>3.85</text:p>
          </table:table-cell>
          <table:table-cell office:value-type="float" office:value="3.8550111999999999" table:style-name="ce19">
            <text:p>3.86</text:p>
          </table:table-cell>
          <table:table-cell office:value-type="float" office:value="3.8579110999999999" table:style-name="ce19">
            <text:p>3.86</text:p>
          </table:table-cell>
          <table:table-cell office:value-type="float" office:value="3.8531110000000002" table:style-name="ce19">
            <text:p>3.85</text:p>
          </table:table-cell>
          <table:table-cell office:value-type="float" office:value="3.730289" table:style-name="ce19">
            <text:p>3.73</text:p>
          </table:table-cell>
          <table:table-cell office:value-type="float" office:value="3.5599221999999999" table:style-name="ce19">
            <text:p>3.56</text:p>
          </table:table-cell>
          <table:table-cell office:value-type="float" office:value="3.5849779000000002" table:style-name="ce19">
            <text:p>3.58</text:p>
          </table:table-cell>
          <table:table-cell office:value-type="float" office:value="3.5433667" table:style-name="ce19">
            <text:p>3.54</text:p>
          </table:table-cell>
          <table:table-cell office:value-type="float" office:value="3.4534223000000002" table:style-name="ce19">
            <text:p>3.45</text:p>
          </table:table-cell>
          <table:table-cell office:value-type="float" office:value="3.4012221999999999" table:style-name="ce19">
            <text:p>3.40</text:p>
          </table:table-cell>
          <table:table-cell office:value-type="float" office:value="3.3525445" table:style-name="ce19">
            <text:p>3.35</text:p>
          </table:table-cell>
          <table:table-cell office:value-type="float" office:value="3.2440445000000002" table:style-name="ce19">
            <text:p>3.24</text:p>
          </table:table-cell>
          <table:table-cell office:value-type="float" office:value="2.9824221" table:style-name="ce19">
            <text:p>2.98</text:p>
          </table:table-cell>
          <table:table-cell office:value-type="float" office:value="2.8804221000000001" table:style-name="ce19">
            <text:p>2.88</text:p>
          </table:table-cell>
          <table:table-cell office:value-type="float" office:value="2.7975222999999998" table:style-name="ce19">
            <text:p>2.80</text:p>
          </table:table-cell>
          <table:table-cell office:value-type="float" office:value="2.6809223000000002" table:style-name="ce19">
            <text:p>2.68</text:p>
          </table:table-cell>
          <table:table-cell office:value-type="float" office:value="2.5413556000000002" table:style-name="ce19">
            <text:p>2.54</text:p>
          </table:table-cell>
          <table:table-cell office:value-type="float" office:value="2.4777222000000001" table:style-name="ce19">
            <text:p>2.48</text:p>
          </table:table-cell>
          <table:table-cell office:value-type="float" office:value="2.3900223" table:style-name="ce19">
            <text:p>2.39</text:p>
          </table:table-cell>
          <table:table-cell office:value-type="float" office:value="2.3219500000000002" table:style-name="ce19">
            <text:p>2.32</text:p>
          </table:table-cell>
          <table:table-cell office:value-type="float" office:value="2.3199999999999998" table:style-name="ce19">
            <text:p>2.32</text:p>
          </table:table-cell>
          <table:table-cell table:number-columns-repeated="16287" table:style-name="ce20"/>
        </table:table-row>
        <table:table-row table:style-name="ro1">
          <table:table-cell table:number-columns-repeated="10"/>
          <table:table-cell table:style-name="ce1">
            <draw:frame draw:z-index="1" draw:id="id2" draw:style-name="a3" draw:name="Chart 1" svg:x="0.58333in" svg:y="0.182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  <draw:frame draw:z-index="2" draw:id="id3" draw:style-name="a4" draw:name="Chart 2" svg:x="0.58333in" svg:y="0.18229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office:value-type="float" office:value="36" table:style-name="ce4">
            <text:p>36</text:p>
          </table:table-cell>
          <table:table-cell office:value-type="float" office:value="0.15156839999999999" table:style-name="ce19">
            <text:p>0.15</text:p>
          </table:table-cell>
          <table:table-cell office:value-type="float" office:value="0.10475859999999999" table:style-name="ce19">
            <text:p>0.10</text:p>
          </table:table-cell>
          <table:table-cell office:value-type="float" office:value="8.7289099999999994E-2" table:style-name="ce19">
            <text:p>0.09</text:p>
          </table:table-cell>
          <table:table-cell office:value-type="float" office:value="9.6441200000000005E-2" table:style-name="ce19">
            <text:p>0.10</text:p>
          </table:table-cell>
          <table:table-cell office:value-type="float" office:value="9.9185700000000002E-2" table:style-name="ce19">
            <text:p>0.10</text:p>
          </table:table-cell>
          <table:table-cell office:value-type="float" office:value="0.13933019999999999" table:style-name="ce19">
            <text:p>0.14</text:p>
          </table:table-cell>
          <table:table-cell office:value-type="float" office:value="0.119738" table:style-name="ce19">
            <text:p>0.12</text:p>
          </table:table-cell>
          <table:table-cell office:value-type="float" office:value="8.7800199999999995E-2" table:style-name="ce19">
            <text:p>0.09</text:p>
          </table:table-cell>
          <table:table-cell office:value-type="float" office:value="6.6242200000000001E-2" table:style-name="ce19">
            <text:p>0.07</text:p>
          </table:table-cell>
          <table:table-cell office:value-type="float" office:value="1.8389599999999999E-2" table:style-name="ce19">
            <text:p>0.02</text:p>
          </table:table-cell>
          <table:table-cell office:value-type="float" office:value="-7.2138000000000002E-3" table:style-name="ce19">
            <text:p>-0.01</text:p>
          </table:table-cell>
          <table:table-cell office:value-type="float" office:value="3.4910799999999999E-2" table:style-name="ce19">
            <text:p>0.03</text:p>
          </table:table-cell>
          <table:table-cell office:value-type="float" office:value="3.5171599999999997E-2" table:style-name="ce19">
            <text:p>0.04</text:p>
          </table:table-cell>
          <table:table-cell office:value-type="float" office:value="6.9873299999999999E-2" table:style-name="ce19">
            <text:p>0.07</text:p>
          </table:table-cell>
          <table:table-cell office:value-type="float" office:value="-0.13419970000000001" table:style-name="ce19">
            <text:p>-0.13</text:p>
          </table:table-cell>
          <table:table-cell office:value-type="float" office:value="-0.12581999999999999" table:style-name="ce19">
            <text:p>-0.13</text:p>
          </table:table-cell>
          <table:table-cell office:value-type="float" office:value="-8.3410399999999996E-2" table:style-name="ce19">
            <text:p>-0.08</text:p>
          </table:table-cell>
          <table:table-cell office:value-type="float" office:value="-6.5124199999999993E-2" table:style-name="ce19">
            <text:p>-0.07</text:p>
          </table:table-cell>
          <table:table-cell office:value-type="float" office:value="-6.2945799999999996E-2" table:style-name="ce19">
            <text:p>-0.06</text:p>
          </table:table-cell>
          <table:table-cell office:value-type="float" office:value="0.1225594" table:style-name="ce19">
            <text:p>0.12</text:p>
          </table:table-cell>
          <table:table-cell office:value-type="float" office:value="0.1817792" table:style-name="ce19">
            <text:p>0.18</text:p>
          </table:table-cell>
          <table:table-cell office:value-type="float" office:value="0.15683610000000001" table:style-name="ce19">
            <text:p>0.16</text:p>
          </table:table-cell>
          <table:table-cell office:value-type="float" office:value="0.2515329" table:style-name="ce19">
            <text:p>0.25</text:p>
          </table:table-cell>
          <table:table-cell office:value-type="float" office:value="0.3207738" table:style-name="ce19">
            <text:p>0.32</text:p>
          </table:table-cell>
          <table:table-cell office:value-type="float" office:value="0.48990709999999998" table:style-name="ce19">
            <text:p>0.49</text:p>
          </table:table-cell>
          <table:table-cell office:value-type="float" office:value="0.50674410000000003" table:style-name="ce19">
            <text:p>0.51</text:p>
          </table:table-cell>
          <table:table-cell office:value-type="float" office:value="0.53377430000000003" table:style-name="ce19">
            <text:p>0.53</text:p>
          </table:table-cell>
          <table:table-cell office:value-type="float" office:value="0.61654469999999995" table:style-name="ce19">
            <text:p>0.62</text:p>
          </table:table-cell>
          <table:table-cell office:value-type="float" office:value="0.75537120000000002" table:style-name="ce19">
            <text:p>0.76</text:p>
          </table:table-cell>
          <table:table-cell office:value-type="float" office:value="0.82418239999999998" table:style-name="ce19">
            <text:p>0.82</text:p>
          </table:table-cell>
          <table:table-cell office:value-type="float" office:value="0.88608350000000002" table:style-name="ce19">
            <text:p>0.89</text:p>
          </table:table-cell>
          <table:table-cell office:value-type="float" office:value="0.96465679999999998" table:style-name="ce19">
            <text:p>0.96</text:p>
          </table:table-cell>
          <table:table-cell office:value-type="float" office:value="0.92707530000000005" table:style-name="ce19">
            <text:p>0.93</text:p>
          </table:table-cell>
          <table:table-cell office:value-type="float" office:value="0.84162999999999999" table:style-name="ce19">
            <text:p>0.84</text:p>
          </table:table-cell>
          <table:table-cell office:value-type="float" office:value="0.92459100000000005" table:style-name="ce19">
            <text:p>0.92</text:p>
          </table:table-cell>
          <table:table-cell office:value-type="float" office:value="0.86008019999999996" table:style-name="ce19">
            <text:p>0.86</text:p>
          </table:table-cell>
          <table:table-cell office:value-type="float" office:value="0.88319950000000003" table:style-name="ce19">
            <text:p>0.88</text:p>
          </table:table-cell>
          <table:table-cell office:value-type="float" office:value="0.782856" table:style-name="ce19">
            <text:p>0.78</text:p>
          </table:table-cell>
          <table:table-cell office:value-type="float" office:value="0.70871640000000002" table:style-name="ce19">
            <text:p>0.71</text:p>
          </table:table-cell>
          <table:table-cell office:value-type="float" office:value="0.72023510000000002" table:style-name="ce19">
            <text:p>0.72</text:p>
          </table:table-cell>
          <table:table-cell office:value-type="float" office:value="0.73963939999999995" table:style-name="ce19">
            <text:p>0.74</text:p>
          </table:table-cell>
          <table:table-cell office:value-type="float" office:value="0.82437939999999998" table:style-name="ce19">
            <text:p>0.82</text:p>
          </table:table-cell>
          <table:table-cell office:value-type="float" office:value="0.7985932" table:style-name="ce19">
            <text:p>0.80</text:p>
          </table:table-cell>
          <table:table-cell office:value-type="float" office:value="0.5968966" table:style-name="ce19">
            <text:p>0.60</text:p>
          </table:table-cell>
          <table:table-cell office:value-type="float" office:value="0.58927240000000003" table:style-name="ce19">
            <text:p>0.59</text:p>
          </table:table-cell>
          <table:table-cell office:value-type="float" office:value="0.64317760000000002" table:style-name="ce19">
            <text:p>0.64</text:p>
          </table:table-cell>
          <table:table-cell office:value-type="float" office:value="0.73430660000000003" table:style-name="ce19">
            <text:p>0.73</text:p>
          </table:table-cell>
          <table:table-cell office:value-type="float" office:value="0.75658040000000004" table:style-name="ce19">
            <text:p>0.76</text:p>
          </table:table-cell>
          <table:table-cell office:value-type="float" office:value="0.70152539999999997" table:style-name="ce19">
            <text:p>0.70</text:p>
          </table:table-cell>
          <table:table-cell office:value-type="float" office:value="0.75361549999999999" table:style-name="ce19">
            <text:p>0.75</text:p>
          </table:table-cell>
          <table:table-cell office:value-type="float" office:value="0.74469700000000005" table:style-name="ce19">
            <text:p>0.74</text:p>
          </table:table-cell>
          <table:table-cell office:value-type="float" office:value="0.73793520000000001" table:style-name="ce19">
            <text:p>0.74</text:p>
          </table:table-cell>
          <table:table-cell office:value-type="float" office:value="0.76332259999999996" table:style-name="ce19">
            <text:p>0.76</text:p>
          </table:table-cell>
          <table:table-cell office:value-type="float" office:value="0.70985730000000002" table:style-name="ce19">
            <text:p>0.71</text:p>
          </table:table-cell>
          <table:table-cell office:value-type="float" office:value="0.69273220000000002" table:style-name="ce19">
            <text:p>0.69</text:p>
          </table:table-cell>
          <table:table-cell office:value-type="float" office:value="0.65132610000000002" table:style-name="ce19">
            <text:p>0.65</text:p>
          </table:table-cell>
          <table:table-cell office:value-type="float" office:value="0.64648170000000005" table:style-name="ce19">
            <text:p>0.65</text:p>
          </table:table-cell>
          <table:table-cell office:value-type="float" office:value="0.58501700000000001" table:style-name="ce19">
            <text:p>0.59</text:p>
          </table:table-cell>
          <table:table-cell office:value-type="float" office:value="0.56307739999999995" table:style-name="ce19">
            <text:p>0.56</text:p>
          </table:table-cell>
          <table:table-cell office:value-type="float" office:value="0.57148460000000001" table:style-name="ce19">
            <text:p>0.57</text:p>
          </table:table-cell>
          <table:table-cell office:value-type="float" office:value="0.61341210000000002" table:style-name="ce19">
            <text:p>0.61</text:p>
          </table:table-cell>
          <table:table-cell office:value-type="float" office:value="0.61296329999999999" table:style-name="ce19">
            <text:p>0.61</text:p>
          </table:table-cell>
          <table:table-cell office:value-type="float" office:value="0.54546790000000001" table:style-name="ce19">
            <text:p>0.55</text:p>
          </table:table-cell>
          <table:table-cell office:value-type="float" office:value="0.57058019999999998" table:style-name="ce19">
            <text:p>0.57</text:p>
          </table:table-cell>
          <table:table-cell office:value-type="float" office:value="0.63953669999999996" table:style-name="ce19">
            <text:p>0.64</text:p>
          </table:table-cell>
          <table:table-cell office:value-type="float" office:value="0.78588539999999996" table:style-name="ce19">
            <text:p>0.79</text:p>
          </table:table-cell>
          <table:table-cell office:value-type="float" office:value="0.9133677" table:style-name="ce19">
            <text:p>0.91</text:p>
          </table:table-cell>
          <table:table-cell office:value-type="float" office:value="1.1810149000000001" table:style-name="ce19">
            <text:p>1.18</text:p>
          </table:table-cell>
          <table:table-cell office:value-type="float" office:value="1.2988310000000001" table:style-name="ce19">
            <text:p>1.30</text:p>
          </table:table-cell>
          <table:table-cell office:value-type="float" office:value="1.3484977" table:style-name="ce19">
            <text:p>1.35</text:p>
          </table:table-cell>
          <table:table-cell office:value-type="float" office:value="1.3099189" table:style-name="ce19">
            <text:p>1.31</text:p>
          </table:table-cell>
          <table:table-cell office:value-type="float" office:value="1.3190173999999999" table:style-name="ce19">
            <text:p>1.32</text:p>
          </table:table-cell>
          <table:table-cell office:value-type="float" office:value="1.2675333" table:style-name="ce19">
            <text:p>1.27</text:p>
          </table:table-cell>
          <table:table-cell office:value-type="float" office:value="1.1552526000000001" table:style-name="ce19">
            <text:p>1.16</text:p>
          </table:table-cell>
          <table:table-cell office:value-type="float" office:value="1.1213111" table:style-name="ce19">
            <text:p>1.12</text:p>
          </table:table-cell>
          <table:table-cell office:value-type="float" office:value="1.1064445000000001" table:style-name="ce19">
            <text:p>1.11</text:p>
          </table:table-cell>
          <table:table-cell office:value-type="float" office:value="1.1296587" table:style-name="ce19">
            <text:p>1.13</text:p>
          </table:table-cell>
          <table:table-cell office:value-type="float" office:value="1.1129195999999999" table:style-name="ce19">
            <text:p>1.11</text:p>
          </table:table-cell>
          <table:table-cell office:value-type="float" office:value="1.0750318999999999" table:style-name="ce19">
            <text:p>1.08</text:p>
          </table:table-cell>
          <table:table-cell office:value-type="float" office:value="1.0699940999999999" table:style-name="ce19">
            <text:p>1.07</text:p>
          </table:table-cell>
          <table:table-cell office:value-type="float" office:value="0.98210299999999995" table:style-name="ce19">
            <text:p>0.98</text:p>
          </table:table-cell>
          <table:table-cell office:value-type="float" office:value="0.89786730000000003" table:style-name="ce19">
            <text:p>0.90</text:p>
          </table:table-cell>
          <table:table-cell office:value-type="float" office:value="0.89639590000000002" table:style-name="ce19">
            <text:p>0.90</text:p>
          </table:table-cell>
          <table:table-cell office:value-type="float" office:value="0.79566049999999999" table:style-name="ce19">
            <text:p>0.80</text:p>
          </table:table-cell>
          <table:table-cell office:value-type="float" office:value="0.81741459999999999" table:style-name="ce19">
            <text:p>0.82</text:p>
          </table:table-cell>
          <table:table-cell office:value-type="float" office:value="0.75315049999999995" table:style-name="ce19">
            <text:p>0.75</text:p>
          </table:table-cell>
          <table:table-cell office:value-type="float" office:value="0.68416900000000003" table:style-name="ce19">
            <text:p>0.68</text:p>
          </table:table-cell>
          <table:table-cell office:value-type="float" office:value="0.5064864" table:style-name="ce19">
            <text:p>0.51</text:p>
          </table:table-cell>
          <table:table-cell office:value-type="float" office:value="0.44675690000000001" table:style-name="ce19">
            <text:p>0.45</text:p>
          </table:table-cell>
          <table:table-cell office:value-type="float" office:value="0.4384151" table:style-name="ce19">
            <text:p>0.44</text:p>
          </table:table-cell>
          <table:table-cell office:value-type="float" office:value="0.41675580000000001" table:style-name="ce19">
            <text:p>0.42</text:p>
          </table:table-cell>
          <table:table-cell office:value-type="float" office:value="0.34778949999999997" table:style-name="ce19">
            <text:p>0.35</text:p>
          </table:table-cell>
          <table:table-cell office:value-type="float" office:value="0.36875989999999997" table:style-name="ce19">
            <text:p>0.37</text:p>
          </table:table-cell>
          <table:table-cell office:value-type="float" office:value="0.27811669999999999" table:style-name="ce19">
            <text:p>0.28</text:p>
          </table:table-cell>
          <table:table-cell office:value-type="float" office:value="0.2410081" table:style-name="ce19">
            <text:p>0.24</text:p>
          </table:table-cell>
          <table:table-cell office:value-type="float" office:value="0.24" table:style-name="ce19">
            <text:p>0.24</text:p>
          </table:table-cell>
          <table:table-cell table:number-columns-repeated="16287" table:style-name="ce20"/>
        </table:table-row>
        <table:table-row table:number-rows-repeated="1048575" table:style-name="ro1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0.32491449999999999" table:style-name="ce19">
            <text:p>0.32</text:p>
          </table:table-cell>
          <table:table-cell office:value-type="float" office:value="0.3625216" table:style-name="ce19">
            <text:p>0.36</text:p>
          </table:table-cell>
          <table:table-cell office:value-type="float" office:value="-8.1151999999999995E-3" table:style-name="ce19">
            <text:p>-0.01</text:p>
          </table:table-cell>
          <table:table-cell office:value-type="float" office:value="-1.40289E-2" table:style-name="ce19">
            <text:p>-0.01</text:p>
          </table:table-cell>
          <table:table-cell office:value-type="float" office:value="-4.54875E-2" table:style-name="ce19">
            <text:p>-0.05</text:p>
          </table:table-cell>
          <table:table-cell office:value-type="float" office:value="-0.1327662" table:style-name="ce19">
            <text:p>-0.13</text:p>
          </table:table-cell>
          <table:table-cell office:value-type="float" office:value="-0.1152632" table:style-name="ce19">
            <text:p>-0.12</text:p>
          </table:table-cell>
          <table:table-cell office:value-type="float" office:value="-0.11585429999999999" table:style-name="ce19">
            <text:p>-0.12</text:p>
          </table:table-cell>
          <table:table-cell office:value-type="float" office:value="-7.0321900000000007E-2" table:style-name="ce19">
            <text:p>-0.07</text:p>
          </table:table-cell>
          <table:table-cell office:value-type="float" office:value="-0.12070409999999999" table:style-name="ce19">
            <text:p>-0.12</text:p>
          </table:table-cell>
          <table:table-cell office:value-type="float" office:value="-0.15677459999999999" table:style-name="ce19">
            <text:p>-0.16</text:p>
          </table:table-cell>
          <table:table-cell office:value-type="float" office:value="-0.20514170000000001" table:style-name="ce19">
            <text:p>-0.21</text:p>
          </table:table-cell>
          <table:table-cell office:value-type="float" office:value="-0.2146044" table:style-name="ce19">
            <text:p>-0.21</text:p>
          </table:table-cell>
          <table:table-cell office:value-type="float" office:value="-0.19189809999999999" table:style-name="ce19">
            <text:p>-0.19</text:p>
          </table:table-cell>
          <table:table-cell office:value-type="float" office:value="-0.16611619999999999" table:style-name="ce19">
            <text:p>-0.17</text:p>
          </table:table-cell>
          <table:table-cell office:value-type="float" office:value="-0.1900047" table:style-name="ce19">
            <text:p>-0.19</text:p>
          </table:table-cell>
          <table:table-cell office:value-type="float" office:value="-0.28236850000000002" table:style-name="ce19">
            <text:p>-0.28</text:p>
          </table:table-cell>
          <table:table-cell office:value-type="float" office:value="-0.36775469999999999" table:style-name="ce19">
            <text:p>-0.37</text:p>
          </table:table-cell>
          <table:table-cell office:value-type="float" office:value="-0.13903389999999999" table:style-name="ce19">
            <text:p>-0.14</text:p>
          </table:table-cell>
          <table:table-cell office:value-type="float" office:value="-8.5459999999999994E-2" table:style-name="ce19">
            <text:p>-0.09</text:p>
          </table:table-cell>
          <table:table-cell office:value-type="float" office:value="-7.7417E-2" table:style-name="ce19">
            <text:p>-0.08</text:p>
          </table:table-cell>
          <table:table-cell office:value-type="float" office:value="-0.10934919999999999" table:style-name="ce19">
            <text:p>-0.11</text:p>
          </table:table-cell>
          <table:table-cell office:value-type="float" office:value="-0.18361810000000001" table:style-name="ce19">
            <text:p>-0.18</text:p>
          </table:table-cell>
          <table:table-cell office:value-type="float" office:value="-5.9206700000000001E-2" table:style-name="ce19">
            <text:p>-0.06</text:p>
          </table:table-cell>
          <table:table-cell office:value-type="float" office:value="-0.31784770000000001" table:style-name="ce19">
            <text:p>-0.32</text:p>
          </table:table-cell>
          <table:table-cell office:value-type="float" office:value="-0.1149071" table:style-name="ce19">
            <text:p>-0.11</text:p>
          </table:table-cell>
          <table:table-cell office:value-type="float" office:value="-0.29088409999999998" table:style-name="ce19">
            <text:p>-0.29</text:p>
          </table:table-cell>
          <table:table-cell office:value-type="float" office:value="-0.3808821" table:style-name="ce19">
            <text:p>-0.38</text:p>
          </table:table-cell>
          <table:table-cell office:value-type="float" office:value="-0.1712014" table:style-name="ce19">
            <text:p>-0.17</text:p>
          </table:table-cell>
          <table:table-cell office:value-type="float" office:value="-0.18148929999999999" table:style-name="ce19">
            <text:p>-0.18</text:p>
          </table:table-cell>
          <table:table-cell office:value-type="float" office:value="-0.24724479999999999" table:style-name="ce19">
            <text:p>-0.25</text:p>
          </table:table-cell>
          <table:table-cell office:value-type="float" office:value="1.23433E-2" table:style-name="ce19">
            <text:p>0.01</text:p>
          </table:table-cell>
          <table:table-cell office:value-type="float" office:value="-3.7444900000000003E-2" table:style-name="ce19">
            <text:p>-0.04</text:p>
          </table:table-cell>
          <table:table-cell office:value-type="float" office:value="0.31817279999999998" table:style-name="ce19">
            <text:p>0.32</text:p>
          </table:table-cell>
          <table:table-cell office:value-type="float" office:value="0.3823897" table:style-name="ce19">
            <text:p>0.38</text:p>
          </table:table-cell>
          <table:table-cell office:value-type="float" office:value="0.2688586" table:style-name="ce19">
            <text:p>0.27</text:p>
          </table:table-cell>
          <table:table-cell office:value-type="float" office:value="0.29960680000000001" table:style-name="ce19">
            <text:p>0.30</text:p>
          </table:table-cell>
          <table:table-cell office:value-type="float" office:value="0.39291599999999999" table:style-name="ce19">
            <text:p>0.39</text:p>
          </table:table-cell>
          <table:table-cell office:value-type="float" office:value="0.1462174" table:style-name="ce19">
            <text:p>0.15</text:p>
          </table:table-cell>
          <table:table-cell office:value-type="float" office:value="9.2051099999999997E-2" table:style-name="ce19">
            <text:p>0.09</text:p>
          </table:table-cell>
          <table:table-cell office:value-type="float" office:value="3.0674E-2" table:style-name="ce19">
            <text:p>0.03</text:p>
          </table:table-cell>
          <table:table-cell office:value-type="float" office:value="0.1090816" table:style-name="ce19">
            <text:p>0.11</text:p>
          </table:table-cell>
          <table:table-cell office:value-type="float" office:value="7.6322399999999999E-2" table:style-name="ce19">
            <text:p>0.08</text:p>
          </table:table-cell>
          <table:table-cell office:value-type="float" office:value="8.0816600000000002E-2" table:style-name="ce19">
            <text:p>0.08</text:p>
          </table:table-cell>
          <table:table-cell office:value-type="float" office:value="5.5389899999999999E-2" table:style-name="ce19">
            <text:p>0.06</text:p>
          </table:table-cell>
          <table:table-cell office:value-type="float" office:value="0.323376" table:style-name="ce19">
            <text:p>0.32</text:p>
          </table:table-cell>
          <table:table-cell office:value-type="float" office:value="0.33402009999999999" table:style-name="ce19">
            <text:p>0.33</text:p>
          </table:table-cell>
          <table:table-cell office:value-type="float" office:value="0.38853880000000002" table:style-name="ce19">
            <text:p>0.39</text:p>
          </table:table-cell>
          <table:table-cell office:value-type="float" office:value="0.25951649999999998" table:style-name="ce19">
            <text:p>0.26</text:p>
          </table:table-cell>
          <table:table-cell office:value-type="float" office:value="0.2408303" table:style-name="ce19">
            <text:p>0.24</text:p>
          </table:table-cell>
          <table:table-cell office:value-type="float" office:value="0.2973595" table:style-name="ce19">
            <text:p>0.30</text:p>
          </table:table-cell>
          <table:table-cell office:value-type="float" office:value="0.29747770000000001" table:style-name="ce19">
            <text:p>0.30</text:p>
          </table:table-cell>
          <table:table-cell office:value-type="float" office:value="0.26779439999999999" table:style-name="ce19">
            <text:p>0.27</text:p>
          </table:table-cell>
          <table:table-cell office:value-type="float" office:value="0.1970702" table:style-name="ce19">
            <text:p>0.20</text:p>
          </table:table-cell>
          <table:table-cell office:value-type="float" office:value="0.1136938" table:style-name="ce19">
            <text:p>0.11</text:p>
          </table:table-cell>
          <table:table-cell office:value-type="float" office:value="9.1578999999999994E-2" table:style-name="ce19">
            <text:p>0.09</text:p>
          </table:table-cell>
          <table:table-cell office:value-type="float" office:value="8.5783200000000004E-2" table:style-name="ce19">
            <text:p>0.09</text:p>
          </table:table-cell>
          <table:table-cell office:value-type="float" office:value="8.2944599999999993E-2" table:style-name="ce19">
            <text:p>0.08</text:p>
          </table:table-cell>
          <table:table-cell office:value-type="float" office:value="0.1107368" table:style-name="ce19">
            <text:p>0.11</text:p>
          </table:table-cell>
          <table:table-cell office:value-type="float" office:value="0.103641" table:style-name="ce19">
            <text:p>0.10</text:p>
          </table:table-cell>
          <table:table-cell office:value-type="float" office:value="0.11168260000000001" table:style-name="ce19">
            <text:p>0.11</text:p>
          </table:table-cell>
          <table:table-cell office:value-type="float" office:value="0.12504660000000001" table:style-name="ce19">
            <text:p>0.13</text:p>
          </table:table-cell>
          <table:table-cell office:value-type="float" office:value="3.45764E-2" table:style-name="ce19">
            <text:p>0.03</text:p>
          </table:table-cell>
          <table:table-cell office:value-type="float" office:value="3.0792799999999999E-2" table:style-name="ce19">
            <text:p>0.03</text:p>
          </table:table-cell>
          <table:table-cell office:value-type="float" office:value="4.3328499999999999E-2" table:style-name="ce19">
            <text:p>0.04</text:p>
          </table:table-cell>
          <table:table-cell office:value-type="float" office:value="8.4955500000000003E-2" table:style-name="ce19">
            <text:p>0.08</text:p>
          </table:table-cell>
          <table:table-cell office:value-type="float" office:value="0.1214997" table:style-name="ce19">
            <text:p>0.12</text:p>
          </table:table-cell>
          <table:table-cell office:value-type="float" office:value="0.25419399999999998" table:style-name="ce19">
            <text:p>0.25</text:p>
          </table:table-cell>
          <table:table-cell office:value-type="float" office:value="0.24414150000000001" table:style-name="ce19">
            <text:p>0.24</text:p>
          </table:table-cell>
          <table:table-cell office:value-type="float" office:value="0.29712250000000001" table:style-name="ce19">
            <text:p>0.30</text:p>
          </table:table-cell>
          <table:table-cell office:value-type="float" office:value="0.43750119999999998" table:style-name="ce19">
            <text:p>0.44</text:p>
          </table:table-cell>
          <table:table-cell office:value-type="float" office:value="0.33804139999999999" table:style-name="ce19">
            <text:p>0.34</text:p>
          </table:table-cell>
          <table:table-cell office:value-type="float" office:value="0.34229880000000001" table:style-name="ce19">
            <text:p>0.34</text:p>
          </table:table-cell>
          <table:table-cell office:value-type="float" office:value="0.34915879999999999" table:style-name="ce19">
            <text:p>0.35</text:p>
          </table:table-cell>
          <table:table-cell office:value-type="float" office:value="0.3685541" table:style-name="ce19">
            <text:p>0.37</text:p>
          </table:table-cell>
          <table:table-cell office:value-type="float" office:value="0.36689759999999999" table:style-name="ce19">
            <text:p>0.37</text:p>
          </table:table-cell>
          <table:table-cell office:value-type="float" office:value="0.38853949999999998" table:style-name="ce19">
            <text:p>0.39</text:p>
          </table:table-cell>
          <table:table-cell office:value-type="float" office:value="0.36843490000000001" table:style-name="ce19">
            <text:p>0.37</text:p>
          </table:table-cell>
          <table:table-cell office:value-type="float" office:value="0.35720039999999997" table:style-name="ce19">
            <text:p>0.36</text:p>
          </table:table-cell>
          <table:table-cell office:value-type="float" office:value="0.24473339999999999" table:style-name="ce19">
            <text:p>0.24</text:p>
          </table:table-cell>
          <table:table-cell office:value-type="float" office:value="0.26318180000000002" table:style-name="ce19">
            <text:p>0.26</text:p>
          </table:table-cell>
          <table:table-cell office:value-type="float" office:value="0.21339079999999999" table:style-name="ce19">
            <text:p>0.21</text:p>
          </table:table-cell>
          <table:table-cell office:value-type="float" office:value="0.13545380000000001" table:style-name="ce19">
            <text:p>0.14</text:p>
          </table:table-cell>
          <table:table-cell office:value-type="float" office:value="3.5759199999999998E-2" table:style-name="ce19">
            <text:p>0.04</text:p>
          </table:table-cell>
          <table:table-cell office:value-type="float" office:value="8.4419000000000004E-3" table:style-name="ce19">
            <text:p>0.01</text:p>
          </table:table-cell>
          <table:table-cell office:value-type="float" office:value="3.9424899999999999E-2" table:style-name="ce19">
            <text:p>0.04</text:p>
          </table:table-cell>
          <table:table-cell office:value-type="float" office:value="7.1947499999999998E-2" table:style-name="ce19">
            <text:p>0.07</text:p>
          </table:table-cell>
          <table:table-cell office:value-type="float" office:value="2.80725E-2" table:style-name="ce19">
            <text:p>0.03</text:p>
          </table:table-cell>
          <table:table-cell office:value-type="float" office:value="3.5877199999999998E-2" table:style-name="ce19">
            <text:p>0.04</text:p>
          </table:table-cell>
          <table:table-cell office:value-type="float" office:value="5.4854999999999999E-3" table:style-name="ce19">
            <text:p>0.01</text:p>
          </table:table-cell>
          <table:table-cell office:value-type="float" office:value="7.1355299999999997E-2" table:style-name="ce19">
            <text:p>0.07</text:p>
          </table:table-cell>
          <table:table-cell office:value-type="float" office:value="6.60327E-2" table:style-name="ce19">
            <text:p>0.07</text:p>
          </table:table-cell>
          <table:table-cell office:value-type="float" office:value="4.0489499999999998E-2" table:style-name="ce19">
            <text:p>0.04</text:p>
          </table:table-cell>
          <table:table-cell office:value-type="float" office:value="3.2566100000000001E-2" table:style-name="ce19">
            <text:p>0.03</text:p>
          </table:table-cell>
          <table:table-cell office:value-type="float" office:value="1.3290400000000001E-2" table:style-name="ce19">
            <text:p>0.01</text:p>
          </table:table-cell>
          <table:table-cell office:value-type="float" office:value="0.02" table:style-name="ce19">
            <text:p>0.02</text:p>
          </table:table-cell>
          <table:table-cell table:number-columns-repeated="16287" table:style-name="ce2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-0.62030430000000003" table:style-name="ce19">
            <text:p>-0.62</text:p>
          </table:table-cell>
          <table:table-cell office:value-type="float" office:value="-0.63169560000000002" table:style-name="ce19">
            <text:p>-0.63</text:p>
          </table:table-cell>
          <table:table-cell office:value-type="float" office:value="-0.63672870000000004" table:style-name="ce19">
            <text:p>-0.64</text:p>
          </table:table-cell>
          <table:table-cell office:value-type="float" office:value="-0.63272419999999996" table:style-name="ce19">
            <text:p>-0.63</text:p>
          </table:table-cell>
          <table:table-cell office:value-type="float" office:value="-0.63232529999999998" table:style-name="ce19">
            <text:p>-0.63</text:p>
          </table:table-cell>
          <table:table-cell office:value-type="float" office:value="-0.63195970000000001" table:style-name="ce19">
            <text:p>-0.63</text:p>
          </table:table-cell>
          <table:table-cell office:value-type="float" office:value="-0.64018660000000005" table:style-name="ce19">
            <text:p>-0.64</text:p>
          </table:table-cell>
          <table:table-cell office:value-type="float" office:value="-0.64017049999999998" table:style-name="ce19">
            <text:p>-0.64</text:p>
          </table:table-cell>
          <table:table-cell office:value-type="float" office:value="-0.64507250000000005" table:style-name="ce19">
            <text:p>-0.65</text:p>
          </table:table-cell>
          <table:table-cell office:value-type="float" office:value="-0.65955160000000002" table:style-name="ce19">
            <text:p>-0.66</text:p>
          </table:table-cell>
          <table:table-cell office:value-type="float" office:value="-0.65970099999999998" table:style-name="ce19">
            <text:p>-0.66</text:p>
          </table:table-cell>
          <table:table-cell office:value-type="float" office:value="-0.62749960000000005" table:style-name="ce19">
            <text:p>-0.63</text:p>
          </table:table-cell>
          <table:table-cell office:value-type="float" office:value="-0.63664080000000001" table:style-name="ce19">
            <text:p>-0.64</text:p>
          </table:table-cell>
          <table:table-cell office:value-type="float" office:value="-0.66744780000000004" table:style-name="ce19">
            <text:p>-0.67</text:p>
          </table:table-cell>
          <table:table-cell office:value-type="float" office:value="-0.68171470000000001" table:style-name="ce19">
            <text:p>-0.68</text:p>
          </table:table-cell>
          <table:table-cell office:value-type="float" office:value="-0.67342480000000005" table:style-name="ce19">
            <text:p>-0.67</text:p>
          </table:table-cell>
          <table:table-cell office:value-type="float" office:value="-0.61553420000000003" table:style-name="ce19">
            <text:p>-0.62</text:p>
          </table:table-cell>
          <table:table-cell office:value-type="float" office:value="-0.61283929999999998" table:style-name="ce19">
            <text:p>-0.61</text:p>
          </table:table-cell>
          <table:table-cell office:value-type="float" office:value="-0.61199460000000006" table:style-name="ce19">
            <text:p>-0.61</text:p>
          </table:table-cell>
          <table:table-cell office:value-type="float" office:value="-0.59231940000000005" table:style-name="ce19">
            <text:p>-0.59</text:p>
          </table:table-cell>
          <table:table-cell office:value-type="float" office:value="-0.60173359999999998" table:style-name="ce19">
            <text:p>-0.60</text:p>
          </table:table-cell>
          <table:table-cell office:value-type="float" office:value="-0.61381569999999996" table:style-name="ce19">
            <text:p>-0.61</text:p>
          </table:table-cell>
          <table:table-cell office:value-type="float" office:value="-0.5839744" table:style-name="ce19">
            <text:p>-0.58</text:p>
          </table:table-cell>
          <table:table-cell office:value-type="float" office:value="-0.54000870000000001" table:style-name="ce19">
            <text:p>-0.54</text:p>
          </table:table-cell>
          <table:table-cell office:value-type="float" office:value="-0.50365579999999999" table:style-name="ce19">
            <text:p>-0.50</text:p>
          </table:table-cell>
          <table:table-cell office:value-type="float" office:value="-0.54959930000000001" table:style-name="ce19">
            <text:p>-0.55</text:p>
          </table:table-cell>
          <table:table-cell office:value-type="float" office:value="-0.53334990000000004" table:style-name="ce19">
            <text:p>-0.53</text:p>
          </table:table-cell>
          <table:table-cell office:value-type="float" office:value="-0.47564659999999997" table:style-name="ce19">
            <text:p>-0.48</text:p>
          </table:table-cell>
          <table:table-cell office:value-type="float" office:value="-0.4448415" table:style-name="ce19">
            <text:p>-0.44</text:p>
          </table:table-cell>
          <table:table-cell office:value-type="float" office:value="-0.3913509" table:style-name="ce19">
            <text:p>-0.39</text:p>
          </table:table-cell>
          <table:table-cell office:value-type="float" office:value="-0.3522169" table:style-name="ce19">
            <text:p>-0.35</text:p>
          </table:table-cell>
          <table:table-cell office:value-type="float" office:value="-0.31947219999999998" table:style-name="ce19">
            <text:p>-0.32</text:p>
          </table:table-cell>
          <table:table-cell office:value-type="float" office:value="-0.38394349999999999" table:style-name="ce19">
            <text:p>-0.38</text:p>
          </table:table-cell>
          <table:table-cell office:value-type="float" office:value="-0.39298870000000002" table:style-name="ce19">
            <text:p>-0.39</text:p>
          </table:table-cell>
          <table:table-cell office:value-type="float" office:value="-0.38222820000000002" table:style-name="ce19">
            <text:p>-0.38</text:p>
          </table:table-cell>
          <table:table-cell office:value-type="float" office:value="-0.39229789999999998" table:style-name="ce19">
            <text:p>-0.39</text:p>
          </table:table-cell>
          <table:table-cell office:value-type="float" office:value="-0.41727409999999998" table:style-name="ce19">
            <text:p>-0.42</text:p>
          </table:table-cell>
          <table:table-cell office:value-type="float" office:value="-0.41294649999999999" table:style-name="ce19">
            <text:p>-0.41</text:p>
          </table:table-cell>
          <table:table-cell office:value-type="float" office:value="-0.40714020000000001" table:style-name="ce19">
            <text:p>-0.41</text:p>
          </table:table-cell>
          <table:table-cell office:value-type="float" office:value="-0.41245480000000001" table:style-name="ce19">
            <text:p>-0.41</text:p>
          </table:table-cell>
          <table:table-cell office:value-type="float" office:value="-0.4258555" table:style-name="ce19">
            <text:p>-0.43</text:p>
          </table:table-cell>
          <table:table-cell office:value-type="float" office:value="-0.41919640000000002" table:style-name="ce19">
            <text:p>-0.42</text:p>
          </table:table-cell>
          <table:table-cell office:value-type="float" office:value="-0.43814900000000001" table:style-name="ce19">
            <text:p>-0.44</text:p>
          </table:table-cell>
          <table:table-cell office:value-type="float" office:value="-0.5095189" table:style-name="ce19">
            <text:p>-0.51</text:p>
          </table:table-cell>
          <table:table-cell office:value-type="float" office:value="-0.48374070000000002" table:style-name="ce19">
            <text:p>-0.48</text:p>
          </table:table-cell>
          <table:table-cell office:value-type="float" office:value="-0.4866144" table:style-name="ce19">
            <text:p>-0.49</text:p>
          </table:table-cell>
          <table:table-cell office:value-type="float" office:value="-0.49519970000000002" table:style-name="ce19">
            <text:p>-0.50</text:p>
          </table:table-cell>
          <table:table-cell office:value-type="float" office:value="-0.4680513" table:style-name="ce19">
            <text:p>-0.47</text:p>
          </table:table-cell>
          <table:table-cell office:value-type="float" office:value="-0.48627150000000002" table:style-name="ce19">
            <text:p>-0.49</text:p>
          </table:table-cell>
          <table:table-cell office:value-type="float" office:value="-0.4892204" table:style-name="ce19">
            <text:p>-0.49</text:p>
          </table:table-cell>
          <table:table-cell office:value-type="float" office:value="-0.48415459999999999" table:style-name="ce19">
            <text:p>-0.48</text:p>
          </table:table-cell>
          <table:table-cell office:value-type="float" office:value="-0.45925959999999999" table:style-name="ce19">
            <text:p>-0.46</text:p>
          </table:table-cell>
          <table:table-cell office:value-type="float" office:value="-0.47525590000000001" table:style-name="ce19">
            <text:p>-0.48</text:p>
          </table:table-cell>
          <table:table-cell office:value-type="float" office:value="-0.47709629999999997" table:style-name="ce19">
            <text:p>-0.48</text:p>
          </table:table-cell>
          <table:table-cell office:value-type="float" office:value="-0.4449244" table:style-name="ce19">
            <text:p>-0.44</text:p>
          </table:table-cell>
          <table:table-cell office:value-type="float" office:value="-0.47223169999999998" table:style-name="ce19">
            <text:p>-0.47</text:p>
          </table:table-cell>
          <table:table-cell office:value-type="float" office:value="-0.51465289999999997" table:style-name="ce19">
            <text:p>-0.51</text:p>
          </table:table-cell>
          <table:table-cell office:value-type="float" office:value="-0.49096869999999998" table:style-name="ce19">
            <text:p>-0.49</text:p>
          </table:table-cell>
          <table:table-cell office:value-type="float" office:value="-0.49599569999999998" table:style-name="ce19">
            <text:p>-0.50</text:p>
          </table:table-cell>
          <table:table-cell office:value-type="float" office:value="-0.52078310000000005" table:style-name="ce19">
            <text:p>-0.52</text:p>
          </table:table-cell>
          <table:table-cell office:value-type="float" office:value="-0.52841000000000005" table:style-name="ce19">
            <text:p>-0.53</text:p>
          </table:table-cell>
          <table:table-cell office:value-type="float" office:value="-0.53535670000000002" table:style-name="ce19">
            <text:p>-0.54</text:p>
          </table:table-cell>
          <table:table-cell office:value-type="float" office:value="-0.54116790000000004" table:style-name="ce19">
            <text:p>-0.54</text:p>
          </table:table-cell>
          <table:table-cell office:value-type="float" office:value="-0.5418385" table:style-name="ce19">
            <text:p>-0.54</text:p>
          </table:table-cell>
          <table:table-cell office:value-type="float" office:value="-0.51045300000000005" table:style-name="ce19">
            <text:p>-0.51</text:p>
          </table:table-cell>
          <table:table-cell office:value-type="float" office:value="-0.46818340000000003" table:style-name="ce19">
            <text:p>-0.47</text:p>
          </table:table-cell>
          <table:table-cell office:value-type="float" office:value="-0.38424190000000003" table:style-name="ce19">
            <text:p>-0.38</text:p>
          </table:table-cell>
          <table:table-cell office:value-type="float" office:value="-0.26080940000000002" table:style-name="ce19">
            <text:p>-0.26</text:p>
          </table:table-cell>
          <table:table-cell office:value-type="float" office:value="-0.2333576" table:style-name="ce19">
            <text:p>-0.23</text:p>
          </table:table-cell>
          <table:table-cell office:value-type="float" office:value="-0.24219370000000001" table:style-name="ce19">
            <text:p>-0.24</text:p>
          </table:table-cell>
          <table:table-cell office:value-type="float" office:value="-0.27638269999999998" table:style-name="ce19">
            <text:p>-0.28</text:p>
          </table:table-cell>
          <table:table-cell office:value-type="float" office:value="-0.24694189999999999" table:style-name="ce19">
            <text:p>-0.25</text:p>
          </table:table-cell>
          <table:table-cell office:value-type="float" office:value="-0.29259560000000001" table:style-name="ce19">
            <text:p>-0.29</text:p>
          </table:table-cell>
          <table:table-cell office:value-type="float" office:value="-0.33577180000000001" table:style-name="ce19">
            <text:p>-0.34</text:p>
          </table:table-cell>
          <table:table-cell office:value-type="float" office:value="-0.34174949999999998" table:style-name="ce19">
            <text:p>-0.34</text:p>
          </table:table-cell>
          <table:table-cell office:value-type="float" office:value="-0.36462440000000002" table:style-name="ce19">
            <text:p>-0.36</text:p>
          </table:table-cell>
          <table:table-cell office:value-type="float" office:value="-0.40012730000000002" table:style-name="ce19">
            <text:p>-0.40</text:p>
          </table:table-cell>
          <table:table-cell office:value-type="float" office:value="-0.4241026" table:style-name="ce19">
            <text:p>-0.42</text:p>
          </table:table-cell>
          <table:table-cell office:value-type="float" office:value="-0.43554559999999998" table:style-name="ce19">
            <text:p>-0.44</text:p>
          </table:table-cell>
          <table:table-cell office:value-type="float" office:value="-0.45572950000000001" table:style-name="ce19">
            <text:p>-0.46</text:p>
          </table:table-cell>
          <table:table-cell office:value-type="float" office:value="-0.4986894" table:style-name="ce19">
            <text:p>-0.50</text:p>
          </table:table-cell>
          <table:table-cell office:value-type="float" office:value="-0.50047220000000003" table:style-name="ce19">
            <text:p>-0.50</text:p>
          </table:table-cell>
          <table:table-cell office:value-type="float" office:value="-0.50087890000000002" table:style-name="ce19">
            <text:p>-0.50</text:p>
          </table:table-cell>
          <table:table-cell office:value-type="float" office:value="-0.49680940000000001" table:style-name="ce19">
            <text:p>-0.50</text:p>
          </table:table-cell>
          <table:table-cell office:value-type="float" office:value="-0.51181580000000004" table:style-name="ce19">
            <text:p>-0.51</text:p>
          </table:table-cell>
          <table:table-cell office:value-type="float" office:value="-0.50780219999999998" table:style-name="ce19">
            <text:p>-0.51</text:p>
          </table:table-cell>
          <table:table-cell office:value-type="float" office:value="-0.52994280000000005" table:style-name="ce19">
            <text:p>-0.53</text:p>
          </table:table-cell>
          <table:table-cell office:value-type="float" office:value="-0.56274199999999996" table:style-name="ce19">
            <text:p>-0.56</text:p>
          </table:table-cell>
          <table:table-cell office:value-type="float" office:value="-0.57059890000000002" table:style-name="ce19">
            <text:p>-0.57</text:p>
          </table:table-cell>
          <table:table-cell office:value-type="float" office:value="-0.57666119999999998" table:style-name="ce19">
            <text:p>-0.58</text:p>
          </table:table-cell>
          <table:table-cell office:value-type="float" office:value="-0.58510640000000003" table:style-name="ce19">
            <text:p>-0.59</text:p>
          </table:table-cell>
          <table:table-cell office:value-type="float" office:value="-0.57419339999999996" table:style-name="ce19">
            <text:p>-0.57</text:p>
          </table:table-cell>
          <table:table-cell office:value-type="float" office:value="-0.5536951" table:style-name="ce19">
            <text:p>-0.55</text:p>
          </table:table-cell>
          <table:table-cell office:value-type="float" office:value="-0.58690330000000002" table:style-name="ce19">
            <text:p>-0.59</text:p>
          </table:table-cell>
          <table:table-cell office:value-type="float" office:value="-0.56878399999999996" table:style-name="ce19">
            <text:p>-0.57</text:p>
          </table:table-cell>
          <table:table-cell office:value-type="float" office:value="-0.57999999999999996" table:style-name="ce19">
            <text:p>-0.58</text:p>
          </table:table-cell>
          <table:table-cell table:number-columns-repeated="16287" table:style-name="ce2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-0.43273" table:style-name="ce19">
            <text:p>-0.43</text:p>
          </table:table-cell>
          <table:table-cell office:value-type="float" office:value="-0.43215219999999999" table:style-name="ce19">
            <text:p>-0.43</text:p>
          </table:table-cell>
          <table:table-cell office:value-type="float" office:value="-0.42441220000000002" table:style-name="ce19">
            <text:p>-0.42</text:p>
          </table:table-cell>
          <table:table-cell office:value-type="float" office:value="-0.41395779999999999" table:style-name="ce19">
            <text:p>-0.41</text:p>
          </table:table-cell>
          <table:table-cell office:value-type="float" office:value="-0.43079000000000001" table:style-name="ce19">
            <text:p>-0.43</text:p>
          </table:table-cell>
          <table:table-cell office:value-type="float" office:value="-0.47230559999999999" table:style-name="ce19">
            <text:p>-0.47</text:p>
          </table:table-cell>
          <table:table-cell office:value-type="float" office:value="-0.47094219999999998" table:style-name="ce19">
            <text:p>-0.47</text:p>
          </table:table-cell>
          <table:table-cell office:value-type="float" office:value="-0.45696890000000001" table:style-name="ce19">
            <text:p>-0.46</text:p>
          </table:table-cell>
          <table:table-cell office:value-type="float" office:value="-0.43089440000000001" table:style-name="ce19">
            <text:p>-0.43</text:p>
          </table:table-cell>
          <table:table-cell office:value-type="float" office:value="-0.46588439999999998" table:style-name="ce19">
            <text:p>-0.47</text:p>
          </table:table-cell>
          <table:table-cell office:value-type="float" office:value="-0.45968110000000001" table:style-name="ce19">
            <text:p>-0.46</text:p>
          </table:table-cell>
          <table:table-cell office:value-type="float" office:value="-0.47684219999999999" table:style-name="ce19">
            <text:p>-0.48</text:p>
          </table:table-cell>
          <table:table-cell office:value-type="float" office:value="-0.46834779999999998" table:style-name="ce19">
            <text:p>-0.47</text:p>
          </table:table-cell>
          <table:table-cell office:value-type="float" office:value="-0.46529779999999998" table:style-name="ce19">
            <text:p>-0.47</text:p>
          </table:table-cell>
          <table:table-cell office:value-type="float" office:value="-0.48530329999999999" table:style-name="ce19">
            <text:p>-0.49</text:p>
          </table:table-cell>
          <table:table-cell office:value-type="float" office:value="-0.4631267" table:style-name="ce19">
            <text:p>-0.46</text:p>
          </table:table-cell>
          <table:table-cell office:value-type="float" office:value="-0.42469200000000001" table:style-name="ce19">
            <text:p>-0.42</text:p>
          </table:table-cell>
          <table:table-cell office:value-type="float" office:value="-0.42600440000000001" table:style-name="ce19">
            <text:p>-0.43</text:p>
          </table:table-cell>
          <table:table-cell office:value-type="float" office:value="-0.45139780000000002" table:style-name="ce19">
            <text:p>-0.45</text:p>
          </table:table-cell>
          <table:table-cell office:value-type="float" office:value="-0.45164330000000003" table:style-name="ce19">
            <text:p>-0.45</text:p>
          </table:table-cell>
          <table:table-cell office:value-type="float" office:value="-0.44156669999999998" table:style-name="ce19">
            <text:p>-0.44</text:p>
          </table:table-cell>
          <table:table-cell office:value-type="float" office:value="-0.44834970000000002" table:style-name="ce19">
            <text:p>-0.45</text:p>
          </table:table-cell>
          <table:table-cell office:value-type="float" office:value="-0.45853559999999999" table:style-name="ce19">
            <text:p>-0.46</text:p>
          </table:table-cell>
          <table:table-cell office:value-type="float" office:value="-0.35234359999999998" table:style-name="ce19">
            <text:p>-0.35</text:p>
          </table:table-cell>
          <table:table-cell office:value-type="float" office:value="-0.2501389" table:style-name="ce19">
            <text:p>-0.25</text:p>
          </table:table-cell>
          <table:table-cell office:value-type="float" office:value="-0.14998719999999999" table:style-name="ce19">
            <text:p>-0.15</text:p>
          </table:table-cell>
          <table:table-cell office:value-type="float" office:value="6.0976099999999998E-2" table:style-name="ce19">
            <text:p>0.06</text:p>
          </table:table-cell>
          <table:table-cell office:value-type="float" office:value="8.3783399999999994E-2" table:style-name="ce19">
            <text:p>0.08</text:p>
          </table:table-cell>
          <table:table-cell office:value-type="float" office:value="0.4304231" table:style-name="ce19">
            <text:p>0.43</text:p>
          </table:table-cell>
          <table:table-cell office:value-type="float" office:value="0.47740529999999998" table:style-name="ce19">
            <text:p>0.48</text:p>
          </table:table-cell>
          <table:table-cell office:value-type="float" office:value="0.44975290000000001" table:style-name="ce19">
            <text:p>0.45</text:p>
          </table:table-cell>
          <table:table-cell office:value-type="float" office:value="0.48455670000000001" table:style-name="ce19">
            <text:p>0.48</text:p>
          </table:table-cell>
          <table:table-cell office:value-type="float" office:value="0.52031059999999996" table:style-name="ce19">
            <text:p>0.52</text:p>
          </table:table-cell>
          <table:table-cell office:value-type="float" office:value="0.48109960000000002" table:style-name="ce19">
            <text:p>0.48</text:p>
          </table:table-cell>
          <table:table-cell office:value-type="float" office:value="0.45423479999999999" table:style-name="ce19">
            <text:p>0.45</text:p>
          </table:table-cell>
          <table:table-cell office:value-type="float" office:value="0.39470569999999999" table:style-name="ce19">
            <text:p>0.39</text:p>
          </table:table-cell>
          <table:table-cell office:value-type="float" office:value="0.27219270000000001" table:style-name="ce19">
            <text:p>0.27</text:p>
          </table:table-cell>
          <table:table-cell office:value-type="float" office:value="0.38287019999999999" table:style-name="ce19">
            <text:p>0.38</text:p>
          </table:table-cell>
          <table:table-cell office:value-type="float" office:value="0.41844150000000002" table:style-name="ce19">
            <text:p>0.42</text:p>
          </table:table-cell>
          <table:table-cell office:value-type="float" office:value="0.264102" table:style-name="ce19">
            <text:p>0.26</text:p>
          </table:table-cell>
          <table:table-cell office:value-type="float" office:value="0.27220509999999998" table:style-name="ce19">
            <text:p>0.27</text:p>
          </table:table-cell>
          <table:table-cell office:value-type="float" office:value="0.27696549999999998" table:style-name="ce19">
            <text:p>0.28</text:p>
          </table:table-cell>
          <table:table-cell office:value-type="float" office:value="0.27192759999999999" table:style-name="ce19">
            <text:p>0.27</text:p>
          </table:table-cell>
          <table:table-cell office:value-type="float" office:value="0.35969269999999998" table:style-name="ce19">
            <text:p>0.36</text:p>
          </table:table-cell>
          <table:table-cell office:value-type="float" office:value="0.52245039999999998" table:style-name="ce19">
            <text:p>0.52</text:p>
          </table:table-cell>
          <table:table-cell office:value-type="float" office:value="0.55057449999999997" table:style-name="ce19">
            <text:p>0.55</text:p>
          </table:table-cell>
          <table:table-cell office:value-type="float" office:value="0.54986570000000001" table:style-name="ce19">
            <text:p>0.55</text:p>
          </table:table-cell>
          <table:table-cell office:value-type="float" office:value="0.50636990000000004" table:style-name="ce19">
            <text:p>0.51</text:p>
          </table:table-cell>
          <table:table-cell office:value-type="float" office:value="0.46713500000000002" table:style-name="ce19">
            <text:p>0.47</text:p>
          </table:table-cell>
          <table:table-cell office:value-type="float" office:value="0.50997789999999998" table:style-name="ce19">
            <text:p>0.51</text:p>
          </table:table-cell>
          <table:table-cell office:value-type="float" office:value="0.50442589999999998" table:style-name="ce19">
            <text:p>0.50</text:p>
          </table:table-cell>
          <table:table-cell office:value-type="float" office:value="0.47129900000000002" table:style-name="ce19">
            <text:p>0.47</text:p>
          </table:table-cell>
          <table:table-cell office:value-type="float" office:value="0.48104380000000002" table:style-name="ce19">
            <text:p>0.48</text:p>
          </table:table-cell>
          <table:table-cell office:value-type="float" office:value="0.36350860000000002" table:style-name="ce19">
            <text:p>0.36</text:p>
          </table:table-cell>
          <table:table-cell office:value-type="float" office:value="0.14492250000000001" table:style-name="ce19">
            <text:p>0.14</text:p>
          </table:table-cell>
          <table:table-cell office:value-type="float" office:value="6.1058800000000003E-2" table:style-name="ce19">
            <text:p>0.06</text:p>
          </table:table-cell>
          <table:table-cell office:value-type="float" office:value="-4.6860899999999997E-2" table:style-name="ce19">
            <text:p>-0.05</text:p>
          </table:table-cell>
          <table:table-cell office:value-type="float" office:value="3.0736699999999999E-2" table:style-name="ce19">
            <text:p>0.03</text:p>
          </table:table-cell>
          <table:table-cell office:value-type="float" office:value="-5.0885399999999997E-2" table:style-name="ce19">
            <text:p>-0.05</text:p>
          </table:table-cell>
          <table:table-cell office:value-type="float" office:value="-8.7509100000000006E-2" table:style-name="ce19">
            <text:p>-0.09</text:p>
          </table:table-cell>
          <table:table-cell office:value-type="float" office:value="-9.0474000000000006E-3" table:style-name="ce19">
            <text:p>-0.01</text:p>
          </table:table-cell>
          <table:table-cell office:value-type="float" office:value="-2.2591900000000002E-2" table:style-name="ce19">
            <text:p>-0.02</text:p>
          </table:table-cell>
          <table:table-cell office:value-type="float" office:value="-4.9210900000000002E-2" table:style-name="ce19">
            <text:p>-0.05</text:p>
          </table:table-cell>
          <table:table-cell office:value-type="float" office:value="8.8734E-3" table:style-name="ce19">
            <text:p>0.01</text:p>
          </table:table-cell>
          <table:table-cell office:value-type="float" office:value="0.14740130000000001" table:style-name="ce19">
            <text:p>0.15</text:p>
          </table:table-cell>
          <table:table-cell office:value-type="float" office:value="0.17826139999999999" table:style-name="ce19">
            <text:p>0.18</text:p>
          </table:table-cell>
          <table:table-cell office:value-type="float" office:value="0.2313201" table:style-name="ce19">
            <text:p>0.23</text:p>
          </table:table-cell>
          <table:table-cell office:value-type="float" office:value="0.16130710000000001" table:style-name="ce19">
            <text:p>0.16</text:p>
          </table:table-cell>
          <table:table-cell office:value-type="float" office:value="0.1231551" table:style-name="ce19">
            <text:p>0.12</text:p>
          </table:table-cell>
          <table:table-cell office:value-type="float" office:value="0.17038030000000001" table:style-name="ce19">
            <text:p>0.17</text:p>
          </table:table-cell>
          <table:table-cell office:value-type="float" office:value="4.2694999999999997E-2" table:style-name="ce19">
            <text:p>0.04</text:p>
          </table:table-cell>
          <table:table-cell office:value-type="float" office:value="-2.7832699999999998E-2" table:style-name="ce19">
            <text:p>-0.03</text:p>
          </table:table-cell>
          <table:table-cell office:value-type="float" office:value="3.7239E-3" table:style-name="ce19">
            <text:p>0.00</text:p>
          </table:table-cell>
          <table:table-cell office:value-type="float" office:value="-9.3889700000000006E-2" table:style-name="ce19">
            <text:p>-0.09</text:p>
          </table:table-cell>
          <table:table-cell office:value-type="float" office:value="-0.11445900000000001" table:style-name="ce19">
            <text:p>-0.11</text:p>
          </table:table-cell>
          <table:table-cell office:value-type="float" office:value="-1.2452599999999999E-2" table:style-name="ce19">
            <text:p>-0.01</text:p>
          </table:table-cell>
          <table:table-cell office:value-type="float" office:value="-2.6052599999999999E-2" table:style-name="ce19">
            <text:p>-0.03</text:p>
          </table:table-cell>
          <table:table-cell office:value-type="float" office:value="1.75488E-2" table:style-name="ce19">
            <text:p>0.02</text:p>
          </table:table-cell>
          <table:table-cell office:value-type="float" office:value="8.6949999999999996E-3" table:style-name="ce19">
            <text:p>0.01</text:p>
          </table:table-cell>
          <table:table-cell office:value-type="float" office:value="8.7568999999999998E-3" table:style-name="ce19">
            <text:p>0.01</text:p>
          </table:table-cell>
          <table:table-cell office:value-type="float" office:value="-1.6405300000000001E-2" table:style-name="ce19">
            <text:p>-0.02</text:p>
          </table:table-cell>
          <table:table-cell office:value-type="float" office:value="-0.1088021" table:style-name="ce19">
            <text:p>-0.11</text:p>
          </table:table-cell>
          <table:table-cell office:value-type="float" office:value="-9.48764E-2" table:style-name="ce19">
            <text:p>-0.09</text:p>
          </table:table-cell>
          <table:table-cell office:value-type="float" office:value="-0.1441645" table:style-name="ce19">
            <text:p>-0.14</text:p>
          </table:table-cell>
          <table:table-cell office:value-type="float" office:value="-0.1848698" table:style-name="ce19">
            <text:p>-0.18</text:p>
          </table:table-cell>
          <table:table-cell office:value-type="float" office:value="-0.1961263" table:style-name="ce19">
            <text:p>-0.20</text:p>
          </table:table-cell>
          <table:table-cell office:value-type="float" office:value="-0.2155108" table:style-name="ce19">
            <text:p>-0.22</text:p>
          </table:table-cell>
          <table:table-cell office:value-type="float" office:value="-0.24859100000000001" table:style-name="ce19">
            <text:p>-0.25</text:p>
          </table:table-cell>
          <table:table-cell office:value-type="float" office:value="-0.35660579999999997" table:style-name="ce19">
            <text:p>-0.36</text:p>
          </table:table-cell>
          <table:table-cell office:value-type="float" office:value="-0.3897156" table:style-name="ce19">
            <text:p>-0.39</text:p>
          </table:table-cell>
          <table:table-cell office:value-type="float" office:value="-0.42635889999999999" table:style-name="ce19">
            <text:p>-0.43</text:p>
          </table:table-cell>
          <table:table-cell office:value-type="float" office:value="-0.42107270000000002" table:style-name="ce19">
            <text:p>-0.42</text:p>
          </table:table-cell>
          <table:table-cell office:value-type="float" office:value="-0.43004910000000002" table:style-name="ce19">
            <text:p>-0.43</text:p>
          </table:table-cell>
          <table:table-cell office:value-type="float" office:value="-0.43142710000000001" table:style-name="ce19">
            <text:p>-0.43</text:p>
          </table:table-cell>
          <table:table-cell office:value-type="float" office:value="-0.43803550000000002" table:style-name="ce19">
            <text:p>-0.44</text:p>
          </table:table-cell>
          <table:table-cell office:value-type="float" office:value="-0.45" table:style-name="ce19">
            <text:p>-0.45</text:p>
          </table:table-cell>
          <table:table-cell table:number-columns-repeated="16287" table:style-name="ce20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-0.53981889999999999" table:style-name="ce19">
            <text:p>-0.54</text:p>
          </table:table-cell>
          <table:table-cell office:value-type="float" office:value="-0.52608560000000004" table:style-name="ce19">
            <text:p>-0.53</text:p>
          </table:table-cell>
          <table:table-cell office:value-type="float" office:value="-0.51358780000000004" table:style-name="ce19">
            <text:p>-0.51</text:p>
          </table:table-cell>
          <table:table-cell office:value-type="float" office:value="-0.49117889999999997" table:style-name="ce19">
            <text:p>-0.49</text:p>
          </table:table-cell>
          <table:table-cell office:value-type="float" office:value="-0.49610330000000002" table:style-name="ce19">
            <text:p>-0.50</text:p>
          </table:table-cell>
          <table:table-cell office:value-type="float" office:value="-0.51204000000000005" table:style-name="ce19">
            <text:p>-0.51</text:p>
          </table:table-cell>
          <table:table-cell office:value-type="float" office:value="-0.50969330000000002" table:style-name="ce19">
            <text:p>-0.51</text:p>
          </table:table-cell>
          <table:table-cell office:value-type="float" office:value="-0.52371000000000001" table:style-name="ce19">
            <text:p>-0.52</text:p>
          </table:table-cell>
          <table:table-cell office:value-type="float" office:value="-0.52424219999999999" table:style-name="ce19">
            <text:p>-0.52</text:p>
          </table:table-cell>
          <table:table-cell office:value-type="float" office:value="-0.51346559999999997" table:style-name="ce19">
            <text:p>-0.51</text:p>
          </table:table-cell>
          <table:table-cell office:value-type="float" office:value="-0.54479999999999995" table:style-name="ce19">
            <text:p>-0.54</text:p>
          </table:table-cell>
          <table:table-cell office:value-type="float" office:value="-0.52062549999999996" table:style-name="ce19">
            <text:p>-0.52</text:p>
          </table:table-cell>
          <table:table-cell office:value-type="float" office:value="-0.53738109999999994" table:style-name="ce19">
            <text:p>-0.54</text:p>
          </table:table-cell>
          <table:table-cell office:value-type="float" office:value="-0.53813109999999997" table:style-name="ce19">
            <text:p>-0.54</text:p>
          </table:table-cell>
          <table:table-cell office:value-type="float" office:value="-0.54865660000000005" table:style-name="ce19">
            <text:p>-0.55</text:p>
          </table:table-cell>
          <table:table-cell office:value-type="float" office:value="-0.54623670000000002" table:style-name="ce19">
            <text:p>-0.55</text:p>
          </table:table-cell>
          <table:table-cell office:value-type="float" office:value="-0.52976889999999999" table:style-name="ce19">
            <text:p>-0.53</text:p>
          </table:table-cell>
          <table:table-cell office:value-type="float" office:value="-0.53436110000000003" table:style-name="ce19">
            <text:p>-0.53</text:p>
          </table:table-cell>
          <table:table-cell office:value-type="float" office:value="-0.54029000000000005" table:style-name="ce19">
            <text:p>-0.54</text:p>
          </table:table-cell>
          <table:table-cell office:value-type="float" office:value="-0.54816339999999997" table:style-name="ce19">
            <text:p>-0.55</text:p>
          </table:table-cell>
          <table:table-cell office:value-type="float" office:value="-0.55554999999999999" table:style-name="ce19">
            <text:p>-0.56</text:p>
          </table:table-cell>
          <table:table-cell office:value-type="float" office:value="-0.53766670000000005" table:style-name="ce19">
            <text:p>-0.54</text:p>
          </table:table-cell>
          <table:table-cell office:value-type="float" office:value="-0.51216220000000001" table:style-name="ce19">
            <text:p>-0.51</text:p>
          </table:table-cell>
          <table:table-cell office:value-type="float" office:value="-0.46715889999999999" table:style-name="ce19">
            <text:p>-0.47</text:p>
          </table:table-cell>
          <table:table-cell office:value-type="float" office:value="-0.35638039999999999" table:style-name="ce19">
            <text:p>-0.36</text:p>
          </table:table-cell>
          <table:table-cell office:value-type="float" office:value="-0.29605379999999998" table:style-name="ce19">
            <text:p>-0.30</text:p>
          </table:table-cell>
          <table:table-cell office:value-type="float" office:value="-0.23878340000000001" table:style-name="ce19">
            <text:p>-0.24</text:p>
          </table:table-cell>
          <table:table-cell office:value-type="float" office:value="-0.1836565" table:style-name="ce19">
            <text:p>-0.18</text:p>
          </table:table-cell>
          <table:table-cell office:value-type="float" office:value="-6.6763299999999998E-2" table:style-name="ce19">
            <text:p>-0.07</text:p>
          </table:table-cell>
          <table:table-cell office:value-type="float" office:value="-8.6625999999999995E-3" table:style-name="ce19">
            <text:p>-0.01</text:p>
          </table:table-cell>
          <table:table-cell office:value-type="float" office:value="2.0756699999999999E-2" table:style-name="ce19">
            <text:p>0.02</text:p>
          </table:table-cell>
          <table:table-cell office:value-type="float" office:value="3.7086099999999997E-2" table:style-name="ce19">
            <text:p>0.04</text:p>
          </table:table-cell>
          <table:table-cell office:value-type="float" office:value="6.4002000000000003E-2" table:style-name="ce19">
            <text:p>0.06</text:p>
          </table:table-cell>
          <table:table-cell office:value-type="float" office:value="5.54387E-2" table:style-name="ce19">
            <text:p>0.06</text:p>
          </table:table-cell>
          <table:table-cell office:value-type="float" office:value="2.9493200000000001E-2" table:style-name="ce19">
            <text:p>0.03</text:p>
          </table:table-cell>
          <table:table-cell office:value-type="float" office:value="8.9290300000000003E-2" table:style-name="ce19">
            <text:p>0.09</text:p>
          </table:table-cell>
          <table:table-cell office:value-type="float" office:value="0.11296349999999999" table:style-name="ce19">
            <text:p>0.11</text:p>
          </table:table-cell>
          <table:table-cell office:value-type="float" office:value="9.0309700000000007E-2" table:style-name="ce19">
            <text:p>0.09</text:p>
          </table:table-cell>
          <table:table-cell office:value-type="float" office:value="3.0600100000000002E-2" table:style-name="ce19">
            <text:p>0.03</text:p>
          </table:table-cell>
          <table:table-cell office:value-type="float" office:value="-0.1042921" table:style-name="ce19">
            <text:p>-0.10</text:p>
          </table:table-cell>
          <table:table-cell office:value-type="float" office:value="-0.1095004" table:style-name="ce19">
            <text:p>-0.11</text:p>
          </table:table-cell>
          <table:table-cell office:value-type="float" office:value="-1.54927E-2" table:style-name="ce19">
            <text:p>-0.02</text:p>
          </table:table-cell>
          <table:table-cell office:value-type="float" office:value="7.2873199999999999E-2" table:style-name="ce19">
            <text:p>0.07</text:p>
          </table:table-cell>
          <table:table-cell office:value-type="float" office:value="6.8165000000000003E-2" table:style-name="ce19">
            <text:p>0.07</text:p>
          </table:table-cell>
          <table:table-cell office:value-type="float" office:value="9.1656799999999997E-2" table:style-name="ce19">
            <text:p>0.09</text:p>
          </table:table-cell>
          <table:table-cell office:value-type="float" office:value="6.0196E-2" table:style-name="ce19">
            <text:p>0.06</text:p>
          </table:table-cell>
          <table:table-cell office:value-type="float" office:value="4.5472899999999997E-2" table:style-name="ce19">
            <text:p>0.05</text:p>
          </table:table-cell>
          <table:table-cell office:value-type="float" office:value="4.05294E-2" table:style-name="ce19">
            <text:p>0.04</text:p>
          </table:table-cell>
          <table:table-cell office:value-type="float" office:value="3.8830299999999998E-2" table:style-name="ce19">
            <text:p>0.04</text:p>
          </table:table-cell>
          <table:table-cell office:value-type="float" office:value="8.2442000000000001E-2" table:style-name="ce19">
            <text:p>0.08</text:p>
          </table:table-cell>
          <table:table-cell office:value-type="float" office:value="0.1025623" table:style-name="ce19">
            <text:p>0.10</text:p>
          </table:table-cell>
          <table:table-cell office:value-type="float" office:value="9.8502400000000004E-2" table:style-name="ce19">
            <text:p>0.10</text:p>
          </table:table-cell>
          <table:table-cell office:value-type="float" office:value="0.11385629999999999" table:style-name="ce19">
            <text:p>0.11</text:p>
          </table:table-cell>
          <table:table-cell office:value-type="float" office:value="2.96522E-2" table:style-name="ce19">
            <text:p>0.03</text:p>
          </table:table-cell>
          <table:table-cell office:value-type="float" office:value="-1.0497100000000001E-2" table:style-name="ce19">
            <text:p>-0.01</text:p>
          </table:table-cell>
          <table:table-cell office:value-type="float" office:value="-6.6179500000000002E-2" table:style-name="ce19">
            <text:p>-0.07</text:p>
          </table:table-cell>
          <table:table-cell office:value-type="float" office:value="-1.8335999999999999E-3" table:style-name="ce19">
            <text:p>0.00</text:p>
          </table:table-cell>
          <table:table-cell office:value-type="float" office:value="2.8423299999999999E-2" table:style-name="ce19">
            <text:p>0.03</text:p>
          </table:table-cell>
          <table:table-cell office:value-type="float" office:value="3.8064099999999997E-2" table:style-name="ce19">
            <text:p>0.04</text:p>
          </table:table-cell>
          <table:table-cell office:value-type="float" office:value="-2.4829000000000001E-3" table:style-name="ce19">
            <text:p>0.00</text:p>
          </table:table-cell>
          <table:table-cell office:value-type="float" office:value="1.9960999999999998E-3" table:style-name="ce19">
            <text:p>0.00</text:p>
          </table:table-cell>
          <table:table-cell office:value-type="float" office:value="3.6234000000000001E-3" table:style-name="ce19">
            <text:p>0.00</text:p>
          </table:table-cell>
          <table:table-cell office:value-type="float" office:value="-2.6255299999999999E-2" table:style-name="ce19">
            <text:p>-0.03</text:p>
          </table:table-cell>
          <table:table-cell office:value-type="float" office:value="-5.7448800000000001E-2" table:style-name="ce19">
            <text:p>-0.06</text:p>
          </table:table-cell>
          <table:table-cell office:value-type="float" office:value="-7.70367E-2" table:style-name="ce19">
            <text:p>-0.08</text:p>
          </table:table-cell>
          <table:table-cell office:value-type="float" office:value="-8.65118E-2" table:style-name="ce19">
            <text:p>-0.09</text:p>
          </table:table-cell>
          <table:table-cell office:value-type="float" office:value="-1.05738E-2" table:style-name="ce19">
            <text:p>-0.01</text:p>
          </table:table-cell>
          <table:table-cell office:value-type="float" office:value="3.9031000000000003E-2" table:style-name="ce19">
            <text:p>0.04</text:p>
          </table:table-cell>
          <table:table-cell office:value-type="float" office:value="4.0787900000000002E-2" table:style-name="ce19">
            <text:p>0.04</text:p>
          </table:table-cell>
          <table:table-cell office:value-type="float" office:value="-9.5621999999999999E-3" table:style-name="ce19">
            <text:p>-0.01</text:p>
          </table:table-cell>
          <table:table-cell office:value-type="float" office:value="-4.4971700000000003E-2" table:style-name="ce19">
            <text:p>-0.04</text:p>
          </table:table-cell>
          <table:table-cell office:value-type="float" office:value="-7.4208999999999997E-2" table:style-name="ce19">
            <text:p>-0.07</text:p>
          </table:table-cell>
          <table:table-cell office:value-type="float" office:value="-9.0899499999999994E-2" table:style-name="ce19">
            <text:p>-0.09</text:p>
          </table:table-cell>
          <table:table-cell office:value-type="float" office:value="-7.0853200000000005E-2" table:style-name="ce19">
            <text:p>-0.07</text:p>
          </table:table-cell>
          <table:table-cell office:value-type="float" office:value="-5.4985899999999997E-2" table:style-name="ce19">
            <text:p>-0.05</text:p>
          </table:table-cell>
          <table:table-cell office:value-type="float" office:value="-7.6062500000000005E-2" table:style-name="ce19">
            <text:p>-0.08</text:p>
          </table:table-cell>
          <table:table-cell office:value-type="float" office:value="-7.9157400000000003E-2" table:style-name="ce19">
            <text:p>-0.08</text:p>
          </table:table-cell>
          <table:table-cell office:value-type="float" office:value="-8.5989599999999999E-2" table:style-name="ce19">
            <text:p>-0.09</text:p>
          </table:table-cell>
          <table:table-cell office:value-type="float" office:value="-0.10450420000000001" table:style-name="ce19">
            <text:p>-0.10</text:p>
          </table:table-cell>
          <table:table-cell office:value-type="float" office:value="-0.1352766" table:style-name="ce19">
            <text:p>-0.14</text:p>
          </table:table-cell>
          <table:table-cell office:value-type="float" office:value="-0.22158849999999999" table:style-name="ce19">
            <text:p>-0.22</text:p>
          </table:table-cell>
          <table:table-cell office:value-type="float" office:value="-0.16816680000000001" table:style-name="ce19">
            <text:p>-0.17</text:p>
          </table:table-cell>
          <table:table-cell office:value-type="float" office:value="-0.16172310000000001" table:style-name="ce19">
            <text:p>-0.16</text:p>
          </table:table-cell>
          <table:table-cell office:value-type="float" office:value="-0.19960240000000001" table:style-name="ce19">
            <text:p>-0.20</text:p>
          </table:table-cell>
          <table:table-cell office:value-type="float" office:value="-0.20890719999999999" table:style-name="ce19">
            <text:p>-0.21</text:p>
          </table:table-cell>
          <table:table-cell office:value-type="float" office:value="-0.2421336" table:style-name="ce19">
            <text:p>-0.24</text:p>
          </table:table-cell>
          <table:table-cell office:value-type="float" office:value="-0.27102219999999999" table:style-name="ce19">
            <text:p>-0.27</text:p>
          </table:table-cell>
          <table:table-cell office:value-type="float" office:value="-0.35738019999999998" table:style-name="ce19">
            <text:p>-0.36</text:p>
          </table:table-cell>
          <table:table-cell office:value-type="float" office:value="-0.35382590000000003" table:style-name="ce19">
            <text:p>-0.35</text:p>
          </table:table-cell>
          <table:table-cell office:value-type="float" office:value="-0.3989222" table:style-name="ce19">
            <text:p>-0.40</text:p>
          </table:table-cell>
          <table:table-cell office:value-type="float" office:value="-0.39415410000000001" table:style-name="ce19">
            <text:p>-0.39</text:p>
          </table:table-cell>
          <table:table-cell office:value-type="float" office:value="-0.4031534" table:style-name="ce19">
            <text:p>-0.40</text:p>
          </table:table-cell>
          <table:table-cell office:value-type="float" office:value="-0.41307329999999998" table:style-name="ce19">
            <text:p>-0.41</text:p>
          </table:table-cell>
          <table:table-cell office:value-type="float" office:value="-0.42827670000000001" table:style-name="ce19">
            <text:p>-0.43</text:p>
          </table:table-cell>
          <table:table-cell office:value-type="float" office:value="-0.42304999999999998" table:style-name="ce19">
            <text:p>-0.42</text:p>
          </table:table-cell>
          <table:table-cell office:value-type="float" office:value="-0.42" table:style-name="ce19">
            <text:p>-0.42</text:p>
          </table:table-cell>
          <table:table-cell table:number-columns-repeated="16287" table:style-name="ce20"/>
        </table:table-row>
        <table:table-row table:number-rows-repeated="1048565" table:style-name="ro1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table:number-columns-repeated="1635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5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office:value-type="float" office:value="1.6" table:formula="of:=[RES_Addt.$I2]" table:style-name="ce19">
            <text:p>1.6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table:number-columns-repeated="1635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5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office:value-type="float" office:value="0.77491536774056413" table:formula="of:=[RES_Addt.$D2]" table:style-name="ce19">
            <text:p>0.77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number-style style:name="N37">
      <number:number number:decimal-places="3" number:min-decimal-places="3" number:min-integer-digits="1" number:grouping="true"/>
    </number:number-style>
    <number:number-style style:name="N38">
      <number:number number:decimal-places="1" number:min-decimal-places="1" number:min-integer-digits="1"/>
    </number:number-style>
    <number:number-style style:name="N39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2-08-08T08:55:34Z</meta:creation-date>
    <dc:date>2022-09-23T07:19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rofile_Slack.$B$2:.$CS$2" chart:class="chart:line" chart:attached-axis="primary-y" chart:style-name="G0S0">
            <chart:data-point chart:repeated="9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rofile_oltc_ratio.$B$2:.$CS$2" chart:class="chart:line" chart:attached-axis="primary-y" chart:style-name="G0S0">
            <chart:data-point chart:repeated="9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Load_Profiles_Addt.$B$5:.$CS$5" chart:class="chart:line" chart:attached-axis="primary-y" chart:style-name="G0S0">
            <chart:data-point chart:repeated="96"/>
          </chart:series>
          <chart:series chart:values-cell-range-address="pLoad_Profiles_Addt.$B$9:.$CS$9" chart:class="chart:line" chart:attached-axis="primary-y" chart:style-name="G0S1">
            <chart:data-point chart:repeated="96"/>
          </chart:series>
          <chart:series chart:values-cell-range-address="pLoad_Profiles_Addt.$B$11:.$CS$11" chart:class="chart:line" chart:attached-axis="primary-y" chart:style-name="G0S2">
            <chart:data-point chart:repeated="9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Load_Profiles_Addt.$B$7:.$CS$7" chart:class="chart:line" chart:attached-axis="primary-y" chart:style-name="G0S0">
            <chart:data-point chart:repeated="9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